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209in"/>
    </style:style>
    <style:style style:name="co3" style:family="table-column">
      <style:table-column-properties fo:break-before="auto" style:column-width="1.2374in"/>
    </style:style>
    <style:style style:name="co4" style:family="table-column">
      <style:table-column-properties fo:break-before="auto" style:column-width="2.7673in"/>
    </style:style>
    <style:style style:name="co5" style:family="table-column">
      <style:table-column-properties fo:break-before="auto" style:column-width="1.4807in"/>
    </style:style>
    <style:style style:name="co6" style:family="table-column">
      <style:table-column-properties fo:break-before="auto" style:column-width="2.1965in"/>
    </style:style>
    <style:style style:name="co7" style:family="table-column">
      <style:table-column-properties fo:break-before="auto" style:column-width="1.456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Power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row table:style-name="ro1">
          <table:table-cell office:value-type="float" office:value="0">
            <text:p>0</text:p>
          </table:table-cell>
          <table:table-cell table:formula="of:=+[.A1]/250" office:value-type="float" office:value="0">
            <text:p>0</text:p>
          </table:table-cell>
          <table:table-cell table:formula="of:=POWER([.B1];2)*300" office:value-type="float" office:value="0">
            <text:p>0</text:p>
          </table:table-cell>
          <table:table-cell table:style-name="Default" table:formula="of:=[.C1]*128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]+1" office:value-type="float" office:value="1">
            <text:p>1</text:p>
          </table:table-cell>
          <table:table-cell table:formula="of:=+[.A2]/250" office:value-type="float" office:value="0.004">
            <text:p>0.004</text:p>
          </table:table-cell>
          <table:table-cell table:formula="of:=POWER([.B2];2)*300" office:value-type="float" office:value="0.0048">
            <text:p>0.0048</text:p>
          </table:table-cell>
          <table:table-cell table:formula="of:=[.C2]*128" office:value-type="float" office:value="0.6144">
            <text:p>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]+1" office:value-type="float" office:value="2">
            <text:p>2</text:p>
          </table:table-cell>
          <table:table-cell table:formula="of:=+[.A3]/250" office:value-type="float" office:value="0.008">
            <text:p>0.008</text:p>
          </table:table-cell>
          <table:table-cell table:formula="of:=POWER([.B3];2)*300" office:value-type="float" office:value="0.0192">
            <text:p>0.0192</text:p>
          </table:table-cell>
          <table:table-cell table:formula="of:=[.C3]*128" office:value-type="float" office:value="2.4576">
            <text:p>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3]+1" office:value-type="float" office:value="3">
            <text:p>3</text:p>
          </table:table-cell>
          <table:table-cell table:formula="of:=+[.A4]/250" office:value-type="float" office:value="0.012">
            <text:p>0.012</text:p>
          </table:table-cell>
          <table:table-cell table:formula="of:=POWER([.B4];2)*300" office:value-type="float" office:value="0.0432">
            <text:p>0.0432</text:p>
          </table:table-cell>
          <table:table-cell table:formula="of:=[.C4]*128" office:value-type="float" office:value="5.5296">
            <text:p>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4]+1" office:value-type="float" office:value="4">
            <text:p>4</text:p>
          </table:table-cell>
          <table:table-cell table:formula="of:=+[.A5]/250" office:value-type="float" office:value="0.016">
            <text:p>0.016</text:p>
          </table:table-cell>
          <table:table-cell table:formula="of:=POWER([.B5];2)*300" office:value-type="float" office:value="0.0768">
            <text:p>0.0768</text:p>
          </table:table-cell>
          <table:table-cell table:formula="of:=[.C5]*128" office:value-type="float" office:value="9.8304">
            <text:p>1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5]+1" office:value-type="float" office:value="5">
            <text:p>5</text:p>
          </table:table-cell>
          <table:table-cell table:formula="of:=+[.A6]/250" office:value-type="float" office:value="0.02">
            <text:p>0.02</text:p>
          </table:table-cell>
          <table:table-cell table:formula="of:=POWER([.B6];2)*300" office:value-type="float" office:value="0.12">
            <text:p>0.12</text:p>
          </table:table-cell>
          <table:table-cell table:formula="of:=[.C6]*128" office:value-type="float" office:value="15.36">
            <text:p>1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6]+1" office:value-type="float" office:value="6">
            <text:p>6</text:p>
          </table:table-cell>
          <table:table-cell table:formula="of:=+[.A7]/250" office:value-type="float" office:value="0.024">
            <text:p>0.024</text:p>
          </table:table-cell>
          <table:table-cell table:formula="of:=POWER([.B7];2)*300" office:value-type="float" office:value="0.1728">
            <text:p>0.1728</text:p>
          </table:table-cell>
          <table:table-cell table:formula="of:=[.C7]*128" office:value-type="float" office:value="22.1184">
            <text:p>2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7]+1" office:value-type="float" office:value="7">
            <text:p>7</text:p>
          </table:table-cell>
          <table:table-cell table:formula="of:=+[.A8]/250" office:value-type="float" office:value="0.028">
            <text:p>0.028</text:p>
          </table:table-cell>
          <table:table-cell table:formula="of:=POWER([.B8];2)*300" office:value-type="float" office:value="0.2352">
            <text:p>0.2352</text:p>
          </table:table-cell>
          <table:table-cell table:formula="of:=[.C8]*128" office:value-type="float" office:value="30.1056">
            <text:p>3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8]+1" office:value-type="float" office:value="8">
            <text:p>8</text:p>
          </table:table-cell>
          <table:table-cell table:formula="of:=+[.A9]/250" office:value-type="float" office:value="0.032">
            <text:p>0.032</text:p>
          </table:table-cell>
          <table:table-cell table:formula="of:=POWER([.B9];2)*300" office:value-type="float" office:value="0.3072">
            <text:p>0.3072</text:p>
          </table:table-cell>
          <table:table-cell table:formula="of:=[.C9]*128" office:value-type="float" office:value="39.3216">
            <text:p>3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9]+1" office:value-type="float" office:value="9">
            <text:p>9</text:p>
          </table:table-cell>
          <table:table-cell table:formula="of:=+[.A10]/250" office:value-type="float" office:value="0.036">
            <text:p>0.036</text:p>
          </table:table-cell>
          <table:table-cell table:formula="of:=POWER([.B10];2)*300" office:value-type="float" office:value="0.3888">
            <text:p>0.3888</text:p>
          </table:table-cell>
          <table:table-cell table:formula="of:=[.C10]*128" office:value-type="float" office:value="49.7664">
            <text:p>5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0]+1" office:value-type="float" office:value="10">
            <text:p>10</text:p>
          </table:table-cell>
          <table:table-cell table:formula="of:=+[.A11]/250" office:value-type="float" office:value="0.04">
            <text:p>0.04</text:p>
          </table:table-cell>
          <table:table-cell table:formula="of:=POWER([.B11];2)*300" office:value-type="float" office:value="0.48">
            <text:p>0.48</text:p>
          </table:table-cell>
          <table:table-cell table:formula="of:=[.C11]*128" office:value-type="float" office:value="61.44">
            <text:p>6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1]+1" office:value-type="float" office:value="11">
            <text:p>11</text:p>
          </table:table-cell>
          <table:table-cell table:formula="of:=+[.A12]/250" office:value-type="float" office:value="0.044">
            <text:p>0.044</text:p>
          </table:table-cell>
          <table:table-cell table:formula="of:=POWER([.B12];2)*300" office:value-type="float" office:value="0.5808">
            <text:p>0.5808</text:p>
          </table:table-cell>
          <table:table-cell table:formula="of:=[.C12]*128" office:value-type="float" office:value="74.3424">
            <text:p>7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2]+1" office:value-type="float" office:value="12">
            <text:p>12</text:p>
          </table:table-cell>
          <table:table-cell table:formula="of:=+[.A13]/250" office:value-type="float" office:value="0.048">
            <text:p>0.048</text:p>
          </table:table-cell>
          <table:table-cell table:formula="of:=POWER([.B13];2)*300" office:value-type="float" office:value="0.6912">
            <text:p>0.6912</text:p>
          </table:table-cell>
          <table:table-cell table:formula="of:=[.C13]*128" office:value-type="float" office:value="88.4736">
            <text:p>8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3]+1" office:value-type="float" office:value="13">
            <text:p>13</text:p>
          </table:table-cell>
          <table:table-cell table:formula="of:=+[.A14]/250" office:value-type="float" office:value="0.052">
            <text:p>0.052</text:p>
          </table:table-cell>
          <table:table-cell table:formula="of:=POWER([.B14];2)*300" office:value-type="float" office:value="0.8112">
            <text:p>0.8112</text:p>
          </table:table-cell>
          <table:table-cell table:formula="of:=[.C14]*128" office:value-type="float" office:value="103.8336">
            <text:p>10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4]+1" office:value-type="float" office:value="14">
            <text:p>14</text:p>
          </table:table-cell>
          <table:table-cell table:formula="of:=+[.A15]/250" office:value-type="float" office:value="0.056">
            <text:p>0.056</text:p>
          </table:table-cell>
          <table:table-cell table:formula="of:=POWER([.B15];2)*300" office:value-type="float" office:value="0.9408">
            <text:p>0.9408</text:p>
          </table:table-cell>
          <table:table-cell table:formula="of:=[.C15]*128" office:value-type="float" office:value="120.4224">
            <text:p>12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5]+1" office:value-type="float" office:value="15">
            <text:p>15</text:p>
          </table:table-cell>
          <table:table-cell table:formula="of:=+[.A16]/250" office:value-type="float" office:value="0.06">
            <text:p>0.06</text:p>
          </table:table-cell>
          <table:table-cell table:formula="of:=POWER([.B16];2)*300" office:value-type="float" office:value="1.08">
            <text:p>1.08</text:p>
          </table:table-cell>
          <table:table-cell table:formula="of:=[.C16]*128" office:value-type="float" office:value="138.24">
            <text:p>13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6]+1" office:value-type="float" office:value="16">
            <text:p>16</text:p>
          </table:table-cell>
          <table:table-cell table:formula="of:=+[.A17]/250" office:value-type="float" office:value="0.064">
            <text:p>0.064</text:p>
          </table:table-cell>
          <table:table-cell table:formula="of:=POWER([.B17];2)*300" office:value-type="float" office:value="1.2288">
            <text:p>1.2288</text:p>
          </table:table-cell>
          <table:table-cell table:formula="of:=[.C17]*128" office:value-type="float" office:value="157.2864">
            <text:p>15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7]+1" office:value-type="float" office:value="17">
            <text:p>17</text:p>
          </table:table-cell>
          <table:table-cell table:formula="of:=+[.A18]/250" office:value-type="float" office:value="0.068">
            <text:p>0.068</text:p>
          </table:table-cell>
          <table:table-cell table:formula="of:=POWER([.B18];2)*300" office:value-type="float" office:value="1.3872">
            <text:p>1.3872</text:p>
          </table:table-cell>
          <table:table-cell table:formula="of:=[.C18]*128" office:value-type="float" office:value="177.5616">
            <text:p>17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8]+1" office:value-type="float" office:value="18">
            <text:p>18</text:p>
          </table:table-cell>
          <table:table-cell table:formula="of:=+[.A19]/250" office:value-type="float" office:value="0.072">
            <text:p>0.072</text:p>
          </table:table-cell>
          <table:table-cell table:formula="of:=POWER([.B19];2)*300" office:value-type="float" office:value="1.5552">
            <text:p>1.5552</text:p>
          </table:table-cell>
          <table:table-cell table:formula="of:=[.C19]*128" office:value-type="float" office:value="199.0656">
            <text:p>19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9]+1" office:value-type="float" office:value="19">
            <text:p>19</text:p>
          </table:table-cell>
          <table:table-cell table:formula="of:=+[.A20]/250" office:value-type="float" office:value="0.076">
            <text:p>0.076</text:p>
          </table:table-cell>
          <table:table-cell table:formula="of:=POWER([.B20];2)*300" office:value-type="float" office:value="1.7328">
            <text:p>1.7328</text:p>
          </table:table-cell>
          <table:table-cell table:formula="of:=[.C20]*128" office:value-type="float" office:value="221.7984">
            <text:p>22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0]+1" office:value-type="float" office:value="20">
            <text:p>20</text:p>
          </table:table-cell>
          <table:table-cell table:formula="of:=+[.A21]/250" office:value-type="float" office:value="0.08">
            <text:p>0.08</text:p>
          </table:table-cell>
          <table:table-cell table:formula="of:=POWER([.B21];2)*300" office:value-type="float" office:value="1.92">
            <text:p>1.92</text:p>
          </table:table-cell>
          <table:table-cell table:formula="of:=[.C21]*128" office:value-type="float" office:value="245.76">
            <text:p>24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1]+1" office:value-type="float" office:value="21">
            <text:p>21</text:p>
          </table:table-cell>
          <table:table-cell table:formula="of:=+[.A22]/250" office:value-type="float" office:value="0.084">
            <text:p>0.084</text:p>
          </table:table-cell>
          <table:table-cell table:formula="of:=POWER([.B22];2)*300" office:value-type="float" office:value="2.1168">
            <text:p>2.1168</text:p>
          </table:table-cell>
          <table:table-cell table:formula="of:=[.C22]*128" office:value-type="float" office:value="270.9504">
            <text:p>27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2]+1" office:value-type="float" office:value="22">
            <text:p>22</text:p>
          </table:table-cell>
          <table:table-cell table:formula="of:=+[.A23]/250" office:value-type="float" office:value="0.088">
            <text:p>0.088</text:p>
          </table:table-cell>
          <table:table-cell table:formula="of:=POWER([.B23];2)*300" office:value-type="float" office:value="2.3232">
            <text:p>2.3232</text:p>
          </table:table-cell>
          <table:table-cell table:formula="of:=[.C23]*128" office:value-type="float" office:value="297.3696">
            <text:p>29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3]+1" office:value-type="float" office:value="23">
            <text:p>23</text:p>
          </table:table-cell>
          <table:table-cell table:formula="of:=+[.A24]/250" office:value-type="float" office:value="0.092">
            <text:p>0.092</text:p>
          </table:table-cell>
          <table:table-cell table:formula="of:=POWER([.B24];2)*300" office:value-type="float" office:value="2.5392">
            <text:p>2.5392</text:p>
          </table:table-cell>
          <table:table-cell table:formula="of:=[.C24]*128" office:value-type="float" office:value="325.0176">
            <text:p>32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4]+1" office:value-type="float" office:value="24">
            <text:p>24</text:p>
          </table:table-cell>
          <table:table-cell table:formula="of:=+[.A25]/250" office:value-type="float" office:value="0.096">
            <text:p>0.096</text:p>
          </table:table-cell>
          <table:table-cell table:formula="of:=POWER([.B25];2)*300" office:value-type="float" office:value="2.7648">
            <text:p>2.7648</text:p>
          </table:table-cell>
          <table:table-cell table:formula="of:=[.C25]*128" office:value-type="float" office:value="353.8944">
            <text:p>35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5]+1" office:value-type="float" office:value="25">
            <text:p>25</text:p>
          </table:table-cell>
          <table:table-cell table:formula="of:=+[.A26]/250" office:value-type="float" office:value="0.1">
            <text:p>0.1</text:p>
          </table:table-cell>
          <table:table-cell table:formula="of:=POWER([.B26];2)*300" office:value-type="float" office:value="3">
            <text:p>3</text:p>
          </table:table-cell>
          <table:table-cell table:formula="of:=[.C26]*128" office:value-type="float" office:value="384">
            <text:p>38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6]+1" office:value-type="float" office:value="26">
            <text:p>26</text:p>
          </table:table-cell>
          <table:table-cell table:formula="of:=+[.A27]/250" office:value-type="float" office:value="0.104">
            <text:p>0.104</text:p>
          </table:table-cell>
          <table:table-cell table:formula="of:=POWER([.B27];2)*300" office:value-type="float" office:value="3.2448">
            <text:p>3.2448</text:p>
          </table:table-cell>
          <table:table-cell table:formula="of:=[.C27]*128" office:value-type="float" office:value="415.3344">
            <text:p>41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7]+1" office:value-type="float" office:value="27">
            <text:p>27</text:p>
          </table:table-cell>
          <table:table-cell table:formula="of:=+[.A28]/250" office:value-type="float" office:value="0.108">
            <text:p>0.108</text:p>
          </table:table-cell>
          <table:table-cell table:formula="of:=POWER([.B28];2)*300" office:value-type="float" office:value="3.4992">
            <text:p>3.4992</text:p>
          </table:table-cell>
          <table:table-cell table:formula="of:=[.C28]*128" office:value-type="float" office:value="447.8976">
            <text:p>44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8]+1" office:value-type="float" office:value="28">
            <text:p>28</text:p>
          </table:table-cell>
          <table:table-cell table:formula="of:=+[.A29]/250" office:value-type="float" office:value="0.112">
            <text:p>0.112</text:p>
          </table:table-cell>
          <table:table-cell table:formula="of:=POWER([.B29];2)*300" office:value-type="float" office:value="3.7632">
            <text:p>3.7632</text:p>
          </table:table-cell>
          <table:table-cell table:formula="of:=[.C29]*128" office:value-type="float" office:value="481.6896">
            <text:p>48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9]+1" office:value-type="float" office:value="29">
            <text:p>29</text:p>
          </table:table-cell>
          <table:table-cell table:formula="of:=+[.A30]/250" office:value-type="float" office:value="0.116">
            <text:p>0.116</text:p>
          </table:table-cell>
          <table:table-cell table:formula="of:=POWER([.B30];2)*300" office:value-type="float" office:value="4.0368">
            <text:p>4.0368</text:p>
          </table:table-cell>
          <table:table-cell table:formula="of:=[.C30]*128" office:value-type="float" office:value="516.7104">
            <text:p>51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30]+1" office:value-type="float" office:value="30">
            <text:p>30</text:p>
          </table:table-cell>
          <table:table-cell table:formula="of:=+[.A31]/250" office:value-type="float" office:value="0.12">
            <text:p>0.12</text:p>
          </table:table-cell>
          <table:table-cell table:formula="of:=POWER([.B31];2)*300" office:value-type="float" office:value="4.32">
            <text:p>4.32</text:p>
          </table:table-cell>
          <table:table-cell table:formula="of:=[.C31]*128" office:value-type="float" office:value="552.96">
            <text:p>553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31]+1" office:value-type="float" office:value="31">
            <text:p>31</text:p>
          </table:table-cell>
          <table:table-cell table:formula="of:=+[.A32]/250" office:value-type="float" office:value="0.124">
            <text:p>0.124</text:p>
          </table:table-cell>
          <table:table-cell table:formula="of:=POWER([.B32];2)*300" office:value-type="float" office:value="4.6128">
            <text:p>4.6128</text:p>
          </table:table-cell>
          <table:table-cell table:formula="of:=[.C32]*128" office:value-type="float" office:value="590.4384">
            <text:p>59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32]+1" office:value-type="float" office:value="32">
            <text:p>32</text:p>
          </table:table-cell>
          <table:table-cell table:formula="of:=+[.A33]/250" office:value-type="float" office:value="0.128">
            <text:p>0.128</text:p>
          </table:table-cell>
          <table:table-cell table:formula="of:=POWER([.B33];2)*300" office:value-type="float" office:value="4.9152">
            <text:p>4.9152</text:p>
          </table:table-cell>
          <table:table-cell table:formula="of:=[.C33]*128" office:value-type="float" office:value="629.1456">
            <text:p>62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33]+1" office:value-type="float" office:value="33">
            <text:p>33</text:p>
          </table:table-cell>
          <table:table-cell table:formula="of:=+[.A34]/250" office:value-type="float" office:value="0.132">
            <text:p>0.132</text:p>
          </table:table-cell>
          <table:table-cell table:formula="of:=POWER([.B34];2)*300" office:value-type="float" office:value="5.2272">
            <text:p>5.2272</text:p>
          </table:table-cell>
          <table:table-cell table:formula="of:=[.C34]*128" office:value-type="float" office:value="669.0816">
            <text:p>66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34]+1" office:value-type="float" office:value="34">
            <text:p>34</text:p>
          </table:table-cell>
          <table:table-cell table:formula="of:=+[.A35]/250" office:value-type="float" office:value="0.136">
            <text:p>0.136</text:p>
          </table:table-cell>
          <table:table-cell table:formula="of:=POWER([.B35];2)*300" office:value-type="float" office:value="5.5488">
            <text:p>5.5488</text:p>
          </table:table-cell>
          <table:table-cell table:formula="of:=[.C35]*128" office:value-type="float" office:value="710.2464">
            <text:p>71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35]+1" office:value-type="float" office:value="35">
            <text:p>35</text:p>
          </table:table-cell>
          <table:table-cell table:formula="of:=+[.A36]/250" office:value-type="float" office:value="0.14">
            <text:p>0.14</text:p>
          </table:table-cell>
          <table:table-cell table:formula="of:=POWER([.B36];2)*300" office:value-type="float" office:value="5.88">
            <text:p>5.88</text:p>
          </table:table-cell>
          <table:table-cell table:formula="of:=[.C36]*128" office:value-type="float" office:value="752.64">
            <text:p>753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36]+1" office:value-type="float" office:value="36">
            <text:p>36</text:p>
          </table:table-cell>
          <table:table-cell table:formula="of:=+[.A37]/250" office:value-type="float" office:value="0.144">
            <text:p>0.144</text:p>
          </table:table-cell>
          <table:table-cell table:formula="of:=POWER([.B37];2)*300" office:value-type="float" office:value="6.2208">
            <text:p>6.2208</text:p>
          </table:table-cell>
          <table:table-cell table:formula="of:=[.C37]*128" office:value-type="float" office:value="796.2624">
            <text:p>79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37]+1" office:value-type="float" office:value="37">
            <text:p>37</text:p>
          </table:table-cell>
          <table:table-cell table:formula="of:=+[.A38]/250" office:value-type="float" office:value="0.148">
            <text:p>0.148</text:p>
          </table:table-cell>
          <table:table-cell table:formula="of:=POWER([.B38];2)*300" office:value-type="float" office:value="6.5712">
            <text:p>6.5712</text:p>
          </table:table-cell>
          <table:table-cell table:formula="of:=[.C38]*128" office:value-type="float" office:value="841.1136">
            <text:p>84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38]+1" office:value-type="float" office:value="38">
            <text:p>38</text:p>
          </table:table-cell>
          <table:table-cell table:formula="of:=+[.A39]/250" office:value-type="float" office:value="0.152">
            <text:p>0.152</text:p>
          </table:table-cell>
          <table:table-cell table:formula="of:=POWER([.B39];2)*300" office:value-type="float" office:value="6.9312">
            <text:p>6.9312</text:p>
          </table:table-cell>
          <table:table-cell table:formula="of:=[.C39]*128" office:value-type="float" office:value="887.1936">
            <text:p>88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39]+1" office:value-type="float" office:value="39">
            <text:p>39</text:p>
          </table:table-cell>
          <table:table-cell table:formula="of:=+[.A40]/250" office:value-type="float" office:value="0.156">
            <text:p>0.156</text:p>
          </table:table-cell>
          <table:table-cell table:formula="of:=POWER([.B40];2)*300" office:value-type="float" office:value="7.3008">
            <text:p>7.3008</text:p>
          </table:table-cell>
          <table:table-cell table:formula="of:=[.C40]*128" office:value-type="float" office:value="934.5024">
            <text:p>93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40]+1" office:value-type="float" office:value="40">
            <text:p>40</text:p>
          </table:table-cell>
          <table:table-cell table:formula="of:=+[.A41]/250" office:value-type="float" office:value="0.16">
            <text:p>0.16</text:p>
          </table:table-cell>
          <table:table-cell table:formula="of:=POWER([.B41];2)*300" office:value-type="float" office:value="7.68">
            <text:p>7.68</text:p>
          </table:table-cell>
          <table:table-cell table:formula="of:=[.C41]*128" office:value-type="float" office:value="983.04">
            <text:p>983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41]+1" office:value-type="float" office:value="41">
            <text:p>41</text:p>
          </table:table-cell>
          <table:table-cell table:formula="of:=+[.A42]/250" office:value-type="float" office:value="0.164">
            <text:p>0.164</text:p>
          </table:table-cell>
          <table:table-cell table:formula="of:=POWER([.B42];2)*300" office:value-type="float" office:value="8.0688">
            <text:p>8.0688</text:p>
          </table:table-cell>
          <table:table-cell table:formula="of:=[.C42]*128" office:value-type="float" office:value="1032.8064">
            <text:p>1033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42]+1" office:value-type="float" office:value="42">
            <text:p>42</text:p>
          </table:table-cell>
          <table:table-cell table:formula="of:=+[.A43]/250" office:value-type="float" office:value="0.168">
            <text:p>0.168</text:p>
          </table:table-cell>
          <table:table-cell table:formula="of:=POWER([.B43];2)*300" office:value-type="float" office:value="8.4672">
            <text:p>8.4672</text:p>
          </table:table-cell>
          <table:table-cell table:formula="of:=[.C43]*128" office:value-type="float" office:value="1083.8016">
            <text:p>108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43]+1" office:value-type="float" office:value="43">
            <text:p>43</text:p>
          </table:table-cell>
          <table:table-cell table:formula="of:=+[.A44]/250" office:value-type="float" office:value="0.172">
            <text:p>0.172</text:p>
          </table:table-cell>
          <table:table-cell table:formula="of:=POWER([.B44];2)*300" office:value-type="float" office:value="8.8752">
            <text:p>8.8752</text:p>
          </table:table-cell>
          <table:table-cell table:formula="of:=[.C44]*128" office:value-type="float" office:value="1136.0256">
            <text:p>113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44]+1" office:value-type="float" office:value="44">
            <text:p>44</text:p>
          </table:table-cell>
          <table:table-cell table:formula="of:=+[.A45]/250" office:value-type="float" office:value="0.176">
            <text:p>0.176</text:p>
          </table:table-cell>
          <table:table-cell table:formula="of:=POWER([.B45];2)*300" office:value-type="float" office:value="9.2928">
            <text:p>9.2928</text:p>
          </table:table-cell>
          <table:table-cell table:formula="of:=[.C45]*128" office:value-type="float" office:value="1189.4784">
            <text:p>118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45]+1" office:value-type="float" office:value="45">
            <text:p>45</text:p>
          </table:table-cell>
          <table:table-cell table:formula="of:=+[.A46]/250" office:value-type="float" office:value="0.18">
            <text:p>0.18</text:p>
          </table:table-cell>
          <table:table-cell table:formula="of:=POWER([.B46];2)*300" office:value-type="float" office:value="9.72">
            <text:p>9.72</text:p>
          </table:table-cell>
          <table:table-cell table:formula="of:=[.C46]*128" office:value-type="float" office:value="1244.16">
            <text:p>124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46]+1" office:value-type="float" office:value="46">
            <text:p>46</text:p>
          </table:table-cell>
          <table:table-cell table:formula="of:=+[.A47]/250" office:value-type="float" office:value="0.184">
            <text:p>0.184</text:p>
          </table:table-cell>
          <table:table-cell table:formula="of:=POWER([.B47];2)*300" office:value-type="float" office:value="10.1568">
            <text:p>10.1568</text:p>
          </table:table-cell>
          <table:table-cell table:formula="of:=[.C47]*128" office:value-type="float" office:value="1300.0704">
            <text:p>130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47]+1" office:value-type="float" office:value="47">
            <text:p>47</text:p>
          </table:table-cell>
          <table:table-cell table:formula="of:=+[.A48]/250" office:value-type="float" office:value="0.188">
            <text:p>0.188</text:p>
          </table:table-cell>
          <table:table-cell table:formula="of:=POWER([.B48];2)*300" office:value-type="float" office:value="10.6032">
            <text:p>10.6032</text:p>
          </table:table-cell>
          <table:table-cell table:formula="of:=[.C48]*128" office:value-type="float" office:value="1357.2096">
            <text:p>135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48]+1" office:value-type="float" office:value="48">
            <text:p>48</text:p>
          </table:table-cell>
          <table:table-cell table:formula="of:=+[.A49]/250" office:value-type="float" office:value="0.192">
            <text:p>0.192</text:p>
          </table:table-cell>
          <table:table-cell table:formula="of:=POWER([.B49];2)*300" office:value-type="float" office:value="11.0592">
            <text:p>11.0592</text:p>
          </table:table-cell>
          <table:table-cell table:formula="of:=[.C49]*128" office:value-type="float" office:value="1415.5776">
            <text:p>141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49]+1" office:value-type="float" office:value="49">
            <text:p>49</text:p>
          </table:table-cell>
          <table:table-cell table:formula="of:=+[.A50]/250" office:value-type="float" office:value="0.196">
            <text:p>0.196</text:p>
          </table:table-cell>
          <table:table-cell table:formula="of:=POWER([.B50];2)*300" office:value-type="float" office:value="11.5248">
            <text:p>11.5248</text:p>
          </table:table-cell>
          <table:table-cell table:formula="of:=[.C50]*128" office:value-type="float" office:value="1475.1744">
            <text:p>147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50]+1" office:value-type="float" office:value="50">
            <text:p>50</text:p>
          </table:table-cell>
          <table:table-cell table:formula="of:=+[.A51]/250" office:value-type="float" office:value="0.2">
            <text:p>0.2</text:p>
          </table:table-cell>
          <table:table-cell table:formula="of:=POWER([.B51];2)*300" office:value-type="float" office:value="12">
            <text:p>12</text:p>
          </table:table-cell>
          <table:table-cell table:formula="of:=[.C51]*128" office:value-type="float" office:value="1536">
            <text:p>153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51]+1" office:value-type="float" office:value="51">
            <text:p>51</text:p>
          </table:table-cell>
          <table:table-cell table:formula="of:=+[.A52]/250" office:value-type="float" office:value="0.204">
            <text:p>0.204</text:p>
          </table:table-cell>
          <table:table-cell table:formula="of:=POWER([.B52];2)*300" office:value-type="float" office:value="12.4848">
            <text:p>12.4848</text:p>
          </table:table-cell>
          <table:table-cell table:formula="of:=[.C52]*128" office:value-type="float" office:value="1598.0544">
            <text:p>159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52]+1" office:value-type="float" office:value="52">
            <text:p>52</text:p>
          </table:table-cell>
          <table:table-cell table:formula="of:=+[.A53]/250" office:value-type="float" office:value="0.208">
            <text:p>0.208</text:p>
          </table:table-cell>
          <table:table-cell table:formula="of:=POWER([.B53];2)*300" office:value-type="float" office:value="12.9792">
            <text:p>12.9792</text:p>
          </table:table-cell>
          <table:table-cell table:formula="of:=[.C53]*128" office:value-type="float" office:value="1661.3376">
            <text:p>166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53]+1" office:value-type="float" office:value="53">
            <text:p>53</text:p>
          </table:table-cell>
          <table:table-cell table:formula="of:=+[.A54]/250" office:value-type="float" office:value="0.212">
            <text:p>0.212</text:p>
          </table:table-cell>
          <table:table-cell table:formula="of:=POWER([.B54];2)*300" office:value-type="float" office:value="13.4832">
            <text:p>13.4832</text:p>
          </table:table-cell>
          <table:table-cell table:formula="of:=[.C54]*128" office:value-type="float" office:value="1725.8496">
            <text:p>172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54]+1" office:value-type="float" office:value="54">
            <text:p>54</text:p>
          </table:table-cell>
          <table:table-cell table:formula="of:=+[.A55]/250" office:value-type="float" office:value="0.216">
            <text:p>0.216</text:p>
          </table:table-cell>
          <table:table-cell table:formula="of:=POWER([.B55];2)*300" office:value-type="float" office:value="13.9968">
            <text:p>13.9968</text:p>
          </table:table-cell>
          <table:table-cell table:formula="of:=[.C55]*128" office:value-type="float" office:value="1791.5904">
            <text:p>179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55]+1" office:value-type="float" office:value="55">
            <text:p>55</text:p>
          </table:table-cell>
          <table:table-cell table:formula="of:=+[.A56]/250" office:value-type="float" office:value="0.22">
            <text:p>0.22</text:p>
          </table:table-cell>
          <table:table-cell table:formula="of:=POWER([.B56];2)*300" office:value-type="float" office:value="14.52">
            <text:p>14.52</text:p>
          </table:table-cell>
          <table:table-cell table:formula="of:=[.C56]*128" office:value-type="float" office:value="1858.56">
            <text:p>185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56]+1" office:value-type="float" office:value="56">
            <text:p>56</text:p>
          </table:table-cell>
          <table:table-cell table:formula="of:=+[.A57]/250" office:value-type="float" office:value="0.224">
            <text:p>0.224</text:p>
          </table:table-cell>
          <table:table-cell table:formula="of:=POWER([.B57];2)*300" office:value-type="float" office:value="15.0528">
            <text:p>15.0528</text:p>
          </table:table-cell>
          <table:table-cell table:formula="of:=[.C57]*128" office:value-type="float" office:value="1926.7584">
            <text:p>192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57]+1" office:value-type="float" office:value="57">
            <text:p>57</text:p>
          </table:table-cell>
          <table:table-cell table:formula="of:=+[.A58]/250" office:value-type="float" office:value="0.228">
            <text:p>0.228</text:p>
          </table:table-cell>
          <table:table-cell table:formula="of:=POWER([.B58];2)*300" office:value-type="float" office:value="15.5952">
            <text:p>15.5952</text:p>
          </table:table-cell>
          <table:table-cell table:formula="of:=[.C58]*128" office:value-type="float" office:value="1996.1856">
            <text:p>199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58]+1" office:value-type="float" office:value="58">
            <text:p>58</text:p>
          </table:table-cell>
          <table:table-cell table:formula="of:=+[.A59]/250" office:value-type="float" office:value="0.232">
            <text:p>0.232</text:p>
          </table:table-cell>
          <table:table-cell table:formula="of:=POWER([.B59];2)*300" office:value-type="float" office:value="16.1472">
            <text:p>16.1472</text:p>
          </table:table-cell>
          <table:table-cell table:formula="of:=[.C59]*128" office:value-type="float" office:value="2066.8416">
            <text:p>206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59]+1" office:value-type="float" office:value="59">
            <text:p>59</text:p>
          </table:table-cell>
          <table:table-cell table:formula="of:=+[.A60]/250" office:value-type="float" office:value="0.236">
            <text:p>0.236</text:p>
          </table:table-cell>
          <table:table-cell table:formula="of:=POWER([.B60];2)*300" office:value-type="float" office:value="16.7088">
            <text:p>16.7088</text:p>
          </table:table-cell>
          <table:table-cell table:formula="of:=[.C60]*128" office:value-type="float" office:value="2138.7264">
            <text:p>213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60]+1" office:value-type="float" office:value="60">
            <text:p>60</text:p>
          </table:table-cell>
          <table:table-cell table:formula="of:=+[.A61]/250" office:value-type="float" office:value="0.24">
            <text:p>0.24</text:p>
          </table:table-cell>
          <table:table-cell table:formula="of:=POWER([.B61];2)*300" office:value-type="float" office:value="17.28">
            <text:p>17.28</text:p>
          </table:table-cell>
          <table:table-cell table:formula="of:=[.C61]*128" office:value-type="float" office:value="2211.84">
            <text:p>221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61]+1" office:value-type="float" office:value="61">
            <text:p>61</text:p>
          </table:table-cell>
          <table:table-cell table:formula="of:=+[.A62]/250" office:value-type="float" office:value="0.244">
            <text:p>0.244</text:p>
          </table:table-cell>
          <table:table-cell table:formula="of:=POWER([.B62];2)*300" office:value-type="float" office:value="17.8608">
            <text:p>17.8608</text:p>
          </table:table-cell>
          <table:table-cell table:formula="of:=[.C62]*128" office:value-type="float" office:value="2286.1824">
            <text:p>228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62]+1" office:value-type="float" office:value="62">
            <text:p>62</text:p>
          </table:table-cell>
          <table:table-cell table:formula="of:=+[.A63]/250" office:value-type="float" office:value="0.248">
            <text:p>0.248</text:p>
          </table:table-cell>
          <table:table-cell table:formula="of:=POWER([.B63];2)*300" office:value-type="float" office:value="18.4512">
            <text:p>18.4512</text:p>
          </table:table-cell>
          <table:table-cell table:formula="of:=[.C63]*128" office:value-type="float" office:value="2361.7536">
            <text:p>236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63]+1" office:value-type="float" office:value="63">
            <text:p>63</text:p>
          </table:table-cell>
          <table:table-cell table:formula="of:=+[.A64]/250" office:value-type="float" office:value="0.252">
            <text:p>0.252</text:p>
          </table:table-cell>
          <table:table-cell table:formula="of:=POWER([.B64];2)*300" office:value-type="float" office:value="19.0512">
            <text:p>19.0512</text:p>
          </table:table-cell>
          <table:table-cell table:formula="of:=[.C64]*128" office:value-type="float" office:value="2438.5536">
            <text:p>243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64]+1" office:value-type="float" office:value="64">
            <text:p>64</text:p>
          </table:table-cell>
          <table:table-cell table:formula="of:=+[.A65]/250" office:value-type="float" office:value="0.256">
            <text:p>0.256</text:p>
          </table:table-cell>
          <table:table-cell table:formula="of:=POWER([.B65];2)*300" office:value-type="float" office:value="19.6608">
            <text:p>19.6608</text:p>
          </table:table-cell>
          <table:table-cell table:formula="of:=[.C65]*128" office:value-type="float" office:value="2516.5824">
            <text:p>251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65]+1" office:value-type="float" office:value="65">
            <text:p>65</text:p>
          </table:table-cell>
          <table:table-cell table:formula="of:=+[.A66]/250" office:value-type="float" office:value="0.26">
            <text:p>0.26</text:p>
          </table:table-cell>
          <table:table-cell table:formula="of:=POWER([.B66];2)*300" office:value-type="float" office:value="20.28">
            <text:p>20.28</text:p>
          </table:table-cell>
          <table:table-cell table:formula="of:=[.C66]*128" office:value-type="float" office:value="2595.84">
            <text:p>259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66]+1" office:value-type="float" office:value="66">
            <text:p>66</text:p>
          </table:table-cell>
          <table:table-cell table:formula="of:=+[.A67]/250" office:value-type="float" office:value="0.264">
            <text:p>0.264</text:p>
          </table:table-cell>
          <table:table-cell table:formula="of:=POWER([.B67];2)*300" office:value-type="float" office:value="20.9088">
            <text:p>20.9088</text:p>
          </table:table-cell>
          <table:table-cell table:formula="of:=[.C67]*128" office:value-type="float" office:value="2676.3264">
            <text:p>267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67]+1" office:value-type="float" office:value="67">
            <text:p>67</text:p>
          </table:table-cell>
          <table:table-cell table:formula="of:=+[.A68]/250" office:value-type="float" office:value="0.268">
            <text:p>0.268</text:p>
          </table:table-cell>
          <table:table-cell table:formula="of:=POWER([.B68];2)*300" office:value-type="float" office:value="21.5472">
            <text:p>21.5472</text:p>
          </table:table-cell>
          <table:table-cell table:formula="of:=[.C68]*128" office:value-type="float" office:value="2758.0416">
            <text:p>275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68]+1" office:value-type="float" office:value="68">
            <text:p>68</text:p>
          </table:table-cell>
          <table:table-cell table:formula="of:=+[.A69]/250" office:value-type="float" office:value="0.272">
            <text:p>0.272</text:p>
          </table:table-cell>
          <table:table-cell table:formula="of:=POWER([.B69];2)*300" office:value-type="float" office:value="22.1952">
            <text:p>22.1952</text:p>
          </table:table-cell>
          <table:table-cell table:formula="of:=[.C69]*128" office:value-type="float" office:value="2840.9856">
            <text:p>284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69]+1" office:value-type="float" office:value="69">
            <text:p>69</text:p>
          </table:table-cell>
          <table:table-cell table:formula="of:=+[.A70]/250" office:value-type="float" office:value="0.276">
            <text:p>0.276</text:p>
          </table:table-cell>
          <table:table-cell table:formula="of:=POWER([.B70];2)*300" office:value-type="float" office:value="22.8528">
            <text:p>22.8528</text:p>
          </table:table-cell>
          <table:table-cell table:formula="of:=[.C70]*128" office:value-type="float" office:value="2925.1584">
            <text:p>292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70]+1" office:value-type="float" office:value="70">
            <text:p>70</text:p>
          </table:table-cell>
          <table:table-cell table:formula="of:=+[.A71]/250" office:value-type="float" office:value="0.28">
            <text:p>0.28</text:p>
          </table:table-cell>
          <table:table-cell table:formula="of:=POWER([.B71];2)*300" office:value-type="float" office:value="23.52">
            <text:p>23.52</text:p>
          </table:table-cell>
          <table:table-cell table:formula="of:=[.C71]*128" office:value-type="float" office:value="3010.56">
            <text:p>301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71]+1" office:value-type="float" office:value="71">
            <text:p>71</text:p>
          </table:table-cell>
          <table:table-cell table:formula="of:=+[.A72]/250" office:value-type="float" office:value="0.284">
            <text:p>0.284</text:p>
          </table:table-cell>
          <table:table-cell table:formula="of:=POWER([.B72];2)*300" office:value-type="float" office:value="24.1968">
            <text:p>24.1968</text:p>
          </table:table-cell>
          <table:table-cell table:formula="of:=[.C72]*128" office:value-type="float" office:value="3097.1904">
            <text:p>309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72]+1" office:value-type="float" office:value="72">
            <text:p>72</text:p>
          </table:table-cell>
          <table:table-cell table:formula="of:=+[.A73]/250" office:value-type="float" office:value="0.288">
            <text:p>0.288</text:p>
          </table:table-cell>
          <table:table-cell table:formula="of:=POWER([.B73];2)*300" office:value-type="float" office:value="24.8832">
            <text:p>24.8832</text:p>
          </table:table-cell>
          <table:table-cell table:formula="of:=[.C73]*128" office:value-type="float" office:value="3185.0496">
            <text:p>318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73]+1" office:value-type="float" office:value="73">
            <text:p>73</text:p>
          </table:table-cell>
          <table:table-cell table:formula="of:=+[.A74]/250" office:value-type="float" office:value="0.292">
            <text:p>0.292</text:p>
          </table:table-cell>
          <table:table-cell table:formula="of:=POWER([.B74];2)*300" office:value-type="float" office:value="25.5792">
            <text:p>25.5792</text:p>
          </table:table-cell>
          <table:table-cell table:formula="of:=[.C74]*128" office:value-type="float" office:value="3274.1376">
            <text:p>327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74]+1" office:value-type="float" office:value="74">
            <text:p>74</text:p>
          </table:table-cell>
          <table:table-cell table:formula="of:=+[.A75]/250" office:value-type="float" office:value="0.296">
            <text:p>0.296</text:p>
          </table:table-cell>
          <table:table-cell table:formula="of:=POWER([.B75];2)*300" office:value-type="float" office:value="26.2848">
            <text:p>26.2848</text:p>
          </table:table-cell>
          <table:table-cell table:formula="of:=[.C75]*128" office:value-type="float" office:value="3364.4544">
            <text:p>336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75]+1" office:value-type="float" office:value="75">
            <text:p>75</text:p>
          </table:table-cell>
          <table:table-cell table:formula="of:=+[.A76]/250" office:value-type="float" office:value="0.3">
            <text:p>0.3</text:p>
          </table:table-cell>
          <table:table-cell table:formula="of:=POWER([.B76];2)*300" office:value-type="float" office:value="27">
            <text:p>27</text:p>
          </table:table-cell>
          <table:table-cell table:formula="of:=[.C76]*128" office:value-type="float" office:value="3456">
            <text:p>345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76]+1" office:value-type="float" office:value="76">
            <text:p>76</text:p>
          </table:table-cell>
          <table:table-cell table:formula="of:=+[.A77]/250" office:value-type="float" office:value="0.304">
            <text:p>0.304</text:p>
          </table:table-cell>
          <table:table-cell table:formula="of:=POWER([.B77];2)*300" office:value-type="float" office:value="27.7248">
            <text:p>27.7248</text:p>
          </table:table-cell>
          <table:table-cell table:formula="of:=[.C77]*128" office:value-type="float" office:value="3548.7744">
            <text:p>354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77]+1" office:value-type="float" office:value="77">
            <text:p>77</text:p>
          </table:table-cell>
          <table:table-cell table:formula="of:=+[.A78]/250" office:value-type="float" office:value="0.308">
            <text:p>0.308</text:p>
          </table:table-cell>
          <table:table-cell table:formula="of:=POWER([.B78];2)*300" office:value-type="float" office:value="28.4592">
            <text:p>28.4592</text:p>
          </table:table-cell>
          <table:table-cell table:formula="of:=[.C78]*128" office:value-type="float" office:value="3642.7776">
            <text:p>3643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78]+1" office:value-type="float" office:value="78">
            <text:p>78</text:p>
          </table:table-cell>
          <table:table-cell table:formula="of:=+[.A79]/250" office:value-type="float" office:value="0.312">
            <text:p>0.312</text:p>
          </table:table-cell>
          <table:table-cell table:formula="of:=POWER([.B79];2)*300" office:value-type="float" office:value="29.2032">
            <text:p>29.2032</text:p>
          </table:table-cell>
          <table:table-cell table:formula="of:=[.C79]*128" office:value-type="float" office:value="3738.0096">
            <text:p>373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79]+1" office:value-type="float" office:value="79">
            <text:p>79</text:p>
          </table:table-cell>
          <table:table-cell table:formula="of:=+[.A80]/250" office:value-type="float" office:value="0.316">
            <text:p>0.316</text:p>
          </table:table-cell>
          <table:table-cell table:formula="of:=POWER([.B80];2)*300" office:value-type="float" office:value="29.9568">
            <text:p>29.9568</text:p>
          </table:table-cell>
          <table:table-cell table:formula="of:=[.C80]*128" office:value-type="float" office:value="3834.4704">
            <text:p>383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80]+1" office:value-type="float" office:value="80">
            <text:p>80</text:p>
          </table:table-cell>
          <table:table-cell table:formula="of:=+[.A81]/250" office:value-type="float" office:value="0.32">
            <text:p>0.32</text:p>
          </table:table-cell>
          <table:table-cell table:formula="of:=POWER([.B81];2)*300" office:value-type="float" office:value="30.72">
            <text:p>30.72</text:p>
          </table:table-cell>
          <table:table-cell table:formula="of:=[.C81]*128" office:value-type="float" office:value="3932.16">
            <text:p>393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81]+1" office:value-type="float" office:value="81">
            <text:p>81</text:p>
          </table:table-cell>
          <table:table-cell table:formula="of:=+[.A82]/250" office:value-type="float" office:value="0.324">
            <text:p>0.324</text:p>
          </table:table-cell>
          <table:table-cell table:formula="of:=POWER([.B82];2)*300" office:value-type="float" office:value="31.4928">
            <text:p>31.4928</text:p>
          </table:table-cell>
          <table:table-cell table:formula="of:=[.C82]*128" office:value-type="float" office:value="4031.0784">
            <text:p>403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82]+1" office:value-type="float" office:value="82">
            <text:p>82</text:p>
          </table:table-cell>
          <table:table-cell table:formula="of:=+[.A83]/250" office:value-type="float" office:value="0.328">
            <text:p>0.328</text:p>
          </table:table-cell>
          <table:table-cell table:formula="of:=POWER([.B83];2)*300" office:value-type="float" office:value="32.2752">
            <text:p>32.2752</text:p>
          </table:table-cell>
          <table:table-cell table:formula="of:=[.C83]*128" office:value-type="float" office:value="4131.2256">
            <text:p>413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83]+1" office:value-type="float" office:value="83">
            <text:p>83</text:p>
          </table:table-cell>
          <table:table-cell table:formula="of:=+[.A84]/250" office:value-type="float" office:value="0.332">
            <text:p>0.332</text:p>
          </table:table-cell>
          <table:table-cell table:formula="of:=POWER([.B84];2)*300" office:value-type="float" office:value="33.0672">
            <text:p>33.0672</text:p>
          </table:table-cell>
          <table:table-cell table:formula="of:=[.C84]*128" office:value-type="float" office:value="4232.6016">
            <text:p>4233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84]+1" office:value-type="float" office:value="84">
            <text:p>84</text:p>
          </table:table-cell>
          <table:table-cell table:formula="of:=+[.A85]/250" office:value-type="float" office:value="0.336">
            <text:p>0.336</text:p>
          </table:table-cell>
          <table:table-cell table:formula="of:=POWER([.B85];2)*300" office:value-type="float" office:value="33.8688">
            <text:p>33.8688</text:p>
          </table:table-cell>
          <table:table-cell table:formula="of:=[.C85]*128" office:value-type="float" office:value="4335.2064">
            <text:p>433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85]+1" office:value-type="float" office:value="85">
            <text:p>85</text:p>
          </table:table-cell>
          <table:table-cell table:formula="of:=+[.A86]/250" office:value-type="float" office:value="0.34">
            <text:p>0.34</text:p>
          </table:table-cell>
          <table:table-cell table:formula="of:=POWER([.B86];2)*300" office:value-type="float" office:value="34.68">
            <text:p>34.68</text:p>
          </table:table-cell>
          <table:table-cell table:formula="of:=[.C86]*128" office:value-type="float" office:value="4439.04">
            <text:p>443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86]+1" office:value-type="float" office:value="86">
            <text:p>86</text:p>
          </table:table-cell>
          <table:table-cell table:formula="of:=+[.A87]/250" office:value-type="float" office:value="0.344">
            <text:p>0.344</text:p>
          </table:table-cell>
          <table:table-cell table:formula="of:=POWER([.B87];2)*300" office:value-type="float" office:value="35.5008">
            <text:p>35.5008</text:p>
          </table:table-cell>
          <table:table-cell table:formula="of:=[.C87]*128" office:value-type="float" office:value="4544.1024">
            <text:p>454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87]+1" office:value-type="float" office:value="87">
            <text:p>87</text:p>
          </table:table-cell>
          <table:table-cell table:formula="of:=+[.A88]/250" office:value-type="float" office:value="0.348">
            <text:p>0.348</text:p>
          </table:table-cell>
          <table:table-cell table:formula="of:=POWER([.B88];2)*300" office:value-type="float" office:value="36.3312">
            <text:p>36.3312</text:p>
          </table:table-cell>
          <table:table-cell table:formula="of:=[.C88]*128" office:value-type="float" office:value="4650.3936">
            <text:p>465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88]+1" office:value-type="float" office:value="88">
            <text:p>88</text:p>
          </table:table-cell>
          <table:table-cell table:formula="of:=+[.A89]/250" office:value-type="float" office:value="0.352">
            <text:p>0.352</text:p>
          </table:table-cell>
          <table:table-cell table:formula="of:=POWER([.B89];2)*300" office:value-type="float" office:value="37.1712">
            <text:p>37.1712</text:p>
          </table:table-cell>
          <table:table-cell table:formula="of:=[.C89]*128" office:value-type="float" office:value="4757.9136">
            <text:p>475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89]+1" office:value-type="float" office:value="89">
            <text:p>89</text:p>
          </table:table-cell>
          <table:table-cell table:formula="of:=+[.A90]/250" office:value-type="float" office:value="0.356">
            <text:p>0.356</text:p>
          </table:table-cell>
          <table:table-cell table:formula="of:=POWER([.B90];2)*300" office:value-type="float" office:value="38.0208">
            <text:p>38.0208</text:p>
          </table:table-cell>
          <table:table-cell table:formula="of:=[.C90]*128" office:value-type="float" office:value="4866.6624">
            <text:p>486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90]+1" office:value-type="float" office:value="90">
            <text:p>90</text:p>
          </table:table-cell>
          <table:table-cell table:formula="of:=+[.A91]/250" office:value-type="float" office:value="0.36">
            <text:p>0.36</text:p>
          </table:table-cell>
          <table:table-cell table:formula="of:=POWER([.B91];2)*300" office:value-type="float" office:value="38.88">
            <text:p>38.88</text:p>
          </table:table-cell>
          <table:table-cell table:formula="of:=[.C91]*128" office:value-type="float" office:value="4976.64">
            <text:p>497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91]+1" office:value-type="float" office:value="91">
            <text:p>91</text:p>
          </table:table-cell>
          <table:table-cell table:formula="of:=+[.A92]/250" office:value-type="float" office:value="0.364">
            <text:p>0.364</text:p>
          </table:table-cell>
          <table:table-cell table:formula="of:=POWER([.B92];2)*300" office:value-type="float" office:value="39.7488">
            <text:p>39.7488</text:p>
          </table:table-cell>
          <table:table-cell table:formula="of:=[.C92]*128" office:value-type="float" office:value="5087.8464">
            <text:p>508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92]+1" office:value-type="float" office:value="92">
            <text:p>92</text:p>
          </table:table-cell>
          <table:table-cell table:formula="of:=+[.A93]/250" office:value-type="float" office:value="0.368">
            <text:p>0.368</text:p>
          </table:table-cell>
          <table:table-cell table:formula="of:=POWER([.B93];2)*300" office:value-type="float" office:value="40.6272">
            <text:p>40.6272</text:p>
          </table:table-cell>
          <table:table-cell table:formula="of:=[.C93]*128" office:value-type="float" office:value="5200.2816">
            <text:p>520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93]+1" office:value-type="float" office:value="93">
            <text:p>93</text:p>
          </table:table-cell>
          <table:table-cell table:formula="of:=+[.A94]/250" office:value-type="float" office:value="0.372">
            <text:p>0.372</text:p>
          </table:table-cell>
          <table:table-cell table:formula="of:=POWER([.B94];2)*300" office:value-type="float" office:value="41.5152">
            <text:p>41.5152</text:p>
          </table:table-cell>
          <table:table-cell table:formula="of:=[.C94]*128" office:value-type="float" office:value="5313.9456">
            <text:p>531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94]+1" office:value-type="float" office:value="94">
            <text:p>94</text:p>
          </table:table-cell>
          <table:table-cell table:formula="of:=+[.A95]/250" office:value-type="float" office:value="0.376">
            <text:p>0.376</text:p>
          </table:table-cell>
          <table:table-cell table:formula="of:=POWER([.B95];2)*300" office:value-type="float" office:value="42.4128">
            <text:p>42.4128</text:p>
          </table:table-cell>
          <table:table-cell table:formula="of:=[.C95]*128" office:value-type="float" office:value="5428.8384">
            <text:p>542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95]+1" office:value-type="float" office:value="95">
            <text:p>95</text:p>
          </table:table-cell>
          <table:table-cell table:formula="of:=+[.A96]/250" office:value-type="float" office:value="0.38">
            <text:p>0.38</text:p>
          </table:table-cell>
          <table:table-cell table:formula="of:=POWER([.B96];2)*300" office:value-type="float" office:value="43.32">
            <text:p>43.32</text:p>
          </table:table-cell>
          <table:table-cell table:formula="of:=[.C96]*128" office:value-type="float" office:value="5544.96">
            <text:p>554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96]+1" office:value-type="float" office:value="96">
            <text:p>96</text:p>
          </table:table-cell>
          <table:table-cell table:formula="of:=+[.A97]/250" office:value-type="float" office:value="0.384">
            <text:p>0.384</text:p>
          </table:table-cell>
          <table:table-cell table:formula="of:=POWER([.B97];2)*300" office:value-type="float" office:value="44.2368">
            <text:p>44.2368</text:p>
          </table:table-cell>
          <table:table-cell table:formula="of:=[.C97]*128" office:value-type="float" office:value="5662.3104">
            <text:p>566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97]+1" office:value-type="float" office:value="97">
            <text:p>97</text:p>
          </table:table-cell>
          <table:table-cell table:formula="of:=+[.A98]/250" office:value-type="float" office:value="0.388">
            <text:p>0.388</text:p>
          </table:table-cell>
          <table:table-cell table:formula="of:=POWER([.B98];2)*300" office:value-type="float" office:value="45.1632">
            <text:p>45.1632</text:p>
          </table:table-cell>
          <table:table-cell table:formula="of:=[.C98]*128" office:value-type="float" office:value="5780.8896">
            <text:p>578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98]+1" office:value-type="float" office:value="98">
            <text:p>98</text:p>
          </table:table-cell>
          <table:table-cell table:formula="of:=+[.A99]/250" office:value-type="float" office:value="0.392">
            <text:p>0.392</text:p>
          </table:table-cell>
          <table:table-cell table:formula="of:=POWER([.B99];2)*300" office:value-type="float" office:value="46.0992">
            <text:p>46.0992</text:p>
          </table:table-cell>
          <table:table-cell table:formula="of:=[.C99]*128" office:value-type="float" office:value="5900.6976">
            <text:p>590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99]+1" office:value-type="float" office:value="99">
            <text:p>99</text:p>
          </table:table-cell>
          <table:table-cell table:formula="of:=+[.A100]/250" office:value-type="float" office:value="0.396">
            <text:p>0.396</text:p>
          </table:table-cell>
          <table:table-cell table:formula="of:=POWER([.B100];2)*300" office:value-type="float" office:value="47.0448">
            <text:p>47.0448</text:p>
          </table:table-cell>
          <table:table-cell table:formula="of:=[.C100]*128" office:value-type="float" office:value="6021.7344">
            <text:p>602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00]+1" office:value-type="float" office:value="100">
            <text:p>100</text:p>
          </table:table-cell>
          <table:table-cell table:formula="of:=+[.A101]/250" office:value-type="float" office:value="0.4">
            <text:p>0.4</text:p>
          </table:table-cell>
          <table:table-cell table:formula="of:=POWER([.B101];2)*300" office:value-type="float" office:value="48">
            <text:p>48</text:p>
          </table:table-cell>
          <table:table-cell table:formula="of:=[.C101]*128" office:value-type="float" office:value="6144">
            <text:p>614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01]+1" office:value-type="float" office:value="101">
            <text:p>101</text:p>
          </table:table-cell>
          <table:table-cell table:formula="of:=+[.A102]/250" office:value-type="float" office:value="0.404">
            <text:p>0.404</text:p>
          </table:table-cell>
          <table:table-cell table:formula="of:=POWER([.B102];2)*300" office:value-type="float" office:value="48.9648">
            <text:p>48.9648</text:p>
          </table:table-cell>
          <table:table-cell table:formula="of:=[.C102]*128" office:value-type="float" office:value="6267.4944">
            <text:p>626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02]+1" office:value-type="float" office:value="102">
            <text:p>102</text:p>
          </table:table-cell>
          <table:table-cell table:formula="of:=+[.A103]/250" office:value-type="float" office:value="0.408">
            <text:p>0.408</text:p>
          </table:table-cell>
          <table:table-cell table:formula="of:=POWER([.B103];2)*300" office:value-type="float" office:value="49.9392">
            <text:p>49.9392</text:p>
          </table:table-cell>
          <table:table-cell table:formula="of:=[.C103]*128" office:value-type="float" office:value="6392.2176">
            <text:p>639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03]+1" office:value-type="float" office:value="103">
            <text:p>103</text:p>
          </table:table-cell>
          <table:table-cell table:formula="of:=+[.A104]/250" office:value-type="float" office:value="0.412">
            <text:p>0.412</text:p>
          </table:table-cell>
          <table:table-cell table:formula="of:=POWER([.B104];2)*300" office:value-type="float" office:value="50.9232">
            <text:p>50.9232</text:p>
          </table:table-cell>
          <table:table-cell table:formula="of:=[.C104]*128" office:value-type="float" office:value="6518.1696">
            <text:p>651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04]+1" office:value-type="float" office:value="104">
            <text:p>104</text:p>
          </table:table-cell>
          <table:table-cell table:formula="of:=+[.A105]/250" office:value-type="float" office:value="0.416">
            <text:p>0.416</text:p>
          </table:table-cell>
          <table:table-cell table:formula="of:=POWER([.B105];2)*300" office:value-type="float" office:value="51.9168">
            <text:p>51.9168</text:p>
          </table:table-cell>
          <table:table-cell table:formula="of:=[.C105]*128" office:value-type="float" office:value="6645.3504">
            <text:p>664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05]+1" office:value-type="float" office:value="105">
            <text:p>105</text:p>
          </table:table-cell>
          <table:table-cell table:formula="of:=+[.A106]/250" office:value-type="float" office:value="0.42">
            <text:p>0.42</text:p>
          </table:table-cell>
          <table:table-cell table:formula="of:=POWER([.B106];2)*300" office:value-type="float" office:value="52.92">
            <text:p>52.92</text:p>
          </table:table-cell>
          <table:table-cell table:formula="of:=[.C106]*128" office:value-type="float" office:value="6773.76">
            <text:p>677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06]+1" office:value-type="float" office:value="106">
            <text:p>106</text:p>
          </table:table-cell>
          <table:table-cell table:formula="of:=+[.A107]/250" office:value-type="float" office:value="0.424">
            <text:p>0.424</text:p>
          </table:table-cell>
          <table:table-cell table:formula="of:=POWER([.B107];2)*300" office:value-type="float" office:value="53.9328">
            <text:p>53.9328</text:p>
          </table:table-cell>
          <table:table-cell table:formula="of:=[.C107]*128" office:value-type="float" office:value="6903.3984">
            <text:p>6903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07]+1" office:value-type="float" office:value="107">
            <text:p>107</text:p>
          </table:table-cell>
          <table:table-cell table:formula="of:=+[.A108]/250" office:value-type="float" office:value="0.428">
            <text:p>0.428</text:p>
          </table:table-cell>
          <table:table-cell table:formula="of:=POWER([.B108];2)*300" office:value-type="float" office:value="54.9552">
            <text:p>54.9552</text:p>
          </table:table-cell>
          <table:table-cell table:formula="of:=[.C108]*128" office:value-type="float" office:value="7034.2656">
            <text:p>703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08]+1" office:value-type="float" office:value="108">
            <text:p>108</text:p>
          </table:table-cell>
          <table:table-cell table:formula="of:=+[.A109]/250" office:value-type="float" office:value="0.432">
            <text:p>0.432</text:p>
          </table:table-cell>
          <table:table-cell table:formula="of:=POWER([.B109];2)*300" office:value-type="float" office:value="55.9872">
            <text:p>55.9872</text:p>
          </table:table-cell>
          <table:table-cell table:formula="of:=[.C109]*128" office:value-type="float" office:value="7166.3616">
            <text:p>716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09]+1" office:value-type="float" office:value="109">
            <text:p>109</text:p>
          </table:table-cell>
          <table:table-cell table:formula="of:=+[.A110]/250" office:value-type="float" office:value="0.436">
            <text:p>0.436</text:p>
          </table:table-cell>
          <table:table-cell table:formula="of:=POWER([.B110];2)*300" office:value-type="float" office:value="57.0288">
            <text:p>57.0288</text:p>
          </table:table-cell>
          <table:table-cell table:formula="of:=[.C110]*128" office:value-type="float" office:value="7299.6864">
            <text:p>730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10]+1" office:value-type="float" office:value="110">
            <text:p>110</text:p>
          </table:table-cell>
          <table:table-cell table:formula="of:=+[.A111]/250" office:value-type="float" office:value="0.44">
            <text:p>0.44</text:p>
          </table:table-cell>
          <table:table-cell table:formula="of:=POWER([.B111];2)*300" office:value-type="float" office:value="58.08">
            <text:p>58.08</text:p>
          </table:table-cell>
          <table:table-cell table:formula="of:=[.C111]*128" office:value-type="float" office:value="7434.24">
            <text:p>743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11]+1" office:value-type="float" office:value="111">
            <text:p>111</text:p>
          </table:table-cell>
          <table:table-cell table:formula="of:=+[.A112]/250" office:value-type="float" office:value="0.444">
            <text:p>0.444</text:p>
          </table:table-cell>
          <table:table-cell table:formula="of:=POWER([.B112];2)*300" office:value-type="float" office:value="59.1408">
            <text:p>59.1408</text:p>
          </table:table-cell>
          <table:table-cell table:formula="of:=[.C112]*128" office:value-type="float" office:value="7570.0224">
            <text:p>757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12]+1" office:value-type="float" office:value="112">
            <text:p>112</text:p>
          </table:table-cell>
          <table:table-cell table:formula="of:=+[.A113]/250" office:value-type="float" office:value="0.448">
            <text:p>0.448</text:p>
          </table:table-cell>
          <table:table-cell table:formula="of:=POWER([.B113];2)*300" office:value-type="float" office:value="60.2112">
            <text:p>60.2112</text:p>
          </table:table-cell>
          <table:table-cell table:formula="of:=[.C113]*128" office:value-type="float" office:value="7707.0336">
            <text:p>770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13]+1" office:value-type="float" office:value="113">
            <text:p>113</text:p>
          </table:table-cell>
          <table:table-cell table:formula="of:=+[.A114]/250" office:value-type="float" office:value="0.452">
            <text:p>0.452</text:p>
          </table:table-cell>
          <table:table-cell table:formula="of:=POWER([.B114];2)*300" office:value-type="float" office:value="61.2912">
            <text:p>61.2912</text:p>
          </table:table-cell>
          <table:table-cell table:formula="of:=[.C114]*128" office:value-type="float" office:value="7845.2736">
            <text:p>784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14]+1" office:value-type="float" office:value="114">
            <text:p>114</text:p>
          </table:table-cell>
          <table:table-cell table:formula="of:=+[.A115]/250" office:value-type="float" office:value="0.456">
            <text:p>0.456</text:p>
          </table:table-cell>
          <table:table-cell table:formula="of:=POWER([.B115];2)*300" office:value-type="float" office:value="62.3808">
            <text:p>62.3808</text:p>
          </table:table-cell>
          <table:table-cell table:formula="of:=[.C115]*128" office:value-type="float" office:value="7984.7424">
            <text:p>798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15]+1" office:value-type="float" office:value="115">
            <text:p>115</text:p>
          </table:table-cell>
          <table:table-cell table:formula="of:=+[.A116]/250" office:value-type="float" office:value="0.46">
            <text:p>0.46</text:p>
          </table:table-cell>
          <table:table-cell table:formula="of:=POWER([.B116];2)*300" office:value-type="float" office:value="63.48">
            <text:p>63.48</text:p>
          </table:table-cell>
          <table:table-cell table:formula="of:=[.C116]*128" office:value-type="float" office:value="8125.44">
            <text:p>812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16]+1" office:value-type="float" office:value="116">
            <text:p>116</text:p>
          </table:table-cell>
          <table:table-cell table:formula="of:=+[.A117]/250" office:value-type="float" office:value="0.464">
            <text:p>0.464</text:p>
          </table:table-cell>
          <table:table-cell table:formula="of:=POWER([.B117];2)*300" office:value-type="float" office:value="64.5888">
            <text:p>64.5888</text:p>
          </table:table-cell>
          <table:table-cell table:formula="of:=[.C117]*128" office:value-type="float" office:value="8267.3664">
            <text:p>826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17]+1" office:value-type="float" office:value="117">
            <text:p>117</text:p>
          </table:table-cell>
          <table:table-cell table:formula="of:=+[.A118]/250" office:value-type="float" office:value="0.468">
            <text:p>0.468</text:p>
          </table:table-cell>
          <table:table-cell table:formula="of:=POWER([.B118];2)*300" office:value-type="float" office:value="65.7072">
            <text:p>65.7072</text:p>
          </table:table-cell>
          <table:table-cell table:formula="of:=[.C118]*128" office:value-type="float" office:value="8410.5216">
            <text:p>841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18]+1" office:value-type="float" office:value="118">
            <text:p>118</text:p>
          </table:table-cell>
          <table:table-cell table:formula="of:=+[.A119]/250" office:value-type="float" office:value="0.472">
            <text:p>0.472</text:p>
          </table:table-cell>
          <table:table-cell table:formula="of:=POWER([.B119];2)*300" office:value-type="float" office:value="66.8352">
            <text:p>66.8352</text:p>
          </table:table-cell>
          <table:table-cell table:formula="of:=[.C119]*128" office:value-type="float" office:value="8554.9056">
            <text:p>855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19]+1" office:value-type="float" office:value="119">
            <text:p>119</text:p>
          </table:table-cell>
          <table:table-cell table:formula="of:=+[.A120]/250" office:value-type="float" office:value="0.476">
            <text:p>0.476</text:p>
          </table:table-cell>
          <table:table-cell table:formula="of:=POWER([.B120];2)*300" office:value-type="float" office:value="67.9728">
            <text:p>67.9728</text:p>
          </table:table-cell>
          <table:table-cell table:formula="of:=[.C120]*128" office:value-type="float" office:value="8700.5184">
            <text:p>870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20]+1" office:value-type="float" office:value="120">
            <text:p>120</text:p>
          </table:table-cell>
          <table:table-cell table:formula="of:=+[.A121]/250" office:value-type="float" office:value="0.48">
            <text:p>0.48</text:p>
          </table:table-cell>
          <table:table-cell table:formula="of:=POWER([.B121];2)*300" office:value-type="float" office:value="69.12">
            <text:p>69.12</text:p>
          </table:table-cell>
          <table:table-cell table:formula="of:=[.C121]*128" office:value-type="float" office:value="8847.36">
            <text:p>884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21]+1" office:value-type="float" office:value="121">
            <text:p>121</text:p>
          </table:table-cell>
          <table:table-cell table:formula="of:=+[.A122]/250" office:value-type="float" office:value="0.484">
            <text:p>0.484</text:p>
          </table:table-cell>
          <table:table-cell table:formula="of:=POWER([.B122];2)*300" office:value-type="float" office:value="70.2768">
            <text:p>70.2768</text:p>
          </table:table-cell>
          <table:table-cell table:formula="of:=[.C122]*128" office:value-type="float" office:value="8995.4304">
            <text:p>899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22]+1" office:value-type="float" office:value="122">
            <text:p>122</text:p>
          </table:table-cell>
          <table:table-cell table:formula="of:=+[.A123]/250" office:value-type="float" office:value="0.488">
            <text:p>0.488</text:p>
          </table:table-cell>
          <table:table-cell table:formula="of:=POWER([.B123];2)*300" office:value-type="float" office:value="71.4432">
            <text:p>71.4432</text:p>
          </table:table-cell>
          <table:table-cell table:formula="of:=[.C123]*128" office:value-type="float" office:value="9144.7296">
            <text:p>914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23]+1" office:value-type="float" office:value="123">
            <text:p>123</text:p>
          </table:table-cell>
          <table:table-cell table:formula="of:=+[.A124]/250" office:value-type="float" office:value="0.492">
            <text:p>0.492</text:p>
          </table:table-cell>
          <table:table-cell table:formula="of:=POWER([.B124];2)*300" office:value-type="float" office:value="72.6192">
            <text:p>72.6192</text:p>
          </table:table-cell>
          <table:table-cell table:formula="of:=[.C124]*128" office:value-type="float" office:value="9295.2576">
            <text:p>929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24]+1" office:value-type="float" office:value="124">
            <text:p>124</text:p>
          </table:table-cell>
          <table:table-cell table:formula="of:=+[.A125]/250" office:value-type="float" office:value="0.496">
            <text:p>0.496</text:p>
          </table:table-cell>
          <table:table-cell table:formula="of:=POWER([.B125];2)*300" office:value-type="float" office:value="73.8048">
            <text:p>73.8048</text:p>
          </table:table-cell>
          <table:table-cell table:formula="of:=[.C125]*128" office:value-type="float" office:value="9447.0144">
            <text:p>944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25]+1" office:value-type="float" office:value="125">
            <text:p>125</text:p>
          </table:table-cell>
          <table:table-cell table:formula="of:=+[.A126]/250" office:value-type="float" office:value="0.5">
            <text:p>0.5</text:p>
          </table:table-cell>
          <table:table-cell table:formula="of:=POWER([.B126];2)*300" office:value-type="float" office:value="75">
            <text:p>75</text:p>
          </table:table-cell>
          <table:table-cell table:formula="of:=[.C126]*128" office:value-type="float" office:value="9600">
            <text:p>960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26]+1" office:value-type="float" office:value="126">
            <text:p>126</text:p>
          </table:table-cell>
          <table:table-cell table:formula="of:=+[.A127]/250" office:value-type="float" office:value="0.504">
            <text:p>0.504</text:p>
          </table:table-cell>
          <table:table-cell table:formula="of:=POWER([.B127];2)*300" office:value-type="float" office:value="76.2048">
            <text:p>76.2048</text:p>
          </table:table-cell>
          <table:table-cell table:formula="of:=[.C127]*128" office:value-type="float" office:value="9754.2144">
            <text:p>975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27]+1" office:value-type="float" office:value="127">
            <text:p>127</text:p>
          </table:table-cell>
          <table:table-cell table:formula="of:=+[.A128]/250" office:value-type="float" office:value="0.508">
            <text:p>0.508</text:p>
          </table:table-cell>
          <table:table-cell table:formula="of:=POWER([.B128];2)*300" office:value-type="float" office:value="77.4192">
            <text:p>77.4192</text:p>
          </table:table-cell>
          <table:table-cell table:formula="of:=[.C128]*128" office:value-type="float" office:value="9909.6576">
            <text:p>991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28]+1" office:value-type="float" office:value="128">
            <text:p>128</text:p>
          </table:table-cell>
          <table:table-cell table:formula="of:=+[.A129]/250" office:value-type="float" office:value="0.512">
            <text:p>0.512</text:p>
          </table:table-cell>
          <table:table-cell table:formula="of:=POWER([.B129];2)*300" office:value-type="float" office:value="78.6432">
            <text:p>78.6432</text:p>
          </table:table-cell>
          <table:table-cell table:formula="of:=[.C129]*128" office:value-type="float" office:value="10066.3296">
            <text:p>1006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29]+1" office:value-type="float" office:value="129">
            <text:p>129</text:p>
          </table:table-cell>
          <table:table-cell table:formula="of:=+[.A130]/250" office:value-type="float" office:value="0.516">
            <text:p>0.516</text:p>
          </table:table-cell>
          <table:table-cell table:formula="of:=POWER([.B130];2)*300" office:value-type="float" office:value="79.8768">
            <text:p>79.8768</text:p>
          </table:table-cell>
          <table:table-cell table:formula="of:=[.C130]*128" office:value-type="float" office:value="10224.2304">
            <text:p>1022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30]+1" office:value-type="float" office:value="130">
            <text:p>130</text:p>
          </table:table-cell>
          <table:table-cell table:formula="of:=+[.A131]/250" office:value-type="float" office:value="0.52">
            <text:p>0.52</text:p>
          </table:table-cell>
          <table:table-cell table:formula="of:=POWER([.B131];2)*300" office:value-type="float" office:value="81.12">
            <text:p>81.12</text:p>
          </table:table-cell>
          <table:table-cell table:formula="of:=[.C131]*128" office:value-type="float" office:value="10383.36">
            <text:p>10383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31]+1" office:value-type="float" office:value="131">
            <text:p>131</text:p>
          </table:table-cell>
          <table:table-cell table:formula="of:=+[.A132]/250" office:value-type="float" office:value="0.524">
            <text:p>0.524</text:p>
          </table:table-cell>
          <table:table-cell table:formula="of:=POWER([.B132];2)*300" office:value-type="float" office:value="82.3728">
            <text:p>82.3728</text:p>
          </table:table-cell>
          <table:table-cell table:formula="of:=[.C132]*128" office:value-type="float" office:value="10543.7184">
            <text:p>1054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32]+1" office:value-type="float" office:value="132">
            <text:p>132</text:p>
          </table:table-cell>
          <table:table-cell table:formula="of:=+[.A133]/250" office:value-type="float" office:value="0.528">
            <text:p>0.528</text:p>
          </table:table-cell>
          <table:table-cell table:formula="of:=POWER([.B133];2)*300" office:value-type="float" office:value="83.6352">
            <text:p>83.6352</text:p>
          </table:table-cell>
          <table:table-cell table:formula="of:=[.C133]*128" office:value-type="float" office:value="10705.3056">
            <text:p>1070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33]+1" office:value-type="float" office:value="133">
            <text:p>133</text:p>
          </table:table-cell>
          <table:table-cell table:formula="of:=+[.A134]/250" office:value-type="float" office:value="0.532">
            <text:p>0.532</text:p>
          </table:table-cell>
          <table:table-cell table:formula="of:=POWER([.B134];2)*300" office:value-type="float" office:value="84.9072">
            <text:p>84.9072</text:p>
          </table:table-cell>
          <table:table-cell table:formula="of:=[.C134]*128" office:value-type="float" office:value="10868.1216">
            <text:p>1086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34]+1" office:value-type="float" office:value="134">
            <text:p>134</text:p>
          </table:table-cell>
          <table:table-cell table:formula="of:=+[.A135]/250" office:value-type="float" office:value="0.536">
            <text:p>0.536</text:p>
          </table:table-cell>
          <table:table-cell table:formula="of:=POWER([.B135];2)*300" office:value-type="float" office:value="86.1888">
            <text:p>86.1888</text:p>
          </table:table-cell>
          <table:table-cell table:formula="of:=[.C135]*128" office:value-type="float" office:value="11032.1664">
            <text:p>1103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35]+1" office:value-type="float" office:value="135">
            <text:p>135</text:p>
          </table:table-cell>
          <table:table-cell table:formula="of:=+[.A136]/250" office:value-type="float" office:value="0.54">
            <text:p>0.54</text:p>
          </table:table-cell>
          <table:table-cell table:formula="of:=POWER([.B136];2)*300" office:value-type="float" office:value="87.48">
            <text:p>87.48</text:p>
          </table:table-cell>
          <table:table-cell table:formula="of:=[.C136]*128" office:value-type="float" office:value="11197.44">
            <text:p>1119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36]+1" office:value-type="float" office:value="136">
            <text:p>136</text:p>
          </table:table-cell>
          <table:table-cell table:formula="of:=+[.A137]/250" office:value-type="float" office:value="0.544">
            <text:p>0.544</text:p>
          </table:table-cell>
          <table:table-cell table:formula="of:=POWER([.B137];2)*300" office:value-type="float" office:value="88.7808">
            <text:p>88.7808</text:p>
          </table:table-cell>
          <table:table-cell table:formula="of:=[.C137]*128" office:value-type="float" office:value="11363.9424">
            <text:p>1136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37]+1" office:value-type="float" office:value="137">
            <text:p>137</text:p>
          </table:table-cell>
          <table:table-cell table:formula="of:=+[.A138]/250" office:value-type="float" office:value="0.548">
            <text:p>0.548</text:p>
          </table:table-cell>
          <table:table-cell table:formula="of:=POWER([.B138];2)*300" office:value-type="float" office:value="90.0912">
            <text:p>90.0912</text:p>
          </table:table-cell>
          <table:table-cell table:formula="of:=[.C138]*128" office:value-type="float" office:value="11531.6736">
            <text:p>1153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38]+1" office:value-type="float" office:value="138">
            <text:p>138</text:p>
          </table:table-cell>
          <table:table-cell table:formula="of:=+[.A139]/250" office:value-type="float" office:value="0.552">
            <text:p>0.552</text:p>
          </table:table-cell>
          <table:table-cell table:formula="of:=POWER([.B139];2)*300" office:value-type="float" office:value="91.4112">
            <text:p>91.4112</text:p>
          </table:table-cell>
          <table:table-cell table:formula="of:=[.C139]*128" office:value-type="float" office:value="11700.6336">
            <text:p>1170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39]+1" office:value-type="float" office:value="139">
            <text:p>139</text:p>
          </table:table-cell>
          <table:table-cell table:formula="of:=+[.A140]/250" office:value-type="float" office:value="0.556">
            <text:p>0.556</text:p>
          </table:table-cell>
          <table:table-cell table:formula="of:=POWER([.B140];2)*300" office:value-type="float" office:value="92.7408">
            <text:p>92.7408</text:p>
          </table:table-cell>
          <table:table-cell table:formula="of:=[.C140]*128" office:value-type="float" office:value="11870.8224">
            <text:p>1187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40]+1" office:value-type="float" office:value="140">
            <text:p>140</text:p>
          </table:table-cell>
          <table:table-cell table:formula="of:=+[.A141]/250" office:value-type="float" office:value="0.56">
            <text:p>0.56</text:p>
          </table:table-cell>
          <table:table-cell table:formula="of:=POWER([.B141];2)*300" office:value-type="float" office:value="94.08">
            <text:p>94.08</text:p>
          </table:table-cell>
          <table:table-cell table:formula="of:=[.C141]*128" office:value-type="float" office:value="12042.24">
            <text:p>1204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41]+1" office:value-type="float" office:value="141">
            <text:p>141</text:p>
          </table:table-cell>
          <table:table-cell table:formula="of:=+[.A142]/250" office:value-type="float" office:value="0.564">
            <text:p>0.564</text:p>
          </table:table-cell>
          <table:table-cell table:formula="of:=POWER([.B142];2)*300" office:value-type="float" office:value="95.4288">
            <text:p>95.4288</text:p>
          </table:table-cell>
          <table:table-cell table:formula="of:=[.C142]*128" office:value-type="float" office:value="12214.8864">
            <text:p>1221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42]+1" office:value-type="float" office:value="142">
            <text:p>142</text:p>
          </table:table-cell>
          <table:table-cell table:formula="of:=+[.A143]/250" office:value-type="float" office:value="0.568">
            <text:p>0.568</text:p>
          </table:table-cell>
          <table:table-cell table:formula="of:=POWER([.B143];2)*300" office:value-type="float" office:value="96.7872">
            <text:p>96.7872</text:p>
          </table:table-cell>
          <table:table-cell table:formula="of:=[.C143]*128" office:value-type="float" office:value="12388.7616">
            <text:p>1238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43]+1" office:value-type="float" office:value="143">
            <text:p>143</text:p>
          </table:table-cell>
          <table:table-cell table:formula="of:=+[.A144]/250" office:value-type="float" office:value="0.572">
            <text:p>0.572</text:p>
          </table:table-cell>
          <table:table-cell table:formula="of:=POWER([.B144];2)*300" office:value-type="float" office:value="98.1552">
            <text:p>98.1552</text:p>
          </table:table-cell>
          <table:table-cell table:formula="of:=[.C144]*128" office:value-type="float" office:value="12563.8656">
            <text:p>1256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44]+1" office:value-type="float" office:value="144">
            <text:p>144</text:p>
          </table:table-cell>
          <table:table-cell table:formula="of:=+[.A145]/250" office:value-type="float" office:value="0.576">
            <text:p>0.576</text:p>
          </table:table-cell>
          <table:table-cell table:formula="of:=POWER([.B145];2)*300" office:value-type="float" office:value="99.5328">
            <text:p>99.5328</text:p>
          </table:table-cell>
          <table:table-cell table:formula="of:=[.C145]*128" office:value-type="float" office:value="12740.1984">
            <text:p>1274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45]+1" office:value-type="float" office:value="145">
            <text:p>145</text:p>
          </table:table-cell>
          <table:table-cell table:formula="of:=+[.A146]/250" office:value-type="float" office:value="0.58">
            <text:p>0.58</text:p>
          </table:table-cell>
          <table:table-cell table:formula="of:=POWER([.B146];2)*300" office:value-type="float" office:value="100.92">
            <text:p>100.92</text:p>
          </table:table-cell>
          <table:table-cell table:formula="of:=[.C146]*128" office:value-type="float" office:value="12917.76">
            <text:p>1291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46]+1" office:value-type="float" office:value="146">
            <text:p>146</text:p>
          </table:table-cell>
          <table:table-cell table:formula="of:=+[.A147]/250" office:value-type="float" office:value="0.584">
            <text:p>0.584</text:p>
          </table:table-cell>
          <table:table-cell table:formula="of:=POWER([.B147];2)*300" office:value-type="float" office:value="102.3168">
            <text:p>102.3168</text:p>
          </table:table-cell>
          <table:table-cell table:formula="of:=[.C147]*128" office:value-type="float" office:value="13096.5504">
            <text:p>1309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47]+1" office:value-type="float" office:value="147">
            <text:p>147</text:p>
          </table:table-cell>
          <table:table-cell table:formula="of:=+[.A148]/250" office:value-type="float" office:value="0.588">
            <text:p>0.588</text:p>
          </table:table-cell>
          <table:table-cell table:formula="of:=POWER([.B148];2)*300" office:value-type="float" office:value="103.7232">
            <text:p>103.7232</text:p>
          </table:table-cell>
          <table:table-cell table:formula="of:=[.C148]*128" office:value-type="float" office:value="13276.5696">
            <text:p>1327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48]+1" office:value-type="float" office:value="148">
            <text:p>148</text:p>
          </table:table-cell>
          <table:table-cell table:formula="of:=+[.A149]/250" office:value-type="float" office:value="0.592">
            <text:p>0.592</text:p>
          </table:table-cell>
          <table:table-cell table:formula="of:=POWER([.B149];2)*300" office:value-type="float" office:value="105.1392">
            <text:p>105.1392</text:p>
          </table:table-cell>
          <table:table-cell table:formula="of:=[.C149]*128" office:value-type="float" office:value="13457.8176">
            <text:p>1345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49]+1" office:value-type="float" office:value="149">
            <text:p>149</text:p>
          </table:table-cell>
          <table:table-cell table:formula="of:=+[.A150]/250" office:value-type="float" office:value="0.596">
            <text:p>0.596</text:p>
          </table:table-cell>
          <table:table-cell table:formula="of:=POWER([.B150];2)*300" office:value-type="float" office:value="106.5648">
            <text:p>106.5648</text:p>
          </table:table-cell>
          <table:table-cell table:formula="of:=[.C150]*128" office:value-type="float" office:value="13640.2944">
            <text:p>1364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50]+1" office:value-type="float" office:value="150">
            <text:p>150</text:p>
          </table:table-cell>
          <table:table-cell table:formula="of:=+[.A151]/250" office:value-type="float" office:value="0.6">
            <text:p>0.6</text:p>
          </table:table-cell>
          <table:table-cell table:formula="of:=POWER([.B151];2)*300" office:value-type="float" office:value="108">
            <text:p>108</text:p>
          </table:table-cell>
          <table:table-cell table:formula="of:=[.C151]*128" office:value-type="float" office:value="13824">
            <text:p>1382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51]+1" office:value-type="float" office:value="151">
            <text:p>151</text:p>
          </table:table-cell>
          <table:table-cell table:formula="of:=+[.A152]/250" office:value-type="float" office:value="0.604">
            <text:p>0.604</text:p>
          </table:table-cell>
          <table:table-cell table:formula="of:=POWER([.B152];2)*300" office:value-type="float" office:value="109.4448">
            <text:p>109.4448</text:p>
          </table:table-cell>
          <table:table-cell table:formula="of:=[.C152]*128" office:value-type="float" office:value="14008.9344">
            <text:p>1400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52]+1" office:value-type="float" office:value="152">
            <text:p>152</text:p>
          </table:table-cell>
          <table:table-cell table:formula="of:=+[.A153]/250" office:value-type="float" office:value="0.608">
            <text:p>0.608</text:p>
          </table:table-cell>
          <table:table-cell table:formula="of:=POWER([.B153];2)*300" office:value-type="float" office:value="110.8992">
            <text:p>110.8992</text:p>
          </table:table-cell>
          <table:table-cell table:formula="of:=[.C153]*128" office:value-type="float" office:value="14195.0976">
            <text:p>1419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53]+1" office:value-type="float" office:value="153">
            <text:p>153</text:p>
          </table:table-cell>
          <table:table-cell table:formula="of:=+[.A154]/250" office:value-type="float" office:value="0.612">
            <text:p>0.612</text:p>
          </table:table-cell>
          <table:table-cell table:formula="of:=POWER([.B154];2)*300" office:value-type="float" office:value="112.3632">
            <text:p>112.3632</text:p>
          </table:table-cell>
          <table:table-cell table:formula="of:=[.C154]*128" office:value-type="float" office:value="14382.4896">
            <text:p>1438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54]+1" office:value-type="float" office:value="154">
            <text:p>154</text:p>
          </table:table-cell>
          <table:table-cell table:formula="of:=+[.A155]/250" office:value-type="float" office:value="0.616">
            <text:p>0.616</text:p>
          </table:table-cell>
          <table:table-cell table:formula="of:=POWER([.B155];2)*300" office:value-type="float" office:value="113.8368">
            <text:p>113.8368</text:p>
          </table:table-cell>
          <table:table-cell table:formula="of:=[.C155]*128" office:value-type="float" office:value="14571.1104">
            <text:p>1457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55]+1" office:value-type="float" office:value="155">
            <text:p>155</text:p>
          </table:table-cell>
          <table:table-cell table:formula="of:=+[.A156]/250" office:value-type="float" office:value="0.62">
            <text:p>0.62</text:p>
          </table:table-cell>
          <table:table-cell table:formula="of:=POWER([.B156];2)*300" office:value-type="float" office:value="115.32">
            <text:p>115.32</text:p>
          </table:table-cell>
          <table:table-cell table:formula="of:=[.C156]*128" office:value-type="float" office:value="14760.96">
            <text:p>1476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56]+1" office:value-type="float" office:value="156">
            <text:p>156</text:p>
          </table:table-cell>
          <table:table-cell table:formula="of:=+[.A157]/250" office:value-type="float" office:value="0.624">
            <text:p>0.624</text:p>
          </table:table-cell>
          <table:table-cell table:formula="of:=POWER([.B157];2)*300" office:value-type="float" office:value="116.8128">
            <text:p>116.8128</text:p>
          </table:table-cell>
          <table:table-cell table:formula="of:=[.C157]*128" office:value-type="float" office:value="14952.0384">
            <text:p>1495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57]+1" office:value-type="float" office:value="157">
            <text:p>157</text:p>
          </table:table-cell>
          <table:table-cell table:formula="of:=+[.A158]/250" office:value-type="float" office:value="0.628">
            <text:p>0.628</text:p>
          </table:table-cell>
          <table:table-cell table:formula="of:=POWER([.B158];2)*300" office:value-type="float" office:value="118.3152">
            <text:p>118.3152</text:p>
          </table:table-cell>
          <table:table-cell table:formula="of:=[.C158]*128" office:value-type="float" office:value="15144.3456">
            <text:p>1514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58]+1" office:value-type="float" office:value="158">
            <text:p>158</text:p>
          </table:table-cell>
          <table:table-cell table:formula="of:=+[.A159]/250" office:value-type="float" office:value="0.632">
            <text:p>0.632</text:p>
          </table:table-cell>
          <table:table-cell table:formula="of:=POWER([.B159];2)*300" office:value-type="float" office:value="119.8272">
            <text:p>119.8272</text:p>
          </table:table-cell>
          <table:table-cell table:formula="of:=[.C159]*128" office:value-type="float" office:value="15337.8816">
            <text:p>1533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59]+1" office:value-type="float" office:value="159">
            <text:p>159</text:p>
          </table:table-cell>
          <table:table-cell table:formula="of:=+[.A160]/250" office:value-type="float" office:value="0.636">
            <text:p>0.636</text:p>
          </table:table-cell>
          <table:table-cell table:formula="of:=POWER([.B160];2)*300" office:value-type="float" office:value="121.3488">
            <text:p>121.3488</text:p>
          </table:table-cell>
          <table:table-cell table:formula="of:=[.C160]*128" office:value-type="float" office:value="15532.6464">
            <text:p>15533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60]+1" office:value-type="float" office:value="160">
            <text:p>160</text:p>
          </table:table-cell>
          <table:table-cell table:formula="of:=+[.A161]/250" office:value-type="float" office:value="0.64">
            <text:p>0.64</text:p>
          </table:table-cell>
          <table:table-cell table:formula="of:=POWER([.B161];2)*300" office:value-type="float" office:value="122.88">
            <text:p>122.88</text:p>
          </table:table-cell>
          <table:table-cell table:formula="of:=[.C161]*128" office:value-type="float" office:value="15728.64">
            <text:p>1572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61]+1" office:value-type="float" office:value="161">
            <text:p>161</text:p>
          </table:table-cell>
          <table:table-cell table:formula="of:=+[.A162]/250" office:value-type="float" office:value="0.644">
            <text:p>0.644</text:p>
          </table:table-cell>
          <table:table-cell table:formula="of:=POWER([.B162];2)*300" office:value-type="float" office:value="124.4208">
            <text:p>124.4208</text:p>
          </table:table-cell>
          <table:table-cell table:formula="of:=[.C162]*128" office:value-type="float" office:value="15925.8624">
            <text:p>1592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62]+1" office:value-type="float" office:value="162">
            <text:p>162</text:p>
          </table:table-cell>
          <table:table-cell table:formula="of:=+[.A163]/250" office:value-type="float" office:value="0.648">
            <text:p>0.648</text:p>
          </table:table-cell>
          <table:table-cell table:formula="of:=POWER([.B163];2)*300" office:value-type="float" office:value="125.9712">
            <text:p>125.9712</text:p>
          </table:table-cell>
          <table:table-cell table:formula="of:=[.C163]*128" office:value-type="float" office:value="16124.3136">
            <text:p>1612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63]+1" office:value-type="float" office:value="163">
            <text:p>163</text:p>
          </table:table-cell>
          <table:table-cell table:formula="of:=+[.A164]/250" office:value-type="float" office:value="0.652">
            <text:p>0.652</text:p>
          </table:table-cell>
          <table:table-cell table:formula="of:=POWER([.B164];2)*300" office:value-type="float" office:value="127.5312">
            <text:p>127.5312</text:p>
          </table:table-cell>
          <table:table-cell table:formula="of:=[.C164]*128" office:value-type="float" office:value="16323.9936">
            <text:p>1632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64]+1" office:value-type="float" office:value="164">
            <text:p>164</text:p>
          </table:table-cell>
          <table:table-cell table:formula="of:=+[.A165]/250" office:value-type="float" office:value="0.656">
            <text:p>0.656</text:p>
          </table:table-cell>
          <table:table-cell table:formula="of:=POWER([.B165];2)*300" office:value-type="float" office:value="129.1008">
            <text:p>129.1008</text:p>
          </table:table-cell>
          <table:table-cell table:formula="of:=[.C165]*128" office:value-type="float" office:value="16524.9024">
            <text:p>1652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65]+1" office:value-type="float" office:value="165">
            <text:p>165</text:p>
          </table:table-cell>
          <table:table-cell table:formula="of:=+[.A166]/250" office:value-type="float" office:value="0.66">
            <text:p>0.66</text:p>
          </table:table-cell>
          <table:table-cell table:formula="of:=POWER([.B166];2)*300" office:value-type="float" office:value="130.68">
            <text:p>130.68</text:p>
          </table:table-cell>
          <table:table-cell table:formula="of:=[.C166]*128" office:value-type="float" office:value="16727.04">
            <text:p>1672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66]+1" office:value-type="float" office:value="166">
            <text:p>166</text:p>
          </table:table-cell>
          <table:table-cell table:formula="of:=+[.A167]/250" office:value-type="float" office:value="0.664">
            <text:p>0.664</text:p>
          </table:table-cell>
          <table:table-cell table:formula="of:=POWER([.B167];2)*300" office:value-type="float" office:value="132.2688">
            <text:p>132.2688</text:p>
          </table:table-cell>
          <table:table-cell table:formula="of:=[.C167]*128" office:value-type="float" office:value="16930.4064">
            <text:p>1693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67]+1" office:value-type="float" office:value="167">
            <text:p>167</text:p>
          </table:table-cell>
          <table:table-cell table:formula="of:=+[.A168]/250" office:value-type="float" office:value="0.668">
            <text:p>0.668</text:p>
          </table:table-cell>
          <table:table-cell table:formula="of:=POWER([.B168];2)*300" office:value-type="float" office:value="133.8672">
            <text:p>133.8672</text:p>
          </table:table-cell>
          <table:table-cell table:formula="of:=[.C168]*128" office:value-type="float" office:value="17135.0016">
            <text:p>1713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68]+1" office:value-type="float" office:value="168">
            <text:p>168</text:p>
          </table:table-cell>
          <table:table-cell table:formula="of:=+[.A169]/250" office:value-type="float" office:value="0.672">
            <text:p>0.672</text:p>
          </table:table-cell>
          <table:table-cell table:formula="of:=POWER([.B169];2)*300" office:value-type="float" office:value="135.4752">
            <text:p>135.4752</text:p>
          </table:table-cell>
          <table:table-cell table:formula="of:=[.C169]*128" office:value-type="float" office:value="17340.8256">
            <text:p>1734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69]+1" office:value-type="float" office:value="169">
            <text:p>169</text:p>
          </table:table-cell>
          <table:table-cell table:formula="of:=+[.A170]/250" office:value-type="float" office:value="0.676">
            <text:p>0.676</text:p>
          </table:table-cell>
          <table:table-cell table:formula="of:=POWER([.B170];2)*300" office:value-type="float" office:value="137.0928">
            <text:p>137.0928</text:p>
          </table:table-cell>
          <table:table-cell table:formula="of:=[.C170]*128" office:value-type="float" office:value="17547.8784">
            <text:p>1754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70]+1" office:value-type="float" office:value="170">
            <text:p>170</text:p>
          </table:table-cell>
          <table:table-cell table:formula="of:=+[.A171]/250" office:value-type="float" office:value="0.68">
            <text:p>0.68</text:p>
          </table:table-cell>
          <table:table-cell table:formula="of:=POWER([.B171];2)*300" office:value-type="float" office:value="138.72">
            <text:p>138.72</text:p>
          </table:table-cell>
          <table:table-cell table:formula="of:=[.C171]*128" office:value-type="float" office:value="17756.16">
            <text:p>1775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71]+1" office:value-type="float" office:value="171">
            <text:p>171</text:p>
          </table:table-cell>
          <table:table-cell table:formula="of:=+[.A172]/250" office:value-type="float" office:value="0.684">
            <text:p>0.684</text:p>
          </table:table-cell>
          <table:table-cell table:formula="of:=POWER([.B172];2)*300" office:value-type="float" office:value="140.3568">
            <text:p>140.3568</text:p>
          </table:table-cell>
          <table:table-cell table:formula="of:=[.C172]*128" office:value-type="float" office:value="17965.6704">
            <text:p>1796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72]+1" office:value-type="float" office:value="172">
            <text:p>172</text:p>
          </table:table-cell>
          <table:table-cell table:formula="of:=+[.A173]/250" office:value-type="float" office:value="0.688">
            <text:p>0.688</text:p>
          </table:table-cell>
          <table:table-cell table:formula="of:=POWER([.B173];2)*300" office:value-type="float" office:value="142.0032">
            <text:p>142.0032</text:p>
          </table:table-cell>
          <table:table-cell table:formula="of:=[.C173]*128" office:value-type="float" office:value="18176.4096">
            <text:p>1817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73]+1" office:value-type="float" office:value="173">
            <text:p>173</text:p>
          </table:table-cell>
          <table:table-cell table:formula="of:=+[.A174]/250" office:value-type="float" office:value="0.692">
            <text:p>0.692</text:p>
          </table:table-cell>
          <table:table-cell table:formula="of:=POWER([.B174];2)*300" office:value-type="float" office:value="143.6592">
            <text:p>143.6592</text:p>
          </table:table-cell>
          <table:table-cell table:formula="of:=[.C174]*128" office:value-type="float" office:value="18388.3776">
            <text:p>1838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74]+1" office:value-type="float" office:value="174">
            <text:p>174</text:p>
          </table:table-cell>
          <table:table-cell table:formula="of:=+[.A175]/250" office:value-type="float" office:value="0.696">
            <text:p>0.696</text:p>
          </table:table-cell>
          <table:table-cell table:formula="of:=POWER([.B175];2)*300" office:value-type="float" office:value="145.3248">
            <text:p>145.3248</text:p>
          </table:table-cell>
          <table:table-cell table:formula="of:=[.C175]*128" office:value-type="float" office:value="18601.5744">
            <text:p>1860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75]+1" office:value-type="float" office:value="175">
            <text:p>175</text:p>
          </table:table-cell>
          <table:table-cell table:formula="of:=+[.A176]/250" office:value-type="float" office:value="0.7">
            <text:p>0.7</text:p>
          </table:table-cell>
          <table:table-cell table:formula="of:=POWER([.B176];2)*300" office:value-type="float" office:value="147">
            <text:p>147</text:p>
          </table:table-cell>
          <table:table-cell table:formula="of:=[.C176]*128" office:value-type="float" office:value="18816">
            <text:p>1881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76]+1" office:value-type="float" office:value="176">
            <text:p>176</text:p>
          </table:table-cell>
          <table:table-cell table:formula="of:=+[.A177]/250" office:value-type="float" office:value="0.704">
            <text:p>0.704</text:p>
          </table:table-cell>
          <table:table-cell table:formula="of:=POWER([.B177];2)*300" office:value-type="float" office:value="148.6848">
            <text:p>148.6848</text:p>
          </table:table-cell>
          <table:table-cell table:formula="of:=[.C177]*128" office:value-type="float" office:value="19031.6544">
            <text:p>1903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77]+1" office:value-type="float" office:value="177">
            <text:p>177</text:p>
          </table:table-cell>
          <table:table-cell table:formula="of:=+[.A178]/250" office:value-type="float" office:value="0.708">
            <text:p>0.708</text:p>
          </table:table-cell>
          <table:table-cell table:formula="of:=POWER([.B178];2)*300" office:value-type="float" office:value="150.3792">
            <text:p>150.3792</text:p>
          </table:table-cell>
          <table:table-cell table:formula="of:=[.C178]*128" office:value-type="float" office:value="19248.5376">
            <text:p>1924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78]+1" office:value-type="float" office:value="178">
            <text:p>178</text:p>
          </table:table-cell>
          <table:table-cell table:formula="of:=+[.A179]/250" office:value-type="float" office:value="0.712">
            <text:p>0.712</text:p>
          </table:table-cell>
          <table:table-cell table:formula="of:=POWER([.B179];2)*300" office:value-type="float" office:value="152.0832">
            <text:p>152.0832</text:p>
          </table:table-cell>
          <table:table-cell table:formula="of:=[.C179]*128" office:value-type="float" office:value="19466.6496">
            <text:p>1946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79]+1" office:value-type="float" office:value="179">
            <text:p>179</text:p>
          </table:table-cell>
          <table:table-cell table:formula="of:=+[.A180]/250" office:value-type="float" office:value="0.716">
            <text:p>0.716</text:p>
          </table:table-cell>
          <table:table-cell table:formula="of:=POWER([.B180];2)*300" office:value-type="float" office:value="153.7968">
            <text:p>153.7968</text:p>
          </table:table-cell>
          <table:table-cell table:formula="of:=[.C180]*128" office:value-type="float" office:value="19685.9904">
            <text:p>1968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80]+1" office:value-type="float" office:value="180">
            <text:p>180</text:p>
          </table:table-cell>
          <table:table-cell table:formula="of:=+[.A181]/250" office:value-type="float" office:value="0.72">
            <text:p>0.72</text:p>
          </table:table-cell>
          <table:table-cell table:formula="of:=POWER([.B181];2)*300" office:value-type="float" office:value="155.52">
            <text:p>155.52</text:p>
          </table:table-cell>
          <table:table-cell table:formula="of:=[.C181]*128" office:value-type="float" office:value="19906.56">
            <text:p>1990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81]+1" office:value-type="float" office:value="181">
            <text:p>181</text:p>
          </table:table-cell>
          <table:table-cell table:formula="of:=+[.A182]/250" office:value-type="float" office:value="0.724">
            <text:p>0.724</text:p>
          </table:table-cell>
          <table:table-cell table:formula="of:=POWER([.B182];2)*300" office:value-type="float" office:value="157.2528">
            <text:p>157.2528</text:p>
          </table:table-cell>
          <table:table-cell table:formula="of:=[.C182]*128" office:value-type="float" office:value="20128.3584">
            <text:p>2012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82]+1" office:value-type="float" office:value="182">
            <text:p>182</text:p>
          </table:table-cell>
          <table:table-cell table:formula="of:=+[.A183]/250" office:value-type="float" office:value="0.728">
            <text:p>0.728</text:p>
          </table:table-cell>
          <table:table-cell table:formula="of:=POWER([.B183];2)*300" office:value-type="float" office:value="158.9952">
            <text:p>158.9952</text:p>
          </table:table-cell>
          <table:table-cell table:formula="of:=[.C183]*128" office:value-type="float" office:value="20351.3856">
            <text:p>2035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83]+1" office:value-type="float" office:value="183">
            <text:p>183</text:p>
          </table:table-cell>
          <table:table-cell table:formula="of:=+[.A184]/250" office:value-type="float" office:value="0.732">
            <text:p>0.732</text:p>
          </table:table-cell>
          <table:table-cell table:formula="of:=POWER([.B184];2)*300" office:value-type="float" office:value="160.7472">
            <text:p>160.7472</text:p>
          </table:table-cell>
          <table:table-cell table:formula="of:=[.C184]*128" office:value-type="float" office:value="20575.6416">
            <text:p>2057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84]+1" office:value-type="float" office:value="184">
            <text:p>184</text:p>
          </table:table-cell>
          <table:table-cell table:formula="of:=+[.A185]/250" office:value-type="float" office:value="0.736">
            <text:p>0.736</text:p>
          </table:table-cell>
          <table:table-cell table:formula="of:=POWER([.B185];2)*300" office:value-type="float" office:value="162.5088">
            <text:p>162.5088</text:p>
          </table:table-cell>
          <table:table-cell table:formula="of:=[.C185]*128" office:value-type="float" office:value="20801.1264">
            <text:p>2080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85]+1" office:value-type="float" office:value="185">
            <text:p>185</text:p>
          </table:table-cell>
          <table:table-cell table:formula="of:=+[.A186]/250" office:value-type="float" office:value="0.74">
            <text:p>0.74</text:p>
          </table:table-cell>
          <table:table-cell table:formula="of:=POWER([.B186];2)*300" office:value-type="float" office:value="164.28">
            <text:p>164.28</text:p>
          </table:table-cell>
          <table:table-cell table:formula="of:=[.C186]*128" office:value-type="float" office:value="21027.84">
            <text:p>2102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86]+1" office:value-type="float" office:value="186">
            <text:p>186</text:p>
          </table:table-cell>
          <table:table-cell table:formula="of:=+[.A187]/250" office:value-type="float" office:value="0.744">
            <text:p>0.744</text:p>
          </table:table-cell>
          <table:table-cell table:formula="of:=POWER([.B187];2)*300" office:value-type="float" office:value="166.0608">
            <text:p>166.0608</text:p>
          </table:table-cell>
          <table:table-cell table:formula="of:=[.C187]*128" office:value-type="float" office:value="21255.7824">
            <text:p>2125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87]+1" office:value-type="float" office:value="187">
            <text:p>187</text:p>
          </table:table-cell>
          <table:table-cell table:formula="of:=+[.A188]/250" office:value-type="float" office:value="0.748">
            <text:p>0.748</text:p>
          </table:table-cell>
          <table:table-cell table:formula="of:=POWER([.B188];2)*300" office:value-type="float" office:value="167.8512">
            <text:p>167.8512</text:p>
          </table:table-cell>
          <table:table-cell table:formula="of:=[.C188]*128" office:value-type="float" office:value="21484.9536">
            <text:p>2148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88]+1" office:value-type="float" office:value="188">
            <text:p>188</text:p>
          </table:table-cell>
          <table:table-cell table:formula="of:=+[.A189]/250" office:value-type="float" office:value="0.752">
            <text:p>0.752</text:p>
          </table:table-cell>
          <table:table-cell table:formula="of:=POWER([.B189];2)*300" office:value-type="float" office:value="169.6512">
            <text:p>169.6512</text:p>
          </table:table-cell>
          <table:table-cell table:formula="of:=[.C189]*128" office:value-type="float" office:value="21715.3536">
            <text:p>2171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89]+1" office:value-type="float" office:value="189">
            <text:p>189</text:p>
          </table:table-cell>
          <table:table-cell table:formula="of:=+[.A190]/250" office:value-type="float" office:value="0.756">
            <text:p>0.756</text:p>
          </table:table-cell>
          <table:table-cell table:formula="of:=POWER([.B190];2)*300" office:value-type="float" office:value="171.4608">
            <text:p>171.4608</text:p>
          </table:table-cell>
          <table:table-cell table:formula="of:=[.C190]*128" office:value-type="float" office:value="21946.9824">
            <text:p>2194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90]+1" office:value-type="float" office:value="190">
            <text:p>190</text:p>
          </table:table-cell>
          <table:table-cell table:formula="of:=+[.A191]/250" office:value-type="float" office:value="0.76">
            <text:p>0.76</text:p>
          </table:table-cell>
          <table:table-cell table:formula="of:=POWER([.B191];2)*300" office:value-type="float" office:value="173.28">
            <text:p>173.28</text:p>
          </table:table-cell>
          <table:table-cell table:formula="of:=[.C191]*128" office:value-type="float" office:value="22179.84">
            <text:p>2218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91]+1" office:value-type="float" office:value="191">
            <text:p>191</text:p>
          </table:table-cell>
          <table:table-cell table:formula="of:=+[.A192]/250" office:value-type="float" office:value="0.764">
            <text:p>0.764</text:p>
          </table:table-cell>
          <table:table-cell table:formula="of:=POWER([.B192];2)*300" office:value-type="float" office:value="175.1088">
            <text:p>175.1088</text:p>
          </table:table-cell>
          <table:table-cell table:formula="of:=[.C192]*128" office:value-type="float" office:value="22413.9264">
            <text:p>2241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92]+1" office:value-type="float" office:value="192">
            <text:p>192</text:p>
          </table:table-cell>
          <table:table-cell table:formula="of:=+[.A193]/250" office:value-type="float" office:value="0.768">
            <text:p>0.768</text:p>
          </table:table-cell>
          <table:table-cell table:formula="of:=POWER([.B193];2)*300" office:value-type="float" office:value="176.9472">
            <text:p>176.9472</text:p>
          </table:table-cell>
          <table:table-cell table:formula="of:=[.C193]*128" office:value-type="float" office:value="22649.2416">
            <text:p>2264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93]+1" office:value-type="float" office:value="193">
            <text:p>193</text:p>
          </table:table-cell>
          <table:table-cell table:formula="of:=+[.A194]/250" office:value-type="float" office:value="0.772">
            <text:p>0.772</text:p>
          </table:table-cell>
          <table:table-cell table:formula="of:=POWER([.B194];2)*300" office:value-type="float" office:value="178.7952">
            <text:p>178.7952</text:p>
          </table:table-cell>
          <table:table-cell table:formula="of:=[.C194]*128" office:value-type="float" office:value="22885.7856">
            <text:p>2288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94]+1" office:value-type="float" office:value="194">
            <text:p>194</text:p>
          </table:table-cell>
          <table:table-cell table:formula="of:=+[.A195]/250" office:value-type="float" office:value="0.776">
            <text:p>0.776</text:p>
          </table:table-cell>
          <table:table-cell table:formula="of:=POWER([.B195];2)*300" office:value-type="float" office:value="180.6528">
            <text:p>180.6528</text:p>
          </table:table-cell>
          <table:table-cell table:formula="of:=[.C195]*128" office:value-type="float" office:value="23123.5584">
            <text:p>2312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95]+1" office:value-type="float" office:value="195">
            <text:p>195</text:p>
          </table:table-cell>
          <table:table-cell table:formula="of:=+[.A196]/250" office:value-type="float" office:value="0.78">
            <text:p>0.78</text:p>
          </table:table-cell>
          <table:table-cell table:formula="of:=POWER([.B196];2)*300" office:value-type="float" office:value="182.52">
            <text:p>182.52</text:p>
          </table:table-cell>
          <table:table-cell table:formula="of:=[.C196]*128" office:value-type="float" office:value="23362.56">
            <text:p>23363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96]+1" office:value-type="float" office:value="196">
            <text:p>196</text:p>
          </table:table-cell>
          <table:table-cell table:formula="of:=+[.A197]/250" office:value-type="float" office:value="0.784">
            <text:p>0.784</text:p>
          </table:table-cell>
          <table:table-cell table:formula="of:=POWER([.B197];2)*300" office:value-type="float" office:value="184.3968">
            <text:p>184.3968</text:p>
          </table:table-cell>
          <table:table-cell table:formula="of:=[.C197]*128" office:value-type="float" office:value="23602.7904">
            <text:p>23603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97]+1" office:value-type="float" office:value="197">
            <text:p>197</text:p>
          </table:table-cell>
          <table:table-cell table:formula="of:=+[.A198]/250" office:value-type="float" office:value="0.788">
            <text:p>0.788</text:p>
          </table:table-cell>
          <table:table-cell table:formula="of:=POWER([.B198];2)*300" office:value-type="float" office:value="186.2832">
            <text:p>186.2832</text:p>
          </table:table-cell>
          <table:table-cell table:formula="of:=[.C198]*128" office:value-type="float" office:value="23844.2496">
            <text:p>2384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98]+1" office:value-type="float" office:value="198">
            <text:p>198</text:p>
          </table:table-cell>
          <table:table-cell table:formula="of:=+[.A199]/250" office:value-type="float" office:value="0.792">
            <text:p>0.792</text:p>
          </table:table-cell>
          <table:table-cell table:formula="of:=POWER([.B199];2)*300" office:value-type="float" office:value="188.1792">
            <text:p>188.1792</text:p>
          </table:table-cell>
          <table:table-cell table:formula="of:=[.C199]*128" office:value-type="float" office:value="24086.9376">
            <text:p>2408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199]+1" office:value-type="float" office:value="199">
            <text:p>199</text:p>
          </table:table-cell>
          <table:table-cell table:formula="of:=+[.A200]/250" office:value-type="float" office:value="0.796">
            <text:p>0.796</text:p>
          </table:table-cell>
          <table:table-cell table:formula="of:=POWER([.B200];2)*300" office:value-type="float" office:value="190.0848">
            <text:p>190.0848</text:p>
          </table:table-cell>
          <table:table-cell table:formula="of:=[.C200]*128" office:value-type="float" office:value="24330.8544">
            <text:p>2433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00]+1" office:value-type="float" office:value="200">
            <text:p>200</text:p>
          </table:table-cell>
          <table:table-cell table:formula="of:=+[.A201]/250" office:value-type="float" office:value="0.8">
            <text:p>0.8</text:p>
          </table:table-cell>
          <table:table-cell table:formula="of:=POWER([.B201];2)*300" office:value-type="float" office:value="192">
            <text:p>192</text:p>
          </table:table-cell>
          <table:table-cell table:formula="of:=[.C201]*128" office:value-type="float" office:value="24576">
            <text:p>2457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01]+1" office:value-type="float" office:value="201">
            <text:p>201</text:p>
          </table:table-cell>
          <table:table-cell table:formula="of:=+[.A202]/250" office:value-type="float" office:value="0.804">
            <text:p>0.804</text:p>
          </table:table-cell>
          <table:table-cell table:formula="of:=POWER([.B202];2)*300" office:value-type="float" office:value="193.9248">
            <text:p>193.9248</text:p>
          </table:table-cell>
          <table:table-cell table:formula="of:=[.C202]*128" office:value-type="float" office:value="24822.3744">
            <text:p>2482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02]+1" office:value-type="float" office:value="202">
            <text:p>202</text:p>
          </table:table-cell>
          <table:table-cell table:formula="of:=+[.A203]/250" office:value-type="float" office:value="0.808">
            <text:p>0.808</text:p>
          </table:table-cell>
          <table:table-cell table:formula="of:=POWER([.B203];2)*300" office:value-type="float" office:value="195.8592">
            <text:p>195.8592</text:p>
          </table:table-cell>
          <table:table-cell table:formula="of:=[.C203]*128" office:value-type="float" office:value="25069.9776">
            <text:p>2507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03]+1" office:value-type="float" office:value="203">
            <text:p>203</text:p>
          </table:table-cell>
          <table:table-cell table:formula="of:=+[.A204]/250" office:value-type="float" office:value="0.812">
            <text:p>0.812</text:p>
          </table:table-cell>
          <table:table-cell table:formula="of:=POWER([.B204];2)*300" office:value-type="float" office:value="197.8032">
            <text:p>197.8032</text:p>
          </table:table-cell>
          <table:table-cell table:formula="of:=[.C204]*128" office:value-type="float" office:value="25318.8096">
            <text:p>2531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04]+1" office:value-type="float" office:value="204">
            <text:p>204</text:p>
          </table:table-cell>
          <table:table-cell table:formula="of:=+[.A205]/250" office:value-type="float" office:value="0.816">
            <text:p>0.816</text:p>
          </table:table-cell>
          <table:table-cell table:formula="of:=POWER([.B205];2)*300" office:value-type="float" office:value="199.7568">
            <text:p>199.7568</text:p>
          </table:table-cell>
          <table:table-cell table:formula="of:=[.C205]*128" office:value-type="float" office:value="25568.8704">
            <text:p>2556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05]+1" office:value-type="float" office:value="205">
            <text:p>205</text:p>
          </table:table-cell>
          <table:table-cell table:formula="of:=+[.A206]/250" office:value-type="float" office:value="0.82">
            <text:p>0.82</text:p>
          </table:table-cell>
          <table:table-cell table:formula="of:=POWER([.B206];2)*300" office:value-type="float" office:value="201.72">
            <text:p>201.72</text:p>
          </table:table-cell>
          <table:table-cell table:formula="of:=[.C206]*128" office:value-type="float" office:value="25820.16">
            <text:p>2582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06]+1" office:value-type="float" office:value="206">
            <text:p>206</text:p>
          </table:table-cell>
          <table:table-cell table:formula="of:=+[.A207]/250" office:value-type="float" office:value="0.824">
            <text:p>0.824</text:p>
          </table:table-cell>
          <table:table-cell table:formula="of:=POWER([.B207];2)*300" office:value-type="float" office:value="203.6928">
            <text:p>203.6928</text:p>
          </table:table-cell>
          <table:table-cell table:formula="of:=[.C207]*128" office:value-type="float" office:value="26072.6784">
            <text:p>26073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07]+1" office:value-type="float" office:value="207">
            <text:p>207</text:p>
          </table:table-cell>
          <table:table-cell table:formula="of:=+[.A208]/250" office:value-type="float" office:value="0.828">
            <text:p>0.828</text:p>
          </table:table-cell>
          <table:table-cell table:formula="of:=POWER([.B208];2)*300" office:value-type="float" office:value="205.6752">
            <text:p>205.6752</text:p>
          </table:table-cell>
          <table:table-cell table:formula="of:=[.C208]*128" office:value-type="float" office:value="26326.4256">
            <text:p>2632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08]+1" office:value-type="float" office:value="208">
            <text:p>208</text:p>
          </table:table-cell>
          <table:table-cell table:formula="of:=+[.A209]/250" office:value-type="float" office:value="0.832">
            <text:p>0.832</text:p>
          </table:table-cell>
          <table:table-cell table:formula="of:=POWER([.B209];2)*300" office:value-type="float" office:value="207.6672">
            <text:p>207.6672</text:p>
          </table:table-cell>
          <table:table-cell table:formula="of:=[.C209]*128" office:value-type="float" office:value="26581.4016">
            <text:p>2658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09]+1" office:value-type="float" office:value="209">
            <text:p>209</text:p>
          </table:table-cell>
          <table:table-cell table:formula="of:=+[.A210]/250" office:value-type="float" office:value="0.836">
            <text:p>0.836</text:p>
          </table:table-cell>
          <table:table-cell table:formula="of:=POWER([.B210];2)*300" office:value-type="float" office:value="209.6688">
            <text:p>209.6688</text:p>
          </table:table-cell>
          <table:table-cell table:formula="of:=[.C210]*128" office:value-type="float" office:value="26837.6064">
            <text:p>2683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10]+1" office:value-type="float" office:value="210">
            <text:p>210</text:p>
          </table:table-cell>
          <table:table-cell table:formula="of:=+[.A211]/250" office:value-type="float" office:value="0.84">
            <text:p>0.84</text:p>
          </table:table-cell>
          <table:table-cell table:formula="of:=POWER([.B211];2)*300" office:value-type="float" office:value="211.68">
            <text:p>211.68</text:p>
          </table:table-cell>
          <table:table-cell table:formula="of:=[.C211]*128" office:value-type="float" office:value="27095.04">
            <text:p>2709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11]+1" office:value-type="float" office:value="211">
            <text:p>211</text:p>
          </table:table-cell>
          <table:table-cell table:formula="of:=+[.A212]/250" office:value-type="float" office:value="0.844">
            <text:p>0.844</text:p>
          </table:table-cell>
          <table:table-cell table:formula="of:=POWER([.B212];2)*300" office:value-type="float" office:value="213.7008">
            <text:p>213.7008</text:p>
          </table:table-cell>
          <table:table-cell table:formula="of:=[.C212]*128" office:value-type="float" office:value="27353.7024">
            <text:p>2735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12]+1" office:value-type="float" office:value="212">
            <text:p>212</text:p>
          </table:table-cell>
          <table:table-cell table:formula="of:=+[.A213]/250" office:value-type="float" office:value="0.848">
            <text:p>0.848</text:p>
          </table:table-cell>
          <table:table-cell table:formula="of:=POWER([.B213];2)*300" office:value-type="float" office:value="215.7312">
            <text:p>215.7312</text:p>
          </table:table-cell>
          <table:table-cell table:formula="of:=[.C213]*128" office:value-type="float" office:value="27613.5936">
            <text:p>2761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13]+1" office:value-type="float" office:value="213">
            <text:p>213</text:p>
          </table:table-cell>
          <table:table-cell table:formula="of:=+[.A214]/250" office:value-type="float" office:value="0.852">
            <text:p>0.852</text:p>
          </table:table-cell>
          <table:table-cell table:formula="of:=POWER([.B214];2)*300" office:value-type="float" office:value="217.7712">
            <text:p>217.7712</text:p>
          </table:table-cell>
          <table:table-cell table:formula="of:=[.C214]*128" office:value-type="float" office:value="27874.7136">
            <text:p>2787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14]+1" office:value-type="float" office:value="214">
            <text:p>214</text:p>
          </table:table-cell>
          <table:table-cell table:formula="of:=+[.A215]/250" office:value-type="float" office:value="0.856">
            <text:p>0.856</text:p>
          </table:table-cell>
          <table:table-cell table:formula="of:=POWER([.B215];2)*300" office:value-type="float" office:value="219.8208">
            <text:p>219.8208</text:p>
          </table:table-cell>
          <table:table-cell table:formula="of:=[.C215]*128" office:value-type="float" office:value="28137.0624">
            <text:p>2813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15]+1" office:value-type="float" office:value="215">
            <text:p>215</text:p>
          </table:table-cell>
          <table:table-cell table:formula="of:=+[.A216]/250" office:value-type="float" office:value="0.86">
            <text:p>0.86</text:p>
          </table:table-cell>
          <table:table-cell table:formula="of:=POWER([.B216];2)*300" office:value-type="float" office:value="221.88">
            <text:p>221.88</text:p>
          </table:table-cell>
          <table:table-cell table:formula="of:=[.C216]*128" office:value-type="float" office:value="28400.64">
            <text:p>2840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16]+1" office:value-type="float" office:value="216">
            <text:p>216</text:p>
          </table:table-cell>
          <table:table-cell table:formula="of:=+[.A217]/250" office:value-type="float" office:value="0.864">
            <text:p>0.864</text:p>
          </table:table-cell>
          <table:table-cell table:formula="of:=POWER([.B217];2)*300" office:value-type="float" office:value="223.9488">
            <text:p>223.9488</text:p>
          </table:table-cell>
          <table:table-cell table:formula="of:=[.C217]*128" office:value-type="float" office:value="28665.4464">
            <text:p>2866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17]+1" office:value-type="float" office:value="217">
            <text:p>217</text:p>
          </table:table-cell>
          <table:table-cell table:formula="of:=+[.A218]/250" office:value-type="float" office:value="0.868">
            <text:p>0.868</text:p>
          </table:table-cell>
          <table:table-cell table:formula="of:=POWER([.B218];2)*300" office:value-type="float" office:value="226.0272">
            <text:p>226.0272</text:p>
          </table:table-cell>
          <table:table-cell table:formula="of:=[.C218]*128" office:value-type="float" office:value="28931.4816">
            <text:p>2893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18]+1" office:value-type="float" office:value="218">
            <text:p>218</text:p>
          </table:table-cell>
          <table:table-cell table:formula="of:=+[.A219]/250" office:value-type="float" office:value="0.872">
            <text:p>0.872</text:p>
          </table:table-cell>
          <table:table-cell table:formula="of:=POWER([.B219];2)*300" office:value-type="float" office:value="228.1152">
            <text:p>228.1152</text:p>
          </table:table-cell>
          <table:table-cell table:formula="of:=[.C219]*128" office:value-type="float" office:value="29198.7456">
            <text:p>2919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19]+1" office:value-type="float" office:value="219">
            <text:p>219</text:p>
          </table:table-cell>
          <table:table-cell table:formula="of:=+[.A220]/250" office:value-type="float" office:value="0.876">
            <text:p>0.876</text:p>
          </table:table-cell>
          <table:table-cell table:formula="of:=POWER([.B220];2)*300" office:value-type="float" office:value="230.2128">
            <text:p>230.2128</text:p>
          </table:table-cell>
          <table:table-cell table:formula="of:=[.C220]*128" office:value-type="float" office:value="29467.2384">
            <text:p>2946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20]+1" office:value-type="float" office:value="220">
            <text:p>220</text:p>
          </table:table-cell>
          <table:table-cell table:formula="of:=+[.A221]/250" office:value-type="float" office:value="0.88">
            <text:p>0.88</text:p>
          </table:table-cell>
          <table:table-cell table:formula="of:=POWER([.B221];2)*300" office:value-type="float" office:value="232.32">
            <text:p>232.32</text:p>
          </table:table-cell>
          <table:table-cell table:formula="of:=[.C221]*128" office:value-type="float" office:value="29736.96">
            <text:p>2973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21]+1" office:value-type="float" office:value="221">
            <text:p>221</text:p>
          </table:table-cell>
          <table:table-cell table:formula="of:=+[.A222]/250" office:value-type="float" office:value="0.884">
            <text:p>0.884</text:p>
          </table:table-cell>
          <table:table-cell table:formula="of:=POWER([.B222];2)*300" office:value-type="float" office:value="234.4368">
            <text:p>234.4368</text:p>
          </table:table-cell>
          <table:table-cell table:formula="of:=[.C222]*128" office:value-type="float" office:value="30007.9104">
            <text:p>3000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22]+1" office:value-type="float" office:value="222">
            <text:p>222</text:p>
          </table:table-cell>
          <table:table-cell table:formula="of:=+[.A223]/250" office:value-type="float" office:value="0.888">
            <text:p>0.888</text:p>
          </table:table-cell>
          <table:table-cell table:formula="of:=POWER([.B223];2)*300" office:value-type="float" office:value="236.5632">
            <text:p>236.5632</text:p>
          </table:table-cell>
          <table:table-cell table:formula="of:=[.C223]*128" office:value-type="float" office:value="30280.0896">
            <text:p>3028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23]+1" office:value-type="float" office:value="223">
            <text:p>223</text:p>
          </table:table-cell>
          <table:table-cell table:formula="of:=+[.A224]/250" office:value-type="float" office:value="0.892">
            <text:p>0.892</text:p>
          </table:table-cell>
          <table:table-cell table:formula="of:=POWER([.B224];2)*300" office:value-type="float" office:value="238.6992">
            <text:p>238.6992</text:p>
          </table:table-cell>
          <table:table-cell table:formula="of:=[.C224]*128" office:value-type="float" office:value="30553.4976">
            <text:p>30553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24]+1" office:value-type="float" office:value="224">
            <text:p>224</text:p>
          </table:table-cell>
          <table:table-cell table:formula="of:=+[.A225]/250" office:value-type="float" office:value="0.896">
            <text:p>0.896</text:p>
          </table:table-cell>
          <table:table-cell table:formula="of:=POWER([.B225];2)*300" office:value-type="float" office:value="240.8448">
            <text:p>240.8448</text:p>
          </table:table-cell>
          <table:table-cell table:formula="of:=[.C225]*128" office:value-type="float" office:value="30828.1344">
            <text:p>3082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25]+1" office:value-type="float" office:value="225">
            <text:p>225</text:p>
          </table:table-cell>
          <table:table-cell table:formula="of:=+[.A226]/250" office:value-type="float" office:value="0.9">
            <text:p>0.9</text:p>
          </table:table-cell>
          <table:table-cell table:formula="of:=POWER([.B226];2)*300" office:value-type="float" office:value="243">
            <text:p>243</text:p>
          </table:table-cell>
          <table:table-cell table:formula="of:=[.C226]*128" office:value-type="float" office:value="31104">
            <text:p>3110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26]+1" office:value-type="float" office:value="226">
            <text:p>226</text:p>
          </table:table-cell>
          <table:table-cell table:formula="of:=+[.A227]/250" office:value-type="float" office:value="0.904">
            <text:p>0.904</text:p>
          </table:table-cell>
          <table:table-cell table:formula="of:=POWER([.B227];2)*300" office:value-type="float" office:value="245.1648">
            <text:p>245.1648</text:p>
          </table:table-cell>
          <table:table-cell table:formula="of:=[.C227]*128" office:value-type="float" office:value="31381.0944">
            <text:p>3138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27]+1" office:value-type="float" office:value="227">
            <text:p>227</text:p>
          </table:table-cell>
          <table:table-cell table:formula="of:=+[.A228]/250" office:value-type="float" office:value="0.908">
            <text:p>0.908</text:p>
          </table:table-cell>
          <table:table-cell table:formula="of:=POWER([.B228];2)*300" office:value-type="float" office:value="247.3392">
            <text:p>247.3392</text:p>
          </table:table-cell>
          <table:table-cell table:formula="of:=[.C228]*128" office:value-type="float" office:value="31659.4176">
            <text:p>3165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28]+1" office:value-type="float" office:value="228">
            <text:p>228</text:p>
          </table:table-cell>
          <table:table-cell table:formula="of:=+[.A229]/250" office:value-type="float" office:value="0.912">
            <text:p>0.912</text:p>
          </table:table-cell>
          <table:table-cell table:formula="of:=POWER([.B229];2)*300" office:value-type="float" office:value="249.5232">
            <text:p>249.5232</text:p>
          </table:table-cell>
          <table:table-cell table:formula="of:=[.C229]*128" office:value-type="float" office:value="31938.9696">
            <text:p>3193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29]+1" office:value-type="float" office:value="229">
            <text:p>229</text:p>
          </table:table-cell>
          <table:table-cell table:formula="of:=+[.A230]/250" office:value-type="float" office:value="0.916">
            <text:p>0.916</text:p>
          </table:table-cell>
          <table:table-cell table:formula="of:=POWER([.B230];2)*300" office:value-type="float" office:value="251.7168">
            <text:p>251.7168</text:p>
          </table:table-cell>
          <table:table-cell table:formula="of:=[.C230]*128" office:value-type="float" office:value="32219.7504">
            <text:p>3222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30]+1" office:value-type="float" office:value="230">
            <text:p>230</text:p>
          </table:table-cell>
          <table:table-cell table:formula="of:=+[.A231]/250" office:value-type="float" office:value="0.92">
            <text:p>0.92</text:p>
          </table:table-cell>
          <table:table-cell table:formula="of:=POWER([.B231];2)*300" office:value-type="float" office:value="253.92">
            <text:p>253.92</text:p>
          </table:table-cell>
          <table:table-cell table:formula="of:=[.C231]*128" office:value-type="float" office:value="32501.76">
            <text:p>3250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31]+1" office:value-type="float" office:value="231">
            <text:p>231</text:p>
          </table:table-cell>
          <table:table-cell table:formula="of:=+[.A232]/250" office:value-type="float" office:value="0.924">
            <text:p>0.924</text:p>
          </table:table-cell>
          <table:table-cell table:formula="of:=POWER([.B232];2)*300" office:value-type="float" office:value="256.1328">
            <text:p>256.1328</text:p>
          </table:table-cell>
          <table:table-cell table:formula="of:=[.C232]*128" office:value-type="float" office:value="32784.9984">
            <text:p>3278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32]+1" office:value-type="float" office:value="232">
            <text:p>232</text:p>
          </table:table-cell>
          <table:table-cell table:formula="of:=+[.A233]/250" office:value-type="float" office:value="0.928">
            <text:p>0.928</text:p>
          </table:table-cell>
          <table:table-cell table:formula="of:=POWER([.B233];2)*300" office:value-type="float" office:value="258.3552">
            <text:p>258.3552</text:p>
          </table:table-cell>
          <table:table-cell table:formula="of:=[.C233]*128" office:value-type="float" office:value="33069.4656">
            <text:p>3306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33]+1" office:value-type="float" office:value="233">
            <text:p>233</text:p>
          </table:table-cell>
          <table:table-cell table:formula="of:=+[.A234]/250" office:value-type="float" office:value="0.932">
            <text:p>0.932</text:p>
          </table:table-cell>
          <table:table-cell table:formula="of:=POWER([.B234];2)*300" office:value-type="float" office:value="260.5872">
            <text:p>260.5872</text:p>
          </table:table-cell>
          <table:table-cell table:formula="of:=[.C234]*128" office:value-type="float" office:value="33355.1616">
            <text:p>3335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34]+1" office:value-type="float" office:value="234">
            <text:p>234</text:p>
          </table:table-cell>
          <table:table-cell table:formula="of:=+[.A235]/250" office:value-type="float" office:value="0.936">
            <text:p>0.936</text:p>
          </table:table-cell>
          <table:table-cell table:formula="of:=POWER([.B235];2)*300" office:value-type="float" office:value="262.8288">
            <text:p>262.8288</text:p>
          </table:table-cell>
          <table:table-cell table:formula="of:=[.C235]*128" office:value-type="float" office:value="33642.0864">
            <text:p>3364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35]+1" office:value-type="float" office:value="235">
            <text:p>235</text:p>
          </table:table-cell>
          <table:table-cell table:formula="of:=+[.A236]/250" office:value-type="float" office:value="0.94">
            <text:p>0.94</text:p>
          </table:table-cell>
          <table:table-cell table:formula="of:=POWER([.B236];2)*300" office:value-type="float" office:value="265.08">
            <text:p>265.08</text:p>
          </table:table-cell>
          <table:table-cell table:formula="of:=[.C236]*128" office:value-type="float" office:value="33930.24">
            <text:p>3393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36]+1" office:value-type="float" office:value="236">
            <text:p>236</text:p>
          </table:table-cell>
          <table:table-cell table:formula="of:=+[.A237]/250" office:value-type="float" office:value="0.944">
            <text:p>0.944</text:p>
          </table:table-cell>
          <table:table-cell table:formula="of:=POWER([.B237];2)*300" office:value-type="float" office:value="267.3408">
            <text:p>267.3408</text:p>
          </table:table-cell>
          <table:table-cell table:formula="of:=[.C237]*128" office:value-type="float" office:value="34219.6224">
            <text:p>3422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37]+1" office:value-type="float" office:value="237">
            <text:p>237</text:p>
          </table:table-cell>
          <table:table-cell table:formula="of:=+[.A238]/250" office:value-type="float" office:value="0.948">
            <text:p>0.948</text:p>
          </table:table-cell>
          <table:table-cell table:formula="of:=POWER([.B238];2)*300" office:value-type="float" office:value="269.6112">
            <text:p>269.6112</text:p>
          </table:table-cell>
          <table:table-cell table:formula="of:=[.C238]*128" office:value-type="float" office:value="34510.2336">
            <text:p>3451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38]+1" office:value-type="float" office:value="238">
            <text:p>238</text:p>
          </table:table-cell>
          <table:table-cell table:formula="of:=+[.A239]/250" office:value-type="float" office:value="0.952">
            <text:p>0.952</text:p>
          </table:table-cell>
          <table:table-cell table:formula="of:=POWER([.B239];2)*300" office:value-type="float" office:value="271.8912">
            <text:p>271.8912</text:p>
          </table:table-cell>
          <table:table-cell table:formula="of:=[.C239]*128" office:value-type="float" office:value="34802.0736">
            <text:p>3480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39]+1" office:value-type="float" office:value="239">
            <text:p>239</text:p>
          </table:table-cell>
          <table:table-cell table:formula="of:=+[.A240]/250" office:value-type="float" office:value="0.956">
            <text:p>0.956</text:p>
          </table:table-cell>
          <table:table-cell table:formula="of:=POWER([.B240];2)*300" office:value-type="float" office:value="274.1808">
            <text:p>274.1808</text:p>
          </table:table-cell>
          <table:table-cell table:formula="of:=[.C240]*128" office:value-type="float" office:value="35095.1424">
            <text:p>3509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40]+1" office:value-type="float" office:value="240">
            <text:p>240</text:p>
          </table:table-cell>
          <table:table-cell table:formula="of:=+[.A241]/250" office:value-type="float" office:value="0.96">
            <text:p>0.96</text:p>
          </table:table-cell>
          <table:table-cell table:formula="of:=POWER([.B241];2)*300" office:value-type="float" office:value="276.48">
            <text:p>276.48</text:p>
          </table:table-cell>
          <table:table-cell table:formula="of:=[.C241]*128" office:value-type="float" office:value="35389.44">
            <text:p>3538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41]+1" office:value-type="float" office:value="241">
            <text:p>241</text:p>
          </table:table-cell>
          <table:table-cell table:formula="of:=+[.A242]/250" office:value-type="float" office:value="0.964">
            <text:p>0.964</text:p>
          </table:table-cell>
          <table:table-cell table:formula="of:=POWER([.B242];2)*300" office:value-type="float" office:value="278.7888">
            <text:p>278.7888</text:p>
          </table:table-cell>
          <table:table-cell table:formula="of:=[.C242]*128" office:value-type="float" office:value="35684.9664">
            <text:p>35685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42]+1" office:value-type="float" office:value="242">
            <text:p>242</text:p>
          </table:table-cell>
          <table:table-cell table:formula="of:=+[.A243]/250" office:value-type="float" office:value="0.968">
            <text:p>0.968</text:p>
          </table:table-cell>
          <table:table-cell table:formula="of:=POWER([.B243];2)*300" office:value-type="float" office:value="281.1072">
            <text:p>281.1072</text:p>
          </table:table-cell>
          <table:table-cell table:formula="of:=[.C243]*128" office:value-type="float" office:value="35981.7216">
            <text:p>35982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43]+1" office:value-type="float" office:value="243">
            <text:p>243</text:p>
          </table:table-cell>
          <table:table-cell table:formula="of:=+[.A244]/250" office:value-type="float" office:value="0.972">
            <text:p>0.972</text:p>
          </table:table-cell>
          <table:table-cell table:formula="of:=POWER([.B244];2)*300" office:value-type="float" office:value="283.4352">
            <text:p>283.4352</text:p>
          </table:table-cell>
          <table:table-cell table:formula="of:=[.C244]*128" office:value-type="float" office:value="36279.7056">
            <text:p>3628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44]+1" office:value-type="float" office:value="244">
            <text:p>244</text:p>
          </table:table-cell>
          <table:table-cell table:formula="of:=+[.A245]/250" office:value-type="float" office:value="0.976">
            <text:p>0.976</text:p>
          </table:table-cell>
          <table:table-cell table:formula="of:=POWER([.B245];2)*300" office:value-type="float" office:value="285.7728">
            <text:p>285.7728</text:p>
          </table:table-cell>
          <table:table-cell table:formula="of:=[.C245]*128" office:value-type="float" office:value="36578.9184">
            <text:p>3657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45]+1" office:value-type="float" office:value="245">
            <text:p>245</text:p>
          </table:table-cell>
          <table:table-cell table:formula="of:=+[.A246]/250" office:value-type="float" office:value="0.98">
            <text:p>0.98</text:p>
          </table:table-cell>
          <table:table-cell table:formula="of:=POWER([.B246];2)*300" office:value-type="float" office:value="288.12">
            <text:p>288.12</text:p>
          </table:table-cell>
          <table:table-cell table:formula="of:=[.C246]*128" office:value-type="float" office:value="36879.36">
            <text:p>3687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46]+1" office:value-type="float" office:value="246">
            <text:p>246</text:p>
          </table:table-cell>
          <table:table-cell table:formula="of:=+[.A247]/250" office:value-type="float" office:value="0.984">
            <text:p>0.984</text:p>
          </table:table-cell>
          <table:table-cell table:formula="of:=POWER([.B247];2)*300" office:value-type="float" office:value="290.4768">
            <text:p>290.4768</text:p>
          </table:table-cell>
          <table:table-cell table:formula="of:=[.C247]*128" office:value-type="float" office:value="37181.0304">
            <text:p>37181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47]+1" office:value-type="float" office:value="247">
            <text:p>247</text:p>
          </table:table-cell>
          <table:table-cell table:formula="of:=+[.A248]/250" office:value-type="float" office:value="0.988">
            <text:p>0.988</text:p>
          </table:table-cell>
          <table:table-cell table:formula="of:=POWER([.B248];2)*300" office:value-type="float" office:value="292.8432">
            <text:p>292.8432</text:p>
          </table:table-cell>
          <table:table-cell table:formula="of:=[.C248]*128" office:value-type="float" office:value="37483.9296">
            <text:p>3748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48]+1" office:value-type="float" office:value="248">
            <text:p>248</text:p>
          </table:table-cell>
          <table:table-cell table:formula="of:=+[.A249]/250" office:value-type="float" office:value="0.992">
            <text:p>0.992</text:p>
          </table:table-cell>
          <table:table-cell table:formula="of:=POWER([.B249];2)*300" office:value-type="float" office:value="295.2192">
            <text:p>295.2192</text:p>
          </table:table-cell>
          <table:table-cell table:formula="of:=[.C249]*128" office:value-type="float" office:value="37788.0576">
            <text:p>3778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49]+1" office:value-type="float" office:value="249">
            <text:p>249</text:p>
          </table:table-cell>
          <table:table-cell table:formula="of:=+[.A250]/250" office:value-type="float" office:value="0.996">
            <text:p>0.996</text:p>
          </table:table-cell>
          <table:table-cell table:formula="of:=POWER([.B250];2)*300" office:value-type="float" office:value="297.6048">
            <text:p>297.6048</text:p>
          </table:table-cell>
          <table:table-cell table:formula="of:=[.C250]*128" office:value-type="float" office:value="38093.4144">
            <text:p>38093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50]+1" office:value-type="float" office:value="250">
            <text:p>250</text:p>
          </table:table-cell>
          <table:table-cell table:formula="of:=+[.A251]/250" office:value-type="float" office:value="1">
            <text:p>1</text:p>
          </table:table-cell>
          <table:table-cell table:formula="of:=POWER([.B251];2)*300" office:value-type="float" office:value="300">
            <text:p>300</text:p>
          </table:table-cell>
          <table:table-cell table:formula="of:=[.C251]*128" office:value-type="float" office:value="38400">
            <text:p>38400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51]+1" office:value-type="float" office:value="251">
            <text:p>251</text:p>
          </table:table-cell>
          <table:table-cell table:formula="of:=+[.A252]/250" office:value-type="float" office:value="1.004">
            <text:p>1.004</text:p>
          </table:table-cell>
          <table:table-cell table:formula="of:=POWER([.B252];2)*300" office:value-type="float" office:value="302.4048">
            <text:p>302.4048</text:p>
          </table:table-cell>
          <table:table-cell table:formula="of:=[.C252]*128" office:value-type="float" office:value="38707.8144">
            <text:p>38708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52]+1" office:value-type="float" office:value="252">
            <text:p>252</text:p>
          </table:table-cell>
          <table:table-cell table:formula="of:=+[.A253]/250" office:value-type="float" office:value="1.008">
            <text:p>1.008</text:p>
          </table:table-cell>
          <table:table-cell table:formula="of:=POWER([.B253];2)*300" office:value-type="float" office:value="304.8192">
            <text:p>304.8192</text:p>
          </table:table-cell>
          <table:table-cell table:formula="of:=[.C253]*128" office:value-type="float" office:value="39016.8576">
            <text:p>3901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53]+1" office:value-type="float" office:value="253">
            <text:p>253</text:p>
          </table:table-cell>
          <table:table-cell table:formula="of:=+[.A254]/250" office:value-type="float" office:value="1.012">
            <text:p>1.012</text:p>
          </table:table-cell>
          <table:table-cell table:formula="of:=POWER([.B254];2)*300" office:value-type="float" office:value="307.2432">
            <text:p>307.2432</text:p>
          </table:table-cell>
          <table:table-cell table:formula="of:=[.C254]*128" office:value-type="float" office:value="39327.1296">
            <text:p>39327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54]+1" office:value-type="float" office:value="254">
            <text:p>254</text:p>
          </table:table-cell>
          <table:table-cell table:formula="of:=+[.A255]/250" office:value-type="float" office:value="1.016">
            <text:p>1.016</text:p>
          </table:table-cell>
          <table:table-cell table:formula="of:=POWER([.B255];2)*300" office:value-type="float" office:value="309.6768">
            <text:p>309.6768</text:p>
          </table:table-cell>
          <table:table-cell table:formula="of:=[.C255]*128" office:value-type="float" office:value="39638.6304">
            <text:p>39639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+[.A255]+1" office:value-type="float" office:value="255">
            <text:p>255</text:p>
          </table:table-cell>
          <table:table-cell table:formula="of:=+[.A256]/250" office:value-type="float" office:value="1.02">
            <text:p>1.02</text:p>
          </table:table-cell>
          <table:table-cell table:formula="of:=POWER([.B256];2)*300" office:value-type="float" office:value="312.12">
            <text:p>312.12</text:p>
          </table:table-cell>
          <table:table-cell table:formula="of:=[.C256]*128" office:value-type="float" office:value="39951.36">
            <text:p>39951</text:p>
          </table:table-cell>
          <table:table-cell office:value-type="string">
            <text:p>,</text:p>
          </table:table-cell>
        </table:table-row>
      </table:table>
      <table:table table:name="SWR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+[.B1]*128" office:value-type="float" office:value="128">
            <text:p>128</text:p>
          </table:table-cell>
          <table:table-cell table:formula="of:=LN([.C1])" office:value-type="float" office:value="4.85203026391962">
            <text:p>4.8520302639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 table:formula="of:=+[.B2]*128" office:value-type="float" office:value="1408">
            <text:p>1408</text:p>
          </table:table-cell>
          <table:table-cell table:formula="of:=LN([.C2])" office:value-type="float" office:value="7.24992553671799">
            <text:p>7.2499255367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+[.$D$1]+[.A3]/250*([.$D$2]-[.$D$1])" office:value-type="float" office:value="4.85203026391962">
            <text:p>4.8520302639</text:p>
          </table:table-cell>
          <table:table-cell table:formula="of:=EXP([.B3])" office:value-type="float" office:value="128">
            <text:p>128</text:p>
          </table:table-cell>
          <table:table-cell office:value-type="string">
            <text:p>, //</text:p>
          </table:table-cell>
          <table:table-cell table:formula="of:=+[.C3]/128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+[.A3]+1" office:value-type="float" office:value="1">
            <text:p>1</text:p>
          </table:table-cell>
          <table:table-cell table:formula="of:=+[.$D$1]+[.A4]/250*([.$D$2]-[.$D$1])" office:value-type="float" office:value="4.86162184501081">
            <text:p>4.861621845</text:p>
          </table:table-cell>
          <table:table-cell table:formula="of:=EXP([.B4])" office:value-type="float" office:value="129.233629149035">
            <text:p>129</text:p>
          </table:table-cell>
          <table:table-cell office:value-type="string">
            <text:p>, //</text:p>
          </table:table-cell>
          <table:table-cell table:formula="of:=+[.C4]/128" office:value-type="float" office:value="1.00963772772684">
            <text:p>1.0096377277</text:p>
          </table:table-cell>
          <table:table-cell table:number-columns-repeated="2"/>
        </table:table-row>
        <table:table-row table:style-name="ro1">
          <table:table-cell table:formula="of:=+[.A4]+1" office:value-type="float" office:value="2">
            <text:p>2</text:p>
          </table:table-cell>
          <table:table-cell table:formula="of:=+[.$D$1]+[.A5]/250*([.$D$2]-[.$D$1])" office:value-type="float" office:value="4.871213426102">
            <text:p>4.8712134261</text:p>
          </table:table-cell>
          <table:table-cell table:formula="of:=EXP([.B5])" office:value-type="float" office:value="130.479147679924">
            <text:p>130</text:p>
          </table:table-cell>
          <table:table-cell office:value-type="string">
            <text:p>, //</text:p>
          </table:table-cell>
          <table:table-cell table:formula="of:=+[.C5]/128" office:value-type="float" office:value="1.01936834124941">
            <text:p>1.0193683412</text:p>
          </table:table-cell>
          <table:table-cell table:number-columns-repeated="2"/>
        </table:table-row>
        <table:table-row table:style-name="ro1">
          <table:table-cell table:formula="of:=+[.A5]+1" office:value-type="float" office:value="3">
            <text:p>3</text:p>
          </table:table-cell>
          <table:table-cell table:formula="of:=+[.$D$1]+[.A6]/250*([.$D$2]-[.$D$1])" office:value-type="float" office:value="4.8808050071932">
            <text:p>4.8808050072</text:p>
          </table:table-cell>
          <table:table-cell table:formula="of:=EXP([.B6])" office:value-type="float" office:value="131.736670179293">
            <text:p>132</text:p>
          </table:table-cell>
          <table:table-cell office:value-type="string">
            <text:p>, //</text:p>
          </table:table-cell>
          <table:table-cell table:formula="of:=+[.C6]/128" office:value-type="float" office:value="1.02919273577573">
            <text:p>1.0291927358</text:p>
          </table:table-cell>
          <table:table-cell table:number-columns-repeated="2"/>
        </table:table-row>
        <table:table-row table:style-name="ro1">
          <table:table-cell table:formula="of:=+[.A6]+1" office:value-type="float" office:value="4">
            <text:p>4</text:p>
          </table:table-cell>
          <table:table-cell table:formula="of:=+[.$D$1]+[.A7]/250*([.$D$2]-[.$D$1])" office:value-type="float" office:value="4.89039658828439">
            <text:p>4.8903965883</text:p>
          </table:table-cell>
          <table:table-cell table:formula="of:=EXP([.B7])" office:value-type="float" office:value="133.006312338122">
            <text:p>133</text:p>
          </table:table-cell>
          <table:table-cell office:value-type="string">
            <text:p>, //</text:p>
          </table:table-cell>
          <table:table-cell table:formula="of:=+[.C7]/128" office:value-type="float" office:value="1.03911181514157">
            <text:p>1.0391118151</text:p>
          </table:table-cell>
          <table:table-cell table:number-columns-repeated="2"/>
        </table:table-row>
        <table:table-row table:style-name="ro1">
          <table:table-cell table:formula="of:=+[.A7]+1" office:value-type="float" office:value="5">
            <text:p>5</text:p>
          </table:table-cell>
          <table:table-cell table:formula="of:=+[.$D$1]+[.A8]/250*([.$D$2]-[.$D$1])" office:value-type="float" office:value="4.89998816937558">
            <text:p>4.8999881694</text:p>
          </table:table-cell>
          <table:table-cell table:formula="of:=EXP([.B8])" office:value-type="float" office:value="134.288190962387">
            <text:p>134</text:p>
          </table:table-cell>
          <table:table-cell office:value-type="string">
            <text:p>, //</text:p>
          </table:table-cell>
          <table:table-cell table:formula="of:=+[.C8]/128" office:value-type="float" office:value="1.04912649189365">
            <text:p>1.0491264919</text:p>
          </table:table-cell>
          <table:table-cell table:number-columns-repeated="2"/>
        </table:table-row>
        <table:table-row table:style-name="ro1">
          <table:table-cell table:formula="of:=+[.A8]+1" office:value-type="float" office:value="6">
            <text:p>6</text:p>
          </table:table-cell>
          <table:table-cell table:formula="of:=+[.$D$1]+[.A9]/250*([.$D$2]-[.$D$1])" office:value-type="float" office:value="4.90957975046678">
            <text:p>4.9095797505</text:p>
          </table:table-cell>
          <table:table-cell table:formula="of:=EXP([.B9])" office:value-type="float" office:value="135.582423983812">
            <text:p>136</text:p>
          </table:table-cell>
          <table:table-cell office:value-type="string">
            <text:p>, //</text:p>
          </table:table-cell>
          <table:table-cell table:formula="of:=+[.C9]/128" office:value-type="float" office:value="1.05923768737353">
            <text:p>1.0592376874</text:p>
          </table:table-cell>
          <table:table-cell table:number-columns-repeated="2"/>
        </table:table-row>
        <table:table-row table:style-name="ro1">
          <table:table-cell table:formula="of:=+[.A9]+1" office:value-type="float" office:value="7">
            <text:p>7</text:p>
          </table:table-cell>
          <table:table-cell table:formula="of:=+[.$D$1]+[.A10]/250*([.$D$2]-[.$D$1])" office:value-type="float" office:value="4.91917133155797">
            <text:p>4.9191713316</text:p>
          </table:table-cell>
          <table:table-cell table:formula="of:=EXP([.B10])" office:value-type="float" office:value="136.889130470713">
            <text:p>137</text:p>
          </table:table-cell>
          <table:table-cell office:value-type="string">
            <text:p>, //</text:p>
          </table:table-cell>
          <table:table-cell table:formula="of:=+[.C10]/128" office:value-type="float" office:value="1.06944633180244">
            <text:p>1.0694463318</text:p>
          </table:table-cell>
          <table:table-cell table:number-columns-repeated="2"/>
        </table:table-row>
        <table:table-row table:style-name="ro1">
          <table:table-cell table:formula="of:=+[.A10]+1" office:value-type="float" office:value="8">
            <text:p>8</text:p>
          </table:table-cell>
          <table:table-cell table:formula="of:=+[.$D$1]+[.A11]/250*([.$D$2]-[.$D$1])" office:value-type="float" office:value="4.92876291264917">
            <text:p>4.9287629126</text:p>
          </table:table-cell>
          <table:table-cell table:formula="of:=EXP([.B11])" office:value-type="float" office:value="138.208430638953">
            <text:p>138</text:p>
          </table:table-cell>
          <table:table-cell office:value-type="string">
            <text:p>, //</text:p>
          </table:table-cell>
          <table:table-cell table:formula="of:=+[.C11]/128" office:value-type="float" office:value="1.07975336436682">
            <text:p>1.0797533644</text:p>
          </table:table-cell>
          <table:table-cell table:number-columns-repeated="2"/>
        </table:table-row>
        <table:table-row table:style-name="ro1">
          <table:table-cell table:formula="of:=+[.A11]+1" office:value-type="float" office:value="9">
            <text:p>9</text:p>
          </table:table-cell>
          <table:table-cell table:formula="of:=+[.$D$1]+[.A12]/250*([.$D$2]-[.$D$1])" office:value-type="float" office:value="4.93835449374036">
            <text:p>4.9383544937</text:p>
          </table:table-cell>
          <table:table-cell table:formula="of:=EXP([.B12])" office:value-type="float" office:value="139.540445863004">
            <text:p>140</text:p>
          </table:table-cell>
          <table:table-cell office:value-type="string">
            <text:p>, //</text:p>
          </table:table-cell>
          <table:table-cell table:formula="of:=+[.C12]/128" office:value-type="float" office:value="1.09015973330472">
            <text:p>1.0901597333</text:p>
          </table:table-cell>
          <table:table-cell table:number-columns-repeated="2"/>
        </table:table-row>
        <table:table-row table:style-name="ro1">
          <table:table-cell table:formula="of:=+[.A12]+1" office:value-type="float" office:value="10">
            <text:p>10</text:p>
          </table:table-cell>
          <table:table-cell table:formula="of:=+[.$D$1]+[.A13]/250*([.$D$2]-[.$D$1])" office:value-type="float" office:value="4.94794607483155">
            <text:p>4.9479460748</text:p>
          </table:table-cell>
          <table:table-cell table:formula="of:=EXP([.B13])" office:value-type="float" office:value="140.885298687113">
            <text:p>141</text:p>
          </table:table-cell>
          <table:table-cell office:value-type="string">
            <text:p>, //</text:p>
          </table:table-cell>
          <table:table-cell table:formula="of:=+[.C13]/128" office:value-type="float" office:value="1.10066639599307">
            <text:p>1.100666396</text:p>
          </table:table-cell>
          <table:table-cell table:number-columns-repeated="2"/>
        </table:table-row>
        <table:table-row table:style-name="ro1">
          <table:table-cell table:formula="of:=+[.A13]+1" office:value-type="float" office:value="11">
            <text:p>11</text:p>
          </table:table-cell>
          <table:table-cell table:formula="of:=+[.$D$1]+[.A14]/250*([.$D$2]-[.$D$1])" office:value-type="float" office:value="4.95753765592275">
            <text:p>4.9575376559</text:p>
          </table:table-cell>
          <table:table-cell table:formula="of:=EXP([.B14])" office:value-type="float" office:value="142.243112836574">
            <text:p>142</text:p>
          </table:table-cell>
          <table:table-cell office:value-type="string">
            <text:p>, //</text:p>
          </table:table-cell>
          <table:table-cell table:formula="of:=+[.C14]/128" office:value-type="float" office:value="1.11127431903573">
            <text:p>1.111274319</text:p>
          </table:table-cell>
          <table:table-cell table:number-columns-repeated="2"/>
        </table:table-row>
        <table:table-row table:style-name="ro1">
          <table:table-cell table:formula="of:=+[.A14]+1" office:value-type="float" office:value="12">
            <text:p>12</text:p>
          </table:table-cell>
          <table:table-cell table:formula="of:=+[.$D$1]+[.A15]/250*([.$D$2]-[.$D$1])" office:value-type="float" office:value="4.96712923701394">
            <text:p>4.967129237</text:p>
          </table:table-cell>
          <table:table-cell table:formula="of:=EXP([.B15])" office:value-type="float" office:value="143.614013229111">
            <text:p>144</text:p>
          </table:table-cell>
          <table:table-cell office:value-type="string">
            <text:p>, //</text:p>
          </table:table-cell>
          <table:table-cell table:formula="of:=+[.C15]/128" office:value-type="float" office:value="1.12198447835243">
            <text:p>1.1219844784</text:p>
          </table:table-cell>
          <table:table-cell table:number-columns-repeated="2"/>
        </table:table-row>
        <table:table-row table:style-name="ro1">
          <table:table-cell table:formula="of:=+[.A15]+1" office:value-type="float" office:value="13">
            <text:p>13</text:p>
          </table:table-cell>
          <table:table-cell table:formula="of:=+[.$D$1]+[.A16]/250*([.$D$2]-[.$D$1])" office:value-type="float" office:value="4.97672081810513">
            <text:p>4.9767208181</text:p>
          </table:table-cell>
          <table:table-cell table:formula="of:=EXP([.B16])" office:value-type="float" office:value="144.998125986371">
            <text:p>145</text:p>
          </table:table-cell>
          <table:table-cell office:value-type="string">
            <text:p>, //</text:p>
          </table:table-cell>
          <table:table-cell table:formula="of:=+[.C16]/128" office:value-type="float" office:value="1.13279785926852">
            <text:p>1.1327978593</text:p>
          </table:table-cell>
          <table:table-cell table:number-columns-repeated="2"/>
        </table:table-row>
        <table:table-row table:style-name="ro1">
          <table:table-cell table:formula="of:=+[.A16]+1" office:value-type="float" office:value="14">
            <text:p>14</text:p>
          </table:table-cell>
          <table:table-cell table:formula="of:=+[.$D$1]+[.A17]/250*([.$D$2]-[.$D$1])" office:value-type="float" office:value="4.98631239919633">
            <text:p>4.9863123992</text:p>
          </table:table-cell>
          <table:table-cell table:formula="of:=EXP([.B17])" office:value-type="float" office:value="146.395578445529">
            <text:p>146</text:p>
          </table:table-cell>
          <table:table-cell office:value-type="string">
            <text:p>, //</text:p>
          </table:table-cell>
          <table:table-cell table:formula="of:=+[.C17]/128" office:value-type="float" office:value="1.1437154566057">
            <text:p>1.1437154566</text:p>
          </table:table-cell>
          <table:table-cell table:number-columns-repeated="2"/>
        </table:table-row>
        <table:table-row table:style-name="ro1">
          <table:table-cell table:formula="of:=+[.A17]+1" office:value-type="float" office:value="15">
            <text:p>15</text:p>
          </table:table-cell>
          <table:table-cell table:formula="of:=+[.$D$1]+[.A18]/250*([.$D$2]-[.$D$1])" office:value-type="float" office:value="4.99590398028752">
            <text:p>4.9959039803</text:p>
          </table:table-cell>
          <table:table-cell table:formula="of:=EXP([.B18])" office:value-type="float" office:value="147.806499171">
            <text:p>148</text:p>
          </table:table-cell>
          <table:table-cell office:value-type="string">
            <text:p>, //</text:p>
          </table:table-cell>
          <table:table-cell table:formula="of:=+[.C18]/128" office:value-type="float" office:value="1.15473827477344">
            <text:p>1.1547382748</text:p>
          </table:table-cell>
          <table:table-cell table:number-columns-repeated="2"/>
        </table:table-row>
        <table:table-row table:style-name="ro1">
          <table:table-cell table:formula="of:=+[.A18]+1" office:value-type="float" office:value="16">
            <text:p>16</text:p>
          </table:table-cell>
          <table:table-cell table:formula="of:=+[.$D$1]+[.A19]/250*([.$D$2]-[.$D$1])" office:value-type="float" office:value="5.00549556137871">
            <text:p>5.0054955614</text:p>
          </table:table-cell>
          <table:table-cell table:formula="of:=EXP([.B19])" office:value-type="float" office:value="149.231017966267">
            <text:p>149</text:p>
          </table:table-cell>
          <table:table-cell office:value-type="string">
            <text:p>, //</text:p>
          </table:table-cell>
          <table:table-cell table:formula="of:=+[.C19]/128" office:value-type="float" office:value="1.16586732786146">
            <text:p>1.1658673279</text:p>
          </table:table-cell>
          <table:table-cell table:number-columns-repeated="2"/>
        </table:table-row>
        <table:table-row table:style-name="ro1">
          <table:table-cell table:formula="of:=+[.A19]+1" office:value-type="float" office:value="17">
            <text:p>17</text:p>
          </table:table-cell>
          <table:table-cell table:formula="of:=+[.$D$1]+[.A20]/250*([.$D$2]-[.$D$1])" office:value-type="float" office:value="5.01508714246991">
            <text:p>5.0150871425</text:p>
          </table:table-cell>
          <table:table-cell table:formula="of:=EXP([.B20])" office:value-type="float" office:value="150.669265885825">
            <text:p>151</text:p>
          </table:table-cell>
          <table:table-cell office:value-type="string">
            <text:p>, //</text:p>
          </table:table-cell>
          <table:table-cell table:formula="of:=+[.C20]/128" office:value-type="float" office:value="1.17710363973301">
            <text:p>1.1771036397</text:p>
          </table:table-cell>
          <table:table-cell table:number-columns-repeated="2"/>
        </table:table-row>
        <table:table-row table:style-name="ro1">
          <table:table-cell table:formula="of:=+[.A20]+1" office:value-type="float" office:value="18">
            <text:p>18</text:p>
          </table:table-cell>
          <table:table-cell table:formula="of:=+[.$D$1]+[.A21]/250*([.$D$2]-[.$D$1])" office:value-type="float" office:value="5.0246787235611">
            <text:p>5.0246787236</text:p>
          </table:table-cell>
          <table:table-cell table:formula="of:=EXP([.B21])" office:value-type="float" office:value="152.121375247235">
            <text:p>152</text:p>
          </table:table-cell>
          <table:table-cell office:value-type="string">
            <text:p>, //</text:p>
          </table:table-cell>
          <table:table-cell table:formula="of:=+[.C21]/128" office:value-type="float" office:value="1.18844824411902">
            <text:p>1.1884482441</text:p>
          </table:table-cell>
          <table:table-cell table:number-columns-repeated="2"/>
        </table:table-row>
        <table:table-row table:style-name="ro1">
          <table:table-cell table:formula="of:=+[.A21]+1" office:value-type="float" office:value="19">
            <text:p>19</text:p>
          </table:table-cell>
          <table:table-cell table:formula="of:=+[.$D$1]+[.A22]/250*([.$D$2]-[.$D$1])" office:value-type="float" office:value="5.03427030465229">
            <text:p>5.0342703047</text:p>
          </table:table-cell>
          <table:table-cell table:formula="of:=EXP([.B22])" office:value-type="float" office:value="153.5874796433">
            <text:p>154</text:p>
          </table:table-cell>
          <table:table-cell office:value-type="string">
            <text:p>, //</text:p>
          </table:table-cell>
          <table:table-cell table:formula="of:=+[.C22]/128" office:value-type="float" office:value="1.19990218471328">
            <text:p>1.1999021847</text:p>
          </table:table-cell>
          <table:table-cell table:number-columns-repeated="2"/>
        </table:table-row>
        <table:table-row table:style-name="ro1">
          <table:table-cell table:formula="of:=+[.A22]+1" office:value-type="float" office:value="20">
            <text:p>20</text:p>
          </table:table-cell>
          <table:table-cell table:formula="of:=+[.$D$1]+[.A23]/250*([.$D$2]-[.$D$1])" office:value-type="float" office:value="5.04386188574349">
            <text:p>5.0438618857</text:p>
          </table:table-cell>
          <table:table-cell table:formula="of:=EXP([.B23])" office:value-type="float" office:value="155.067713954353">
            <text:p>155</text:p>
          </table:table-cell>
          <table:table-cell office:value-type="string">
            <text:p>, //</text:p>
          </table:table-cell>
          <table:table-cell table:formula="of:=+[.C23]/128" office:value-type="float" office:value="1.21146651526838">
            <text:p>1.2114665153</text:p>
          </table:table-cell>
          <table:table-cell table:number-columns-repeated="2"/>
        </table:table-row>
        <table:table-row table:style-name="ro1">
          <table:table-cell table:formula="of:=+[.A23]+1" office:value-type="float" office:value="21">
            <text:p>21</text:p>
          </table:table-cell>
          <table:table-cell table:formula="of:=+[.$D$1]+[.A24]/250*([.$D$2]-[.$D$1])" office:value-type="float" office:value="5.05345346683468">
            <text:p>5.0534534668</text:p>
          </table:table-cell>
          <table:table-cell table:formula="of:=EXP([.B24])" office:value-type="float" office:value="156.562214360668">
            <text:p>157</text:p>
          </table:table-cell>
          <table:table-cell office:value-type="string">
            <text:p>, //</text:p>
          </table:table-cell>
          <table:table-cell table:formula="of:=+[.C24]/128" office:value-type="float" office:value="1.22314229969272">
            <text:p>1.2231422997</text:p>
          </table:table-cell>
          <table:table-cell table:number-columns-repeated="2"/>
        </table:table-row>
        <table:table-row table:style-name="ro1">
          <table:table-cell table:formula="of:=+[.A24]+1" office:value-type="float" office:value="22">
            <text:p>22</text:p>
          </table:table-cell>
          <table:table-cell table:formula="of:=+[.$D$1]+[.A25]/250*([.$D$2]-[.$D$1])" office:value-type="float" office:value="5.06304504792587">
            <text:p>5.0630450479</text:p>
          </table:table-cell>
          <table:table-cell table:formula="of:=EXP([.B25])" office:value-type="float" office:value="158.071118354987">
            <text:p>158</text:p>
          </table:table-cell>
          <table:table-cell office:value-type="string">
            <text:p>, //</text:p>
          </table:table-cell>
          <table:table-cell table:formula="of:=+[.C25]/128" office:value-type="float" office:value="1.23493061214833">
            <text:p>1.2349306121</text:p>
          </table:table-cell>
          <table:table-cell table:number-columns-repeated="2"/>
        </table:table-row>
        <table:table-row table:style-name="ro1">
          <table:table-cell table:formula="of:=+[.A25]+1" office:value-type="float" office:value="23">
            <text:p>23</text:p>
          </table:table-cell>
          <table:table-cell table:formula="of:=+[.$D$1]+[.A26]/250*([.$D$2]-[.$D$1])" office:value-type="float" office:value="5.07263662901707">
            <text:p>5.072636629</text:p>
          </table:table-cell>
          <table:table-cell table:formula="of:=EXP([.B26])" office:value-type="float" office:value="159.594564755169">
            <text:p>160</text:p>
          </table:table-cell>
          <table:table-cell office:value-type="string">
            <text:p>, //</text:p>
          </table:table-cell>
          <table:table-cell table:formula="of:=+[.C26]/128" office:value-type="float" office:value="1.24683253714976">
            <text:p>1.2468325371</text:p>
          </table:table-cell>
          <table:table-cell table:number-columns-repeated="2"/>
        </table:table-row>
        <table:table-row table:style-name="ro1">
          <table:table-cell table:formula="of:=+[.A26]+1" office:value-type="float" office:value="24">
            <text:p>24</text:p>
          </table:table-cell>
          <table:table-cell table:formula="of:=+[.$D$1]+[.A27]/250*([.$D$2]-[.$D$1])" office:value-type="float" office:value="5.08222821010826">
            <text:p>5.0822282101</text:p>
          </table:table-cell>
          <table:table-cell table:formula="of:=EXP([.B27])" office:value-type="float" office:value="161.132693716962">
            <text:p>161</text:p>
          </table:table-cell>
          <table:table-cell office:value-type="string">
            <text:p>, //</text:p>
          </table:table-cell>
          <table:table-cell table:formula="of:=+[.C27]/128" office:value-type="float" office:value="1.25884916966377">
            <text:p>1.2588491697</text:p>
          </table:table-cell>
          <table:table-cell table:number-columns-repeated="2"/>
        </table:table-row>
        <table:table-row table:style-name="ro1">
          <table:table-cell table:formula="of:=+[.A27]+1" office:value-type="float" office:value="25">
            <text:p>25</text:p>
          </table:table-cell>
          <table:table-cell table:formula="of:=+[.$D$1]+[.A28]/250*([.$D$2]-[.$D$1])" office:value-type="float" office:value="5.09181979119945">
            <text:p>5.0918197912</text:p>
          </table:table-cell>
          <table:table-cell table:formula="of:=EXP([.B28])" office:value-type="float" office:value="162.685646746898">
            <text:p>163</text:p>
          </table:table-cell>
          <table:table-cell office:value-type="string">
            <text:p>, //</text:p>
          </table:table-cell>
          <table:table-cell table:formula="of:=+[.C28]/128" office:value-type="float" office:value="1.27098161521014">
            <text:p>1.2709816152</text:p>
          </table:table-cell>
          <table:table-cell table:number-columns-repeated="2"/>
        </table:table-row>
        <table:table-row table:style-name="ro1">
          <table:table-cell table:formula="of:=+[.A28]+1" office:value-type="float" office:value="26">
            <text:p>26</text:p>
          </table:table-cell>
          <table:table-cell table:formula="of:=+[.$D$1]+[.A29]/250*([.$D$2]-[.$D$1])" office:value-type="float" office:value="5.10141137229065">
            <text:p>5.1014113723</text:p>
          </table:table-cell>
          <table:table-cell table:formula="of:=EXP([.B29])" office:value-type="float" office:value="164.253566715309">
            <text:p>164</text:p>
          </table:table-cell>
          <table:table-cell office:value-type="string">
            <text:p>, //</text:p>
          </table:table-cell>
          <table:table-cell table:formula="of:=+[.C29]/128" office:value-type="float" office:value="1.28323098996335">
            <text:p>1.28323099</text:p>
          </table:table-cell>
          <table:table-cell table:number-columns-repeated="2"/>
        </table:table-row>
        <table:table-row table:style-name="ro1">
          <table:table-cell table:formula="of:=+[.A29]+1" office:value-type="float" office:value="27">
            <text:p>27</text:p>
          </table:table-cell>
          <table:table-cell table:formula="of:=+[.$D$1]+[.A30]/250*([.$D$2]-[.$D$1])" office:value-type="float" office:value="5.11100295338184">
            <text:p>5.1110029534</text:p>
          </table:table-cell>
          <table:table-cell table:formula="of:=EXP([.B30])" office:value-type="float" office:value="165.836597869473">
            <text:p>166</text:p>
          </table:table-cell>
          <table:table-cell office:value-type="string">
            <text:p>, //</text:p>
          </table:table-cell>
          <table:table-cell table:formula="of:=+[.C30]/128" office:value-type="float" office:value="1.29559842085526">
            <text:p>1.2955984209</text:p>
          </table:table-cell>
          <table:table-cell table:number-columns-repeated="2"/>
        </table:table-row>
        <table:table-row table:style-name="ro1">
          <table:table-cell table:formula="of:=+[.A30]+1" office:value-type="float" office:value="28">
            <text:p>28</text:p>
          </table:table-cell>
          <table:table-cell table:formula="of:=+[.$D$1]+[.A31]/250*([.$D$2]-[.$D$1])" office:value-type="float" office:value="5.12059453447303">
            <text:p>5.1205945345</text:p>
          </table:table-cell>
          <table:table-cell table:formula="of:=EXP([.B31])" office:value-type="float" office:value="167.434885846884">
            <text:p>167</text:p>
          </table:table-cell>
          <table:table-cell office:value-type="string">
            <text:p>, //</text:p>
          </table:table-cell>
          <table:table-cell table:formula="of:=+[.C31]/128" office:value-type="float" office:value="1.30808504567878">
            <text:p>1.3080850457</text:p>
          </table:table-cell>
          <table:table-cell table:number-columns-repeated="2"/>
        </table:table-row>
        <table:table-row table:style-name="ro1">
          <table:table-cell table:formula="of:=+[.A31]+1" office:value-type="float" office:value="29">
            <text:p>29</text:p>
          </table:table-cell>
          <table:table-cell table:formula="of:=+[.$D$1]+[.A32]/250*([.$D$2]-[.$D$1])" office:value-type="float" office:value="5.13018611556423">
            <text:p>5.1301861156</text:p>
          </table:table-cell>
          <table:table-cell table:formula="of:=EXP([.B32])" office:value-type="float" office:value="169.04857768865">
            <text:p>169</text:p>
          </table:table-cell>
          <table:table-cell office:value-type="string">
            <text:p>, //</text:p>
          </table:table-cell>
          <table:table-cell table:formula="of:=+[.C32]/128" office:value-type="float" office:value="1.32069201319258">
            <text:p>1.3206920132</text:p>
          </table:table-cell>
          <table:table-cell table:number-columns-repeated="2"/>
        </table:table-row>
        <table:table-row table:style-name="ro1">
          <table:table-cell table:formula="of:=+[.A32]+1" office:value-type="float" office:value="30">
            <text:p>30</text:p>
          </table:table-cell>
          <table:table-cell table:formula="of:=+[.$D$1]+[.A33]/250*([.$D$2]-[.$D$1])" office:value-type="float" office:value="5.13977769665542">
            <text:p>5.1397776967</text:p>
          </table:table-cell>
          <table:table-cell table:formula="of:=EXP([.B33])" office:value-type="float" office:value="170.677821853022">
            <text:p>171</text:p>
          </table:table-cell>
          <table:table-cell office:value-type="string">
            <text:p>, //</text:p>
          </table:table-cell>
          <table:table-cell table:formula="of:=+[.C33]/128" office:value-type="float" office:value="1.33342048322674">
            <text:p>1.3334204832</text:p>
          </table:table-cell>
          <table:table-cell table:number-columns-repeated="2"/>
        </table:table-row>
        <table:table-row table:style-name="ro1">
          <table:table-cell table:formula="of:=+[.A33]+1" office:value-type="float" office:value="31">
            <text:p>31</text:p>
          </table:table-cell>
          <table:table-cell table:formula="of:=+[.$D$1]+[.A34]/250*([.$D$2]-[.$D$1])" office:value-type="float" office:value="5.14936927774662">
            <text:p>5.1493692777</text:p>
          </table:table-cell>
          <table:table-cell table:formula="of:=EXP([.B34])" office:value-type="float" office:value="172.322768229051">
            <text:p>172</text:p>
          </table:table-cell>
          <table:table-cell office:value-type="string">
            <text:p>, //</text:p>
          </table:table-cell>
          <table:table-cell table:formula="of:=+[.C34]/128" office:value-type="float" office:value="1.34627162678946">
            <text:p>1.3462716268</text:p>
          </table:table-cell>
          <table:table-cell table:number-columns-repeated="2"/>
        </table:table-row>
        <table:table-row table:style-name="ro1">
          <table:table-cell table:formula="of:=+[.A34]+1" office:value-type="float" office:value="32">
            <text:p>32</text:p>
          </table:table-cell>
          <table:table-cell table:formula="of:=+[.$D$1]+[.A35]/250*([.$D$2]-[.$D$1])" office:value-type="float" office:value="5.15896085883781">
            <text:p>5.1589608588</text:p>
          </table:table-cell>
          <table:table-cell table:formula="of:=EXP([.B35])" office:value-type="float" office:value="173.983568150378">
            <text:p>174</text:p>
          </table:table-cell>
          <table:table-cell office:value-type="string">
            <text:p>, //</text:p>
          </table:table-cell>
          <table:table-cell table:formula="of:=+[.C35]/128" office:value-type="float" office:value="1.35924662617483">
            <text:p>1.3592466262</text:p>
          </table:table-cell>
          <table:table-cell table:number-columns-repeated="2"/>
        </table:table-row>
        <table:table-row table:style-name="ro1">
          <table:table-cell table:formula="of:=+[.A35]+1" office:value-type="float" office:value="33">
            <text:p>33</text:p>
          </table:table-cell>
          <table:table-cell table:formula="of:=+[.$D$1]+[.A36]/250*([.$D$2]-[.$D$1])" office:value-type="float" office:value="5.168552439929">
            <text:p>5.1685524399</text:p>
          </table:table-cell>
          <table:table-cell table:formula="of:=EXP([.B36])" office:value-type="float" office:value="175.660374409155">
            <text:p>176</text:p>
          </table:table-cell>
          <table:table-cell office:value-type="string">
            <text:p>, //</text:p>
          </table:table-cell>
          <table:table-cell table:formula="of:=+[.C36]/128" office:value-type="float" office:value="1.37234667507152">
            <text:p>1.3723466751</text:p>
          </table:table-cell>
          <table:table-cell table:number-columns-repeated="2"/>
        </table:table-row>
        <table:table-row table:style-name="ro1">
          <table:table-cell table:formula="of:=+[.A36]+1" office:value-type="float" office:value="34">
            <text:p>34</text:p>
          </table:table-cell>
          <table:table-cell table:formula="of:=+[.$D$1]+[.A37]/250*([.$D$2]-[.$D$1])" office:value-type="float" office:value="5.1781440210202">
            <text:p>5.178144021</text:p>
          </table:table-cell>
          <table:table-cell table:formula="of:=EXP([.B37])" office:value-type="float" office:value="177.353341270104">
            <text:p>177</text:p>
          </table:table-cell>
          <table:table-cell office:value-type="string">
            <text:p>, //</text:p>
          </table:table-cell>
          <table:table-cell table:formula="of:=+[.C37]/128" office:value-type="float" office:value="1.38557297867269">
            <text:p>1.3855729787</text:p>
          </table:table-cell>
          <table:table-cell table:number-columns-repeated="2"/>
        </table:table-row>
        <table:table-row table:style-name="ro1">
          <table:table-cell table:formula="of:=+[.A37]+1" office:value-type="float" office:value="35">
            <text:p>35</text:p>
          </table:table-cell>
          <table:table-cell table:formula="of:=+[.$D$1]+[.A38]/250*([.$D$2]-[.$D$1])" office:value-type="float" office:value="5.18773560211139">
            <text:p>5.1877356021</text:p>
          </table:table-cell>
          <table:table-cell table:formula="of:=EXP([.B38])" office:value-type="float" office:value="179.062624484711">
            <text:p>179</text:p>
          </table:table-cell>
          <table:table-cell office:value-type="string">
            <text:p>, //</text:p>
          </table:table-cell>
          <table:table-cell table:formula="of:=+[.C38]/128" office:value-type="float" office:value="1.3989267537868">
            <text:p>1.3989267538</text:p>
          </table:table-cell>
          <table:table-cell table:number-columns-repeated="2"/>
        </table:table-row>
        <table:table-row table:style-name="ro1">
          <table:table-cell table:formula="of:=+[.A38]+1" office:value-type="float" office:value="36">
            <text:p>36</text:p>
          </table:table-cell>
          <table:table-cell table:formula="of:=+[.$D$1]+[.A39]/250*([.$D$2]-[.$D$1])" office:value-type="float" office:value="5.19732718320258">
            <text:p>5.1973271832</text:p>
          </table:table-cell>
          <table:table-cell table:formula="of:=EXP([.B39])" office:value-type="float" office:value="180.788381305547">
            <text:p>181</text:p>
          </table:table-cell>
          <table:table-cell office:value-type="string">
            <text:p>, //</text:p>
          </table:table-cell>
          <table:table-cell table:formula="of:=+[.C39]/128" office:value-type="float" office:value="1.41240922894959">
            <text:p>1.4124092289</text:p>
          </table:table-cell>
          <table:table-cell table:number-columns-repeated="2"/>
        </table:table-row>
        <table:table-row table:style-name="ro1">
          <table:table-cell table:formula="of:=+[.A39]+1" office:value-type="float" office:value="37">
            <text:p>37</text:p>
          </table:table-cell>
          <table:table-cell table:formula="of:=+[.$D$1]+[.A40]/250*([.$D$2]-[.$D$1])" office:value-type="float" office:value="5.20691876429378">
            <text:p>5.2069187643</text:p>
          </table:table-cell>
          <table:table-cell table:formula="of:=EXP([.B40])" office:value-type="float" office:value="182.530770500745">
            <text:p>183</text:p>
          </table:table-cell>
          <table:table-cell office:value-type="string">
            <text:p>, //</text:p>
          </table:table-cell>
          <table:table-cell table:formula="of:=+[.C40]/128" office:value-type="float" office:value="1.42602164453707">
            <text:p>1.4260216445</text:p>
          </table:table-cell>
          <table:table-cell table:number-columns-repeated="2"/>
        </table:table-row>
        <table:table-row table:style-name="ro1">
          <table:table-cell table:formula="of:=+[.A40]+1" office:value-type="float" office:value="38">
            <text:p>38</text:p>
          </table:table-cell>
          <table:table-cell table:formula="of:=+[.$D$1]+[.A41]/250*([.$D$2]-[.$D$1])" office:value-type="float" office:value="5.21651034538497">
            <text:p>5.2165103454</text:p>
          </table:table-cell>
          <table:table-cell table:formula="of:=EXP([.B41])" office:value-type="float" office:value="184.289952368601">
            <text:p>184</text:p>
          </table:table-cell>
          <table:table-cell office:value-type="string">
            <text:p>, //</text:p>
          </table:table-cell>
          <table:table-cell table:formula="of:=+[.C41]/128" office:value-type="float" office:value="1.4397652528797">
            <text:p>1.4397652529</text:p>
          </table:table-cell>
          <table:table-cell table:number-columns-repeated="2"/>
        </table:table-row>
        <table:table-row table:style-name="ro1">
          <table:table-cell table:formula="of:=+[.A41]+1" office:value-type="float" office:value="39">
            <text:p>39</text:p>
          </table:table-cell>
          <table:table-cell table:formula="of:=+[.$D$1]+[.A42]/250*([.$D$2]-[.$D$1])" office:value-type="float" office:value="5.22610192647616">
            <text:p>5.2261019265</text:p>
          </table:table-cell>
          <table:table-cell table:formula="of:=EXP([.B42])" office:value-type="float" office:value="186.066088752322">
            <text:p>186</text:p>
          </table:table-cell>
          <table:table-cell office:value-type="string">
            <text:p>, //</text:p>
          </table:table-cell>
          <table:table-cell table:formula="of:=+[.C42]/128" office:value-type="float" office:value="1.45364131837751">
            <text:p>1.4536413184</text:p>
          </table:table-cell>
          <table:table-cell table:number-columns-repeated="2"/>
        </table:table-row>
        <table:table-row table:style-name="ro1">
          <table:table-cell table:formula="of:=+[.A42]+1" office:value-type="float" office:value="40">
            <text:p>40</text:p>
          </table:table-cell>
          <table:table-cell table:formula="of:=+[.$D$1]+[.A43]/250*([.$D$2]-[.$D$1])" office:value-type="float" office:value="5.23569350756736">
            <text:p>5.2356935076</text:p>
          </table:table-cell>
          <table:table-cell table:formula="of:=EXP([.B43])" office:value-type="float" office:value="187.859343054914">
            <text:p>188</text:p>
          </table:table-cell>
          <table:table-cell office:value-type="string">
            <text:p>, //</text:p>
          </table:table-cell>
          <table:table-cell table:formula="of:=+[.C43]/128" office:value-type="float" office:value="1.46765111761652">
            <text:p>1.4676511176</text:p>
          </table:table-cell>
          <table:table-cell table:number-columns-repeated="2"/>
        </table:table-row>
        <table:table-row table:style-name="ro1">
          <table:table-cell table:formula="of:=+[.A43]+1" office:value-type="float" office:value="41">
            <text:p>41</text:p>
          </table:table-cell>
          <table:table-cell table:formula="of:=+[.$D$1]+[.A44]/250*([.$D$2]-[.$D$1])" office:value-type="float" office:value="5.24528508865855">
            <text:p>5.2452850887</text:p>
          </table:table-cell>
          <table:table-cell table:formula="of:=EXP([.B44])" office:value-type="float" office:value="189.66988025422">
            <text:p>190</text:p>
          </table:table-cell>
          <table:table-cell office:value-type="string">
            <text:p>, //</text:p>
          </table:table-cell>
          <table:table-cell table:formula="of:=+[.C44]/128" office:value-type="float" office:value="1.48179593948609">
            <text:p>1.4817959395</text:p>
          </table:table-cell>
          <table:table-cell table:number-columns-repeated="2"/>
        </table:table-row>
        <table:table-row table:style-name="ro1">
          <table:table-cell table:formula="of:=+[.A44]+1" office:value-type="float" office:value="42">
            <text:p>42</text:p>
          </table:table-cell>
          <table:table-cell table:formula="of:=+[.$D$1]+[.A45]/250*([.$D$2]-[.$D$1])" office:value-type="float" office:value="5.25487666974974">
            <text:p>5.2548766697</text:p>
          </table:table-cell>
          <table:table-cell table:formula="of:=EXP([.B45])" office:value-type="float" office:value="191.497866918092">
            <text:p>191</text:p>
          </table:table-cell>
          <table:table-cell office:value-type="string">
            <text:p>, //</text:p>
          </table:table-cell>
          <table:table-cell table:formula="of:=+[.C45]/128" office:value-type="float" office:value="1.49607708529759">
            <text:p>1.4960770853</text:p>
          </table:table-cell>
          <table:table-cell table:number-columns-repeated="2"/>
        </table:table-row>
        <table:table-row table:style-name="ro1">
          <table:table-cell table:formula="of:=+[.A45]+1" office:value-type="float" office:value="43">
            <text:p>43</text:p>
          </table:table-cell>
          <table:table-cell table:formula="of:=+[.$D$1]+[.A46]/250*([.$D$2]-[.$D$1])" office:value-type="float" office:value="5.26446825084094">
            <text:p>5.2644682508</text:p>
          </table:table-cell>
          <table:table-cell table:formula="of:=EXP([.B46])" office:value-type="float" office:value="193.343471219718">
            <text:p>193</text:p>
          </table:table-cell>
          <table:table-cell office:value-type="string">
            <text:p>, //</text:p>
          </table:table-cell>
          <table:table-cell table:formula="of:=+[.C46]/128" office:value-type="float" office:value="1.51049586890405">
            <text:p>1.5104958689</text:p>
          </table:table-cell>
          <table:table-cell table:number-columns-repeated="2"/>
        </table:table-row>
        <table:table-row table:style-name="ro1">
          <table:table-cell table:formula="of:=+[.A46]+1" office:value-type="float" office:value="44">
            <text:p>44</text:p>
          </table:table-cell>
          <table:table-cell table:formula="of:=+[.$D$1]+[.A47]/250*([.$D$2]-[.$D$1])" office:value-type="float" office:value="5.27405983193213">
            <text:p>5.2740598319</text:p>
          </table:table-cell>
          <table:table-cell table:formula="of:=EXP([.B47])" office:value-type="float" office:value="195.206862953095">
            <text:p>195</text:p>
          </table:table-cell>
          <table:table-cell office:value-type="string">
            <text:p>, //</text:p>
          </table:table-cell>
          <table:table-cell table:formula="of:=+[.C47]/128" office:value-type="float" office:value="1.52505361682106">
            <text:p>1.5250536168</text:p>
          </table:table-cell>
          <table:table-cell table:number-columns-repeated="2"/>
        </table:table-row>
        <table:table-row table:style-name="ro1">
          <table:table-cell table:formula="of:=+[.A47]+1" office:value-type="float" office:value="45">
            <text:p>45</text:p>
          </table:table-cell>
          <table:table-cell table:formula="of:=+[.$D$1]+[.A48]/250*([.$D$2]-[.$D$1])" office:value-type="float" office:value="5.28365141302332">
            <text:p>5.283651413</text:p>
          </table:table-cell>
          <table:table-cell table:formula="of:=EXP([.B48])" office:value-type="float" office:value="197.088213548647">
            <text:p>197</text:p>
          </table:table-cell>
          <table:table-cell office:value-type="string">
            <text:p>, //</text:p>
          </table:table-cell>
          <table:table-cell table:formula="of:=+[.C48]/128" office:value-type="float" office:value="1.53975166834881">
            <text:p>1.5397516683</text:p>
          </table:table-cell>
          <table:table-cell table:number-columns-repeated="2"/>
        </table:table-row>
        <table:table-row table:style-name="ro1">
          <table:table-cell table:formula="of:=+[.A48]+1" office:value-type="float" office:value="46">
            <text:p>46</text:p>
          </table:table-cell>
          <table:table-cell table:formula="of:=+[.$D$1]+[.A49]/250*([.$D$2]-[.$D$1])" office:value-type="float" office:value="5.29324299411452">
            <text:p>5.2932429941</text:p>
          </table:table-cell>
          <table:table-cell table:formula="of:=EXP([.B49])" office:value-type="float" office:value="198.987696088998">
            <text:p>199</text:p>
          </table:table-cell>
          <table:table-cell office:value-type="string">
            <text:p>, //</text:p>
          </table:table-cell>
          <table:table-cell table:formula="of:=+[.C49]/128" office:value-type="float" office:value="1.5545913756953">
            <text:p>1.5545913757</text:p>
          </table:table-cell>
          <table:table-cell table:number-columns-repeated="2"/>
        </table:table-row>
        <table:table-row table:style-name="ro1">
          <table:table-cell table:formula="of:=+[.A49]+1" office:value-type="float" office:value="47">
            <text:p>47</text:p>
          </table:table-cell>
          <table:table-cell table:formula="of:=+[.$D$1]+[.A50]/250*([.$D$2]-[.$D$1])" office:value-type="float" office:value="5.30283457520571">
            <text:p>5.3028345752</text:p>
          </table:table-cell>
          <table:table-cell table:formula="of:=EXP([.B50])" office:value-type="float" office:value="200.905485324894">
            <text:p>201</text:p>
          </table:table-cell>
          <table:table-cell office:value-type="string">
            <text:p>, //</text:p>
          </table:table-cell>
          <table:table-cell table:formula="of:=+[.C50]/128" office:value-type="float" office:value="1.56957410410074">
            <text:p>1.5695741041</text:p>
          </table:table-cell>
          <table:table-cell table:number-columns-repeated="2"/>
        </table:table-row>
        <table:table-row table:style-name="ro1">
          <table:table-cell table:formula="of:=+[.A50]+1" office:value-type="float" office:value="48">
            <text:p>48</text:p>
          </table:table-cell>
          <table:table-cell table:formula="of:=+[.$D$1]+[.A51]/250*([.$D$2]-[.$D$1])" office:value-type="float" office:value="5.3124261562969">
            <text:p>5.3124261563</text:p>
          </table:table-cell>
          <table:table-cell table:formula="of:=EXP([.B51])" office:value-type="float" office:value="202.841757691284">
            <text:p>203</text:p>
          </table:table-cell>
          <table:table-cell office:value-type="string">
            <text:p>, //</text:p>
          </table:table-cell>
          <table:table-cell table:formula="of:=+[.C51]/128" office:value-type="float" office:value="1.58470123196315">
            <text:p>1.584701232</text:p>
          </table:table-cell>
          <table:table-cell table:number-columns-repeated="2"/>
        </table:table-row>
        <table:table-row table:style-name="ro1">
          <table:table-cell table:formula="of:=+[.A51]+1" office:value-type="float" office:value="49">
            <text:p>49</text:p>
          </table:table-cell>
          <table:table-cell table:formula="of:=+[.$D$1]+[.A52]/250*([.$D$2]-[.$D$1])" office:value-type="float" office:value="5.3220177373881">
            <text:p>5.3220177374</text:p>
          </table:table-cell>
          <table:table-cell table:formula="of:=EXP([.B52])" office:value-type="float" office:value="204.796691323545">
            <text:p>205</text:p>
          </table:table-cell>
          <table:table-cell office:value-type="string">
            <text:p>, //</text:p>
          </table:table-cell>
          <table:table-cell table:formula="of:=+[.C52]/128" office:value-type="float" office:value="1.5999741509652">
            <text:p>1.599974151</text:p>
          </table:table-cell>
          <table:table-cell table:number-columns-repeated="2"/>
        </table:table-row>
        <table:table-row table:style-name="ro1">
          <table:table-cell table:formula="of:=+[.A52]+1" office:value-type="float" office:value="50">
            <text:p>50</text:p>
          </table:table-cell>
          <table:table-cell table:formula="of:=+[.$D$1]+[.A53]/250*([.$D$2]-[.$D$1])" office:value-type="float" office:value="5.33160931847929">
            <text:p>5.3316093185</text:p>
          </table:table-cell>
          <table:table-cell table:formula="of:=EXP([.B53])" office:value-type="float" office:value="206.770466073879">
            <text:p>207</text:p>
          </table:table-cell>
          <table:table-cell office:value-type="string">
            <text:p>, //</text:p>
          </table:table-cell>
          <table:table-cell table:formula="of:=+[.C53]/128" office:value-type="float" office:value="1.61539426620218">
            <text:p>1.6153942662</text:p>
          </table:table-cell>
          <table:table-cell table:number-columns-repeated="2"/>
        </table:table-row>
        <table:table-row table:style-name="ro1">
          <table:table-cell table:formula="of:=+[.A53]+1" office:value-type="float" office:value="51">
            <text:p>51</text:p>
          </table:table-cell>
          <table:table-cell table:formula="of:=+[.$D$1]+[.A54]/250*([.$D$2]-[.$D$1])" office:value-type="float" office:value="5.34120089957048">
            <text:p>5.3412008996</text:p>
          </table:table-cell>
          <table:table-cell table:formula="of:=EXP([.B54])" office:value-type="float" office:value="208.76326352785">
            <text:p>209</text:p>
          </table:table-cell>
          <table:table-cell office:value-type="string">
            <text:p>, //</text:p>
          </table:table-cell>
          <table:table-cell table:formula="of:=+[.C54]/128" office:value-type="float" office:value="1.63096299631133">
            <text:p>1.6309629963</text:p>
          </table:table-cell>
          <table:table-cell table:number-columns-repeated="2"/>
        </table:table-row>
        <table:table-row table:style-name="ro1">
          <table:table-cell table:formula="of:=+[.A54]+1" office:value-type="float" office:value="52">
            <text:p>52</text:p>
          </table:table-cell>
          <table:table-cell table:formula="of:=+[.$D$1]+[.A55]/250*([.$D$2]-[.$D$1])" office:value-type="float" office:value="5.35079248066168">
            <text:p>5.3507924807</text:p>
          </table:table-cell>
          <table:table-cell table:formula="of:=EXP([.B55])" office:value-type="float" office:value="210.775267021097">
            <text:p>211</text:p>
          </table:table-cell>
          <table:table-cell office:value-type="string">
            <text:p>, //</text:p>
          </table:table-cell>
          <table:table-cell table:formula="of:=+[.C55]/128" office:value-type="float" office:value="1.64668177360232">
            <text:p>1.6466817736</text:p>
          </table:table-cell>
          <table:table-cell table:number-columns-repeated="2"/>
        </table:table-row>
        <table:table-row table:style-name="ro1">
          <table:table-cell table:formula="of:=+[.A55]+1" office:value-type="float" office:value="53">
            <text:p>53</text:p>
          </table:table-cell>
          <table:table-cell table:formula="of:=+[.$D$1]+[.A56]/250*([.$D$2]-[.$D$1])" office:value-type="float" office:value="5.36038406175287">
            <text:p>5.3603840618</text:p>
          </table:table-cell>
          <table:table-cell table:formula="of:=EXP([.B56])" office:value-type="float" office:value="212.806661656198">
            <text:p>213</text:p>
          </table:table-cell>
          <table:table-cell office:value-type="string">
            <text:p>, //</text:p>
          </table:table-cell>
          <table:table-cell table:formula="of:=+[.C56]/128" office:value-type="float" office:value="1.66255204418905">
            <text:p>1.6625520442</text:p>
          </table:table-cell>
          <table:table-cell table:number-columns-repeated="2"/>
        </table:table-row>
        <table:table-row table:style-name="ro1">
          <table:table-cell table:formula="of:=+[.A56]+1" office:value-type="float" office:value="54">
            <text:p>54</text:p>
          </table:table-cell>
          <table:table-cell table:formula="of:=+[.$D$1]+[.A57]/250*([.$D$2]-[.$D$1])" office:value-type="float" office:value="5.36997564284407">
            <text:p>5.3699756428</text:p>
          </table:table-cell>
          <table:table-cell table:formula="of:=EXP([.B57])" office:value-type="float" office:value="214.857634319698">
            <text:p>215</text:p>
          </table:table-cell>
          <table:table-cell office:value-type="string">
            <text:p>, //</text:p>
          </table:table-cell>
          <table:table-cell table:formula="of:=+[.C57]/128" office:value-type="float" office:value="1.67857526812264">
            <text:p>1.6785752681</text:p>
          </table:table-cell>
          <table:table-cell table:number-columns-repeated="2"/>
        </table:table-row>
        <table:table-row table:style-name="ro1">
          <table:table-cell table:formula="of:=+[.A57]+1" office:value-type="float" office:value="55">
            <text:p>55</text:p>
          </table:table-cell>
          <table:table-cell table:formula="of:=+[.$D$1]+[.A58]/250*([.$D$2]-[.$D$1])" office:value-type="float" office:value="5.37956722393526">
            <text:p>5.3795672239</text:p>
          </table:table-cell>
          <table:table-cell table:formula="of:=EXP([.B58])" office:value-type="float" office:value="216.928373699303">
            <text:p>217</text:p>
          </table:table-cell>
          <table:table-cell office:value-type="string">
            <text:p>, //</text:p>
          </table:table-cell>
          <table:table-cell table:formula="of:=+[.C58]/128" office:value-type="float" office:value="1.69475291952581">
            <text:p>1.6947529195</text:p>
          </table:table-cell>
          <table:table-cell table:number-columns-repeated="2"/>
        </table:table-row>
        <table:table-row table:style-name="ro1">
          <table:table-cell table:formula="of:=+[.A58]+1" office:value-type="float" office:value="56">
            <text:p>56</text:p>
          </table:table-cell>
          <table:table-cell table:formula="of:=+[.$D$1]+[.A59]/250*([.$D$2]-[.$D$1])" office:value-type="float" office:value="5.38915880502645">
            <text:p>5.389158805</text:p>
          </table:table-cell>
          <table:table-cell table:formula="of:=EXP([.B59])" office:value-type="float" office:value="219.019070301242">
            <text:p>219</text:p>
          </table:table-cell>
          <table:table-cell office:value-type="string">
            <text:p>, //</text:p>
          </table:table-cell>
          <table:table-cell table:formula="of:=+[.C59]/128" office:value-type="float" office:value="1.71108648672846">
            <text:p>1.7110864867</text:p>
          </table:table-cell>
          <table:table-cell table:number-columns-repeated="2"/>
        </table:table-row>
        <table:table-row table:style-name="ro1">
          <table:table-cell table:formula="of:=+[.A59]+1" office:value-type="float" office:value="57">
            <text:p>57</text:p>
          </table:table-cell>
          <table:table-cell table:formula="of:=+[.$D$1]+[.A60]/250*([.$D$2]-[.$D$1])" office:value-type="float" office:value="5.39875038611765">
            <text:p>5.3987503861</text:p>
          </table:table-cell>
          <table:table-cell table:formula="of:=EXP([.B60])" office:value-type="float" office:value="221.129916467791">
            <text:p>221</text:p>
          </table:table-cell>
          <table:table-cell office:value-type="string">
            <text:p>, //</text:p>
          </table:table-cell>
          <table:table-cell table:formula="of:=+[.C60]/128" office:value-type="float" office:value="1.72757747240462">
            <text:p>1.7275774724</text:p>
          </table:table-cell>
          <table:table-cell table:number-columns-repeated="2"/>
        </table:table-row>
        <table:table-row table:style-name="ro1">
          <table:table-cell table:formula="of:=+[.A60]+1" office:value-type="float" office:value="58">
            <text:p>58</text:p>
          </table:table-cell>
          <table:table-cell table:formula="of:=+[.$D$1]+[.A61]/250*([.$D$2]-[.$D$1])" office:value-type="float" office:value="5.40834196720884">
            <text:p>5.4083419672</text:p>
          </table:table-cell>
          <table:table-cell table:formula="of:=EXP([.B61])" office:value-type="float" office:value="223.261106394966">
            <text:p>223</text:p>
          </table:table-cell>
          <table:table-cell office:value-type="string">
            <text:p>, //</text:p>
          </table:table-cell>
          <table:table-cell table:formula="of:=+[.C61]/128" office:value-type="float" office:value="1.74422739371067">
            <text:p>1.7442273937</text:p>
          </table:table-cell>
          <table:table-cell table:number-columns-repeated="2"/>
        </table:table-row>
        <table:table-row table:style-name="ro1">
          <table:table-cell table:formula="of:=+[.A61]+1" office:value-type="float" office:value="59">
            <text:p>59</text:p>
          </table:table-cell>
          <table:table-cell table:formula="of:=+[.$D$1]+[.A62]/250*([.$D$2]-[.$D$1])" office:value-type="float" office:value="5.41793354830003">
            <text:p>5.4179335483</text:p>
          </table:table-cell>
          <table:table-cell table:formula="of:=EXP([.B62])" office:value-type="float" office:value="225.412836150393">
            <text:p>225</text:p>
          </table:table-cell>
          <table:table-cell office:value-type="string">
            <text:p>, //</text:p>
          </table:table-cell>
          <table:table-cell table:formula="of:=+[.C62]/128" office:value-type="float" office:value="1.76103778242494">
            <text:p>1.7610377824</text:p>
          </table:table-cell>
          <table:table-cell table:number-columns-repeated="2"/>
        </table:table-row>
        <table:table-row table:style-name="ro1">
          <table:table-cell table:formula="of:=+[.A62]+1" office:value-type="float" office:value="60">
            <text:p>60</text:p>
          </table:table-cell>
          <table:table-cell table:formula="of:=+[.$D$1]+[.A63]/250*([.$D$2]-[.$D$1])" office:value-type="float" office:value="5.42752512939123">
            <text:p>5.4275251294</text:p>
          </table:table-cell>
          <table:table-cell table:formula="of:=EXP([.B63])" office:value-type="float" office:value="227.585303691344">
            <text:p>228</text:p>
          </table:table-cell>
          <table:table-cell office:value-type="string">
            <text:p>, //</text:p>
          </table:table-cell>
          <table:table-cell table:formula="of:=+[.C63]/128" office:value-type="float" office:value="1.77801018508863">
            <text:p>1.7780101851</text:p>
          </table:table-cell>
          <table:table-cell table:number-columns-repeated="2"/>
        </table:table-row>
        <table:table-row table:style-name="ro1">
          <table:table-cell table:formula="of:=+[.A63]+1" office:value-type="float" office:value="61">
            <text:p>61</text:p>
          </table:table-cell>
          <table:table-cell table:formula="of:=+[.$D$1]+[.A64]/250*([.$D$2]-[.$D$1])" office:value-type="float" office:value="5.43711671048242">
            <text:p>5.4371167105</text:p>
          </table:table-cell>
          <table:table-cell table:formula="of:=EXP([.B64])" office:value-type="float" office:value="229.778708882951">
            <text:p>230</text:p>
          </table:table-cell>
          <table:table-cell office:value-type="string">
            <text:p>, //</text:p>
          </table:table-cell>
          <table:table-cell table:formula="of:=+[.C64]/128" office:value-type="float" office:value="1.79514616314805">
            <text:p>1.7951461631</text:p>
          </table:table-cell>
          <table:table-cell table:number-columns-repeated="2"/>
        </table:table-row>
        <table:table-row table:style-name="ro1">
          <table:table-cell table:formula="of:=+[.A64]+1" office:value-type="float" office:value="62">
            <text:p>62</text:p>
          </table:table-cell>
          <table:table-cell table:formula="of:=+[.$D$1]+[.A65]/250*([.$D$2]-[.$D$1])" office:value-type="float" office:value="5.44670829157361">
            <text:p>5.4467082916</text:p>
          </table:table-cell>
          <table:table-cell table:formula="of:=EXP([.B65])" office:value-type="float" office:value="231.993253516589">
            <text:p>232</text:p>
          </table:table-cell>
          <table:table-cell office:value-type="string">
            <text:p>, //</text:p>
          </table:table-cell>
          <table:table-cell table:formula="of:=+[.C65]/128" office:value-type="float" office:value="1.81244729309835">
            <text:p>1.8124472931</text:p>
          </table:table-cell>
          <table:table-cell table:number-columns-repeated="2"/>
        </table:table-row>
        <table:table-row table:style-name="ro1">
          <table:table-cell table:formula="of:=+[.A65]+1" office:value-type="float" office:value="63">
            <text:p>63</text:p>
          </table:table-cell>
          <table:table-cell table:formula="of:=+[.$D$1]+[.A66]/250*([.$D$2]-[.$D$1])" office:value-type="float" office:value="5.45629987266481">
            <text:p>5.4562998727</text:p>
          </table:table-cell>
          <table:table-cell table:formula="of:=EXP([.B66])" office:value-type="float" office:value="234.229141328445">
            <text:p>234</text:p>
          </table:table-cell>
          <table:table-cell office:value-type="string">
            <text:p>, //</text:p>
          </table:table-cell>
          <table:table-cell table:formula="of:=+[.C66]/128" office:value-type="float" office:value="1.82991516662848">
            <text:p>1.8299151666</text:p>
          </table:table-cell>
          <table:table-cell table:number-columns-repeated="2"/>
        </table:table-row>
        <table:table-row table:style-name="ro1">
          <table:table-cell table:formula="of:=+[.A66]+1" office:value-type="float" office:value="64">
            <text:p>64</text:p>
          </table:table-cell>
          <table:table-cell table:formula="of:=+[.$D$1]+[.A67]/250*([.$D$2]-[.$D$1])" office:value-type="float" office:value="5.465891453756">
            <text:p>5.4658914538</text:p>
          </table:table-cell>
          <table:table-cell table:formula="of:=EXP([.B67])" office:value-type="float" office:value="236.486578018259">
            <text:p>236</text:p>
          </table:table-cell>
          <table:table-cell office:value-type="string">
            <text:p>, //</text:p>
          </table:table-cell>
          <table:table-cell table:formula="of:=+[.C67]/128" office:value-type="float" office:value="1.84755139076765">
            <text:p>1.8475513908</text:p>
          </table:table-cell>
          <table:table-cell table:number-columns-repeated="2"/>
        </table:table-row>
        <table:table-row table:style-name="ro1">
          <table:table-cell table:formula="of:=+[.A67]+1" office:value-type="float" office:value="65">
            <text:p>65</text:p>
          </table:table-cell>
          <table:table-cell table:formula="of:=+[.$D$1]+[.A68]/250*([.$D$2]-[.$D$1])" office:value-type="float" office:value="5.47548303484719">
            <text:p>5.4754830348</text:p>
          </table:table-cell>
          <table:table-cell table:formula="of:=EXP([.B68])" office:value-type="float" office:value="238.765771268251">
            <text:p>239</text:p>
          </table:table-cell>
          <table:table-cell office:value-type="string">
            <text:p>, //</text:p>
          </table:table-cell>
          <table:table-cell table:formula="of:=+[.C68]/128" office:value-type="float" office:value="1.86535758803321">
            <text:p>1.865357588</text:p>
          </table:table-cell>
          <table:table-cell table:number-columns-repeated="2"/>
        </table:table-row>
        <table:table-row table:style-name="ro1">
          <table:table-cell table:formula="of:=+[.A68]+1" office:value-type="float" office:value="66">
            <text:p>66</text:p>
          </table:table-cell>
          <table:table-cell table:formula="of:=+[.$D$1]+[.A69]/250*([.$D$2]-[.$D$1])" office:value-type="float" office:value="5.48507461593839">
            <text:p>5.4850746159</text:p>
          </table:table-cell>
          <table:table-cell table:formula="of:=EXP([.B69])" office:value-type="float" office:value="241.066930762222">
            <text:p>241</text:p>
          </table:table-cell>
          <table:table-cell office:value-type="string">
            <text:p>, //</text:p>
          </table:table-cell>
          <table:table-cell table:formula="of:=+[.C69]/128" office:value-type="float" office:value="1.88333539657986">
            <text:p>1.8833353966</text:p>
          </table:table-cell>
          <table:table-cell table:number-columns-repeated="2"/>
        </table:table-row>
        <table:table-row table:style-name="ro1">
          <table:table-cell table:formula="of:=+[.A69]+1" office:value-type="float" office:value="67">
            <text:p>67</text:p>
          </table:table-cell>
          <table:table-cell table:formula="of:=+[.$D$1]+[.A70]/250*([.$D$2]-[.$D$1])" office:value-type="float" office:value="5.49466619702958">
            <text:p>5.494666197</text:p>
          </table:table-cell>
          <table:table-cell table:formula="of:=EXP([.B70])" office:value-type="float" office:value="243.390268204853">
            <text:p>243</text:p>
          </table:table-cell>
          <table:table-cell office:value-type="string">
            <text:p>, //</text:p>
          </table:table-cell>
          <table:table-cell table:formula="of:=+[.C70]/128" office:value-type="float" office:value="1.90148647035041">
            <text:p>1.9014864704</text:p>
          </table:table-cell>
          <table:table-cell table:number-columns-repeated="2"/>
        </table:table-row>
        <table:table-row table:style-name="ro1">
          <table:table-cell table:formula="of:=+[.A70]+1" office:value-type="float" office:value="68">
            <text:p>68</text:p>
          </table:table-cell>
          <table:table-cell table:formula="of:=+[.$D$1]+[.A71]/250*([.$D$2]-[.$D$1])" office:value-type="float" office:value="5.50425777812077">
            <text:p>5.5042577781</text:p>
          </table:table-cell>
          <table:table-cell table:formula="of:=EXP([.B71])" office:value-type="float" office:value="245.735997341173">
            <text:p>246</text:p>
          </table:table-cell>
          <table:table-cell office:value-type="string">
            <text:p>, //</text:p>
          </table:table-cell>
          <table:table-cell table:formula="of:=+[.C71]/128" office:value-type="float" office:value="1.91981247922791">
            <text:p>1.9198124792</text:p>
          </table:table-cell>
          <table:table-cell table:number-columns-repeated="2"/>
        </table:table-row>
        <table:table-row table:style-name="ro1">
          <table:table-cell table:formula="of:=+[.A71]+1" office:value-type="float" office:value="69">
            <text:p>69</text:p>
          </table:table-cell>
          <table:table-cell table:formula="of:=+[.$D$1]+[.A72]/250*([.$D$2]-[.$D$1])" office:value-type="float" office:value="5.51384935921197">
            <text:p>5.5138493592</text:p>
          </table:table-cell>
          <table:table-cell table:formula="of:=EXP([.B72])" office:value-type="float" office:value="248.10433397623">
            <text:p>248</text:p>
          </table:table-cell>
          <table:table-cell office:value-type="string">
            <text:p>, //</text:p>
          </table:table-cell>
          <table:table-cell table:formula="of:=+[.C72]/128" office:value-type="float" office:value="1.9383151091893">
            <text:p>1.9383151092</text:p>
          </table:table-cell>
          <table:table-cell table:number-columns-repeated="2"/>
        </table:table-row>
        <table:table-row table:style-name="ro1">
          <table:table-cell table:formula="of:=+[.A72]+1" office:value-type="float" office:value="70">
            <text:p>70</text:p>
          </table:table-cell>
          <table:table-cell table:formula="of:=+[.$D$1]+[.A73]/250*([.$D$2]-[.$D$1])" office:value-type="float" office:value="5.52344094030316">
            <text:p>5.5234409403</text:p>
          </table:table-cell>
          <table:table-cell table:formula="of:=EXP([.B73])" office:value-type="float" office:value="250.495495994941">
            <text:p>250</text:p>
          </table:table-cell>
          <table:table-cell office:value-type="string">
            <text:p>, //</text:p>
          </table:table-cell>
          <table:table-cell table:formula="of:=+[.C73]/128" office:value-type="float" office:value="1.95699606246048">
            <text:p>1.9569960625</text:p>
          </table:table-cell>
          <table:table-cell table:number-columns-repeated="2"/>
        </table:table-row>
        <table:table-row table:style-name="ro1">
          <table:table-cell table:formula="of:=+[.A73]+1" office:value-type="float" office:value="71">
            <text:p>71</text:p>
          </table:table-cell>
          <table:table-cell table:formula="of:=+[.$D$1]+[.A74]/250*([.$D$2]-[.$D$1])" office:value-type="float" office:value="5.53303252139435">
            <text:p>5.5330325214</text:p>
          </table:table-cell>
          <table:table-cell table:formula="of:=EXP([.B74])" office:value-type="float" office:value="252.909703382139">
            <text:p>253</text:p>
          </table:table-cell>
          <table:table-cell office:value-type="string">
            <text:p>, //</text:p>
          </table:table-cell>
          <table:table-cell table:formula="of:=+[.C74]/128" office:value-type="float" office:value="1.97585705767296">
            <text:p>1.9758570577</text:p>
          </table:table-cell>
          <table:table-cell table:number-columns-repeated="2"/>
        </table:table-row>
        <table:table-row table:style-name="ro1">
          <table:table-cell table:formula="of:=+[.A74]+1" office:value-type="float" office:value="72">
            <text:p>72</text:p>
          </table:table-cell>
          <table:table-cell table:formula="of:=+[.$D$1]+[.A75]/250*([.$D$2]-[.$D$1])" office:value-type="float" office:value="5.54262410248555">
            <text:p>5.5426241025</text:p>
          </table:table-cell>
          <table:table-cell table:formula="of:=EXP([.B75])" office:value-type="float" office:value="255.347178242811">
            <text:p>255</text:p>
          </table:table-cell>
          <table:table-cell office:value-type="string">
            <text:p>, //</text:p>
          </table:table-cell>
          <table:table-cell table:formula="of:=+[.C75]/128" office:value-type="float" office:value="1.99489983002196">
            <text:p>1.99489983</text:p>
          </table:table-cell>
          <table:table-cell table:number-columns-repeated="2"/>
        </table:table-row>
        <table:table-row table:style-name="ro1">
          <table:table-cell table:formula="of:=+[.A75]+1" office:value-type="float" office:value="73">
            <text:p>73</text:p>
          </table:table-cell>
          <table:table-cell table:formula="of:=+[.$D$1]+[.A76]/250*([.$D$2]-[.$D$1])" office:value-type="float" office:value="5.55221568357674">
            <text:p>5.5522156836</text:p>
          </table:table-cell>
          <table:table-cell table:formula="of:=EXP([.B76])" office:value-type="float" office:value="257.808144822532">
            <text:p>258</text:p>
          </table:table-cell>
          <table:table-cell office:value-type="string">
            <text:p>, //</text:p>
          </table:table-cell>
          <table:table-cell table:formula="of:=+[.C76]/128" office:value-type="float" office:value="2.01412613142603">
            <text:p>2.0141261314</text:p>
          </table:table-cell>
          <table:table-cell table:number-columns-repeated="2"/>
        </table:table-row>
        <table:table-row table:style-name="ro1">
          <table:table-cell table:formula="of:=+[.A76]+1" office:value-type="float" office:value="74">
            <text:p>74</text:p>
          </table:table-cell>
          <table:table-cell table:formula="of:=+[.$D$1]+[.A77]/250*([.$D$2]-[.$D$1])" office:value-type="float" office:value="5.56180726466793">
            <text:p>5.5618072647</text:p>
          </table:table-cell>
          <table:table-cell table:formula="of:=EXP([.B77])" office:value-type="float" office:value="260.292829528092">
            <text:p>260</text:p>
          </table:table-cell>
          <table:table-cell office:value-type="string">
            <text:p>, //</text:p>
          </table:table-cell>
          <table:table-cell table:formula="of:=+[.C77]/128" office:value-type="float" office:value="2.03353773068822">
            <text:p>2.0335377307</text:p>
          </table:table-cell>
          <table:table-cell table:number-columns-repeated="2"/>
        </table:table-row>
        <table:table-row table:style-name="ro1">
          <table:table-cell table:formula="of:=+[.A77]+1" office:value-type="float" office:value="75">
            <text:p>75</text:p>
          </table:table-cell>
          <table:table-cell table:formula="of:=+[.$D$1]+[.A78]/250*([.$D$2]-[.$D$1])" office:value-type="float" office:value="5.57139884575913">
            <text:p>5.5713988458</text:p>
          </table:table-cell>
          <table:table-cell table:formula="of:=EXP([.B78])" office:value-type="float" office:value="262.801460948332">
            <text:p>263</text:p>
          </table:table-cell>
          <table:table-cell office:value-type="string">
            <text:p>, //</text:p>
          </table:table-cell>
          <table:table-cell table:formula="of:=+[.C78]/128" office:value-type="float" office:value="2.05313641365884">
            <text:p>2.0531364137</text:p>
          </table:table-cell>
          <table:table-cell table:number-columns-repeated="2"/>
        </table:table-row>
        <table:table-row table:style-name="ro1">
          <table:table-cell table:formula="of:=+[.A78]+1" office:value-type="float" office:value="76">
            <text:p>76</text:p>
          </table:table-cell>
          <table:table-cell table:formula="of:=+[.$D$1]+[.A79]/250*([.$D$2]-[.$D$1])" office:value-type="float" office:value="5.58099042685032">
            <text:p>5.5809904269</text:p>
          </table:table-cell>
          <table:table-cell table:formula="of:=EXP([.B79])" office:value-type="float" office:value="265.334269875167">
            <text:p>265</text:p>
          </table:table-cell>
          <table:table-cell office:value-type="string">
            <text:p>, //</text:p>
          </table:table-cell>
          <table:table-cell table:formula="of:=+[.C79]/128" office:value-type="float" office:value="2.07292398339974">
            <text:p>2.0729239834</text:p>
          </table:table-cell>
          <table:table-cell table:number-columns-repeated="2"/>
        </table:table-row>
        <table:table-row table:style-name="ro1">
          <table:table-cell table:formula="of:=+[.A79]+1" office:value-type="float" office:value="77">
            <text:p>77</text:p>
          </table:table-cell>
          <table:table-cell table:formula="of:=+[.$D$1]+[.A80]/250*([.$D$2]-[.$D$1])" office:value-type="float" office:value="5.59058200794152">
            <text:p>5.5905820079</text:p>
          </table:table-cell>
          <table:table-cell table:formula="of:=EXP([.B80])" office:value-type="float" office:value="267.891489324823">
            <text:p>268</text:p>
          </table:table-cell>
          <table:table-cell office:value-type="string">
            <text:p>, //</text:p>
          </table:table-cell>
          <table:table-cell table:formula="of:=+[.C80]/128" office:value-type="float" office:value="2.09290226035018">
            <text:p>2.0929022604</text:p>
          </table:table-cell>
          <table:table-cell table:number-columns-repeated="2"/>
        </table:table-row>
        <table:table-row table:style-name="ro1">
          <table:table-cell table:formula="of:=+[.A80]+1" office:value-type="float" office:value="78">
            <text:p>78</text:p>
          </table:table-cell>
          <table:table-cell table:formula="of:=+[.$D$1]+[.A81]/250*([.$D$2]-[.$D$1])" office:value-type="float" office:value="5.60017358903271">
            <text:p>5.600173589</text:p>
          </table:table-cell>
          <table:table-cell table:formula="of:=EXP([.B81])" office:value-type="float" office:value="270.473354559272">
            <text:p>270</text:p>
          </table:table-cell>
          <table:table-cell office:value-type="string">
            <text:p>, //</text:p>
          </table:table-cell>
          <table:table-cell table:formula="of:=+[.C81]/128" office:value-type="float" office:value="2.11307308249432">
            <text:p>2.1130730825</text:p>
          </table:table-cell>
          <table:table-cell table:number-columns-repeated="2"/>
        </table:table-row>
        <table:table-row table:style-name="ro1">
          <table:table-cell table:formula="of:=+[.A81]+1" office:value-type="float" office:value="79">
            <text:p>79</text:p>
          </table:table-cell>
          <table:table-cell table:formula="of:=+[.$D$1]+[.A82]/250*([.$D$2]-[.$D$1])" office:value-type="float" office:value="5.6097651701239">
            <text:p>5.6097651701</text:p>
          </table:table-cell>
          <table:table-cell table:formula="of:=EXP([.B82])" office:value-type="float" office:value="273.080103107879">
            <text:p>273</text:p>
          </table:table-cell>
          <table:table-cell office:value-type="string">
            <text:p>, //</text:p>
          </table:table-cell>
          <table:table-cell table:formula="of:=+[.C82]/128" office:value-type="float" office:value="2.1334383055303">
            <text:p>2.1334383055</text:p>
          </table:table-cell>
          <table:table-cell table:number-columns-repeated="2"/>
        </table:table-row>
        <table:table-row table:style-name="ro1">
          <table:table-cell table:formula="of:=+[.A82]+1" office:value-type="float" office:value="80">
            <text:p>80</text:p>
          </table:table-cell>
          <table:table-cell table:formula="of:=+[.$D$1]+[.A83]/250*([.$D$2]-[.$D$1])" office:value-type="float" office:value="5.6193567512151">
            <text:p>5.6193567512</text:p>
          </table:table-cell>
          <table:table-cell table:formula="of:=EXP([.B83])" office:value-type="float" office:value="275.711974789249">
            <text:p>276</text:p>
          </table:table-cell>
          <table:table-cell office:value-type="string">
            <text:p>, //</text:p>
          </table:table-cell>
          <table:table-cell table:formula="of:=+[.C83]/128" office:value-type="float" office:value="2.15399980304101">
            <text:p>2.153999803</text:p>
          </table:table-cell>
          <table:table-cell table:number-columns-repeated="2"/>
        </table:table-row>
        <table:table-row table:style-name="ro1">
          <table:table-cell table:formula="of:=+[.A83]+1" office:value-type="float" office:value="81">
            <text:p>81</text:p>
          </table:table-cell>
          <table:table-cell table:formula="of:=+[.$D$1]+[.A84]/250*([.$D$2]-[.$D$1])" office:value-type="float" office:value="5.62894833230629">
            <text:p>5.6289483323</text:p>
          </table:table-cell>
          <table:table-cell table:formula="of:=EXP([.B84])" office:value-type="float" office:value="278.369211733296">
            <text:p>278</text:p>
          </table:table-cell>
          <table:table-cell office:value-type="string">
            <text:p>, //</text:p>
          </table:table-cell>
          <table:table-cell table:formula="of:=+[.C84]/128" office:value-type="float" office:value="2.17475946666638">
            <text:p>2.1747594667</text:p>
          </table:table-cell>
          <table:table-cell table:number-columns-repeated="2"/>
        </table:table-row>
        <table:table-row table:style-name="ro1">
          <table:table-cell table:formula="of:=+[.A84]+1" office:value-type="float" office:value="82">
            <text:p>82</text:p>
          </table:table-cell>
          <table:table-cell table:formula="of:=+[.$D$1]+[.A85]/250*([.$D$2]-[.$D$1])" office:value-type="float" office:value="5.63853991339748">
            <text:p>5.6385399134</text:p>
          </table:table-cell>
          <table:table-cell table:formula="of:=EXP([.B85])" office:value-type="float" office:value="281.052058403516">
            <text:p>281</text:p>
          </table:table-cell>
          <table:table-cell office:value-type="string">
            <text:p>, //</text:p>
          </table:table-cell>
          <table:table-cell table:formula="of:=+[.C85]/128" office:value-type="float" office:value="2.19571920627747">
            <text:p>2.1957192063</text:p>
          </table:table-cell>
          <table:table-cell table:number-columns-repeated="2"/>
        </table:table-row>
        <table:table-row table:style-name="ro1">
          <table:table-cell table:formula="of:=+[.A85]+1" office:value-type="float" office:value="83">
            <text:p>83</text:p>
          </table:table-cell>
          <table:table-cell table:formula="of:=+[.$D$1]+[.A86]/250*([.$D$2]-[.$D$1])" office:value-type="float" office:value="5.64813149448868">
            <text:p>5.6481314945</text:p>
          </table:table-cell>
          <table:table-cell table:formula="of:=EXP([.B86])" office:value-type="float" office:value="283.760761619476">
            <text:p>284</text:p>
          </table:table-cell>
          <table:table-cell office:value-type="string">
            <text:p>, //</text:p>
          </table:table-cell>
          <table:table-cell table:formula="of:=+[.C86]/128" office:value-type="float" office:value="2.21688095015216">
            <text:p>2.2168809502</text:p>
          </table:table-cell>
          <table:table-cell table:number-columns-repeated="2"/>
        </table:table-row>
        <table:table-row table:style-name="ro1">
          <table:table-cell table:formula="of:=+[.A86]+1" office:value-type="float" office:value="84">
            <text:p>84</text:p>
          </table:table-cell>
          <table:table-cell table:formula="of:=+[.$D$1]+[.A87]/250*([.$D$2]-[.$D$1])" office:value-type="float" office:value="5.65772307557987">
            <text:p>5.6577230756</text:p>
          </table:table-cell>
          <table:table-cell table:formula="of:=EXP([.B87])" office:value-type="float" office:value="286.495570579525">
            <text:p>286</text:p>
          </table:table-cell>
          <table:table-cell office:value-type="string">
            <text:p>, //</text:p>
          </table:table-cell>
          <table:table-cell table:formula="of:=+[.C87]/128" office:value-type="float" office:value="2.23824664515254">
            <text:p>2.2382466452</text:p>
          </table:table-cell>
          <table:table-cell table:number-columns-repeated="2"/>
        </table:table-row>
        <table:table-row table:style-name="ro1">
          <table:table-cell table:formula="of:=+[.A87]+1" office:value-type="float" office:value="85">
            <text:p>85</text:p>
          </table:table-cell>
          <table:table-cell table:formula="of:=+[.$D$1]+[.A88]/250*([.$D$2]-[.$D$1])" office:value-type="float" office:value="5.66731465667106">
            <text:p>5.6673146567</text:p>
          </table:table-cell>
          <table:table-cell table:formula="of:=EXP([.B88])" office:value-type="float" office:value="289.256736883715">
            <text:p>289</text:p>
          </table:table-cell>
          <table:table-cell office:value-type="string">
            <text:p>, //</text:p>
          </table:table-cell>
          <table:table-cell table:formula="of:=+[.C88]/128" office:value-type="float" office:value="2.25981825690402">
            <text:p>2.2598182569</text:p>
          </table:table-cell>
          <table:table-cell table:number-columns-repeated="2"/>
        </table:table-row>
        <table:table-row table:style-name="ro1">
          <table:table-cell table:formula="of:=+[.A88]+1" office:value-type="float" office:value="86">
            <text:p>86</text:p>
          </table:table-cell>
          <table:table-cell table:formula="of:=+[.$D$1]+[.A89]/250*([.$D$2]-[.$D$1])" office:value-type="float" office:value="5.67690623776226">
            <text:p>5.6769062378</text:p>
          </table:table-cell>
          <table:table-cell table:formula="of:=EXP([.B89])" office:value-type="float" office:value="292.044514556954">
            <text:p>292</text:p>
          </table:table-cell>
          <table:table-cell office:value-type="string">
            <text:p>, //</text:p>
          </table:table-cell>
          <table:table-cell table:formula="of:=+[.C89]/128" office:value-type="float" office:value="2.2815977699762">
            <text:p>2.28159777</text:p>
          </table:table-cell>
          <table:table-cell table:number-columns-repeated="2"/>
        </table:table-row>
        <table:table-row table:style-name="ro1">
          <table:table-cell table:formula="of:=+[.A89]+1" office:value-type="float" office:value="87">
            <text:p>87</text:p>
          </table:table-cell>
          <table:table-cell table:formula="of:=+[.$D$1]+[.A90]/250*([.$D$2]-[.$D$1])" office:value-type="float" office:value="5.68649781885345">
            <text:p>5.6864978189</text:p>
          </table:table-cell>
          <table:table-cell table:formula="of:=EXP([.B90])" office:value-type="float" office:value="294.85916007237">
            <text:p>295</text:p>
          </table:table-cell>
          <table:table-cell office:value-type="string">
            <text:p>, //</text:p>
          </table:table-cell>
          <table:table-cell table:formula="of:=+[.C90]/128" office:value-type="float" office:value="2.30358718806539">
            <text:p>2.3035871881</text:p>
          </table:table-cell>
          <table:table-cell table:number-columns-repeated="2"/>
        </table:table-row>
        <table:table-row table:style-name="ro1">
          <table:table-cell table:formula="of:=+[.A90]+1" office:value-type="float" office:value="88">
            <text:p>88</text:p>
          </table:table-cell>
          <table:table-cell table:formula="of:=+[.$D$1]+[.A91]/250*([.$D$2]-[.$D$1])" office:value-type="float" office:value="5.69608939994464">
            <text:p>5.6960893999</text:p>
          </table:table-cell>
          <table:table-cell table:formula="of:=EXP([.B91])" office:value-type="float" office:value="297.700932374911">
            <text:p>298</text:p>
          </table:table-cell>
          <table:table-cell office:value-type="string">
            <text:p>, //</text:p>
          </table:table-cell>
          <table:table-cell table:formula="of:=+[.C91]/128" office:value-type="float" office:value="2.32578853417899">
            <text:p>2.3257885342</text:p>
          </table:table-cell>
          <table:table-cell table:number-columns-repeated="2"/>
        </table:table-row>
        <table:table-row table:style-name="ro1">
          <table:table-cell table:formula="of:=+[.A91]+1" office:value-type="float" office:value="89">
            <text:p>89</text:p>
          </table:table-cell>
          <table:table-cell table:formula="of:=+[.$D$1]+[.A92]/250*([.$D$2]-[.$D$1])" office:value-type="float" office:value="5.70568098103584">
            <text:p>5.705680981</text:p>
          </table:table-cell>
          <table:table-cell table:formula="of:=EXP([.B92])" office:value-type="float" office:value="300.570092905166">
            <text:p>301</text:p>
          </table:table-cell>
          <table:table-cell office:value-type="string">
            <text:p>, //</text:p>
          </table:table-cell>
          <table:table-cell table:formula="of:=+[.C92]/128" office:value-type="float" office:value="2.34820385082161">
            <text:p>2.3482038508</text:p>
          </table:table-cell>
          <table:table-cell table:number-columns-repeated="2"/>
        </table:table-row>
        <table:table-row table:style-name="ro1">
          <table:table-cell table:formula="of:=+[.A92]+1" office:value-type="float" office:value="90">
            <text:p>90</text:p>
          </table:table-cell>
          <table:table-cell table:formula="of:=+[.$D$1]+[.A93]/250*([.$D$2]-[.$D$1])" office:value-type="float" office:value="5.71527256212703">
            <text:p>5.7152725621</text:p>
          </table:table-cell>
          <table:table-cell table:formula="of:=EXP([.B93])" office:value-type="float" office:value="303.466905623416">
            <text:p>303</text:p>
          </table:table-cell>
          <table:table-cell office:value-type="string">
            <text:p>, //</text:p>
          </table:table-cell>
          <table:table-cell table:formula="of:=+[.C93]/128" office:value-type="float" office:value="2.37083520018294">
            <text:p>2.3708352002</text:p>
          </table:table-cell>
          <table:table-cell table:number-columns-repeated="2"/>
        </table:table-row>
        <table:table-row table:style-name="ro1">
          <table:table-cell table:formula="of:=+[.A93]+1" office:value-type="float" office:value="91">
            <text:p>91</text:p>
          </table:table-cell>
          <table:table-cell table:formula="of:=+[.$D$1]+[.A94]/250*([.$D$2]-[.$D$1])" office:value-type="float" office:value="5.72486414321822">
            <text:p>5.7248641432</text:p>
          </table:table-cell>
          <table:table-cell table:formula="of:=EXP([.B94])" office:value-type="float" office:value="306.39163703392">
            <text:p>306</text:p>
          </table:table-cell>
          <table:table-cell office:value-type="string">
            <text:p>, //</text:p>
          </table:table-cell>
          <table:table-cell table:formula="of:=+[.C94]/128" office:value-type="float" office:value="2.3936846643275">
            <text:p>2.3936846643</text:p>
          </table:table-cell>
          <table:table-cell table:number-columns-repeated="2"/>
        </table:table-row>
        <table:table-row table:style-name="ro1">
          <table:table-cell table:formula="of:=+[.A94]+1" office:value-type="float" office:value="92">
            <text:p>92</text:p>
          </table:table-cell>
          <table:table-cell table:formula="of:=+[.$D$1]+[.A95]/250*([.$D$2]-[.$D$1])" office:value-type="float" office:value="5.73445572430942">
            <text:p>5.7344557243</text:p>
          </table:table-cell>
          <table:table-cell table:formula="of:=EXP([.B95])" office:value-type="float" office:value="309.344556209433">
            <text:p>309</text:p>
          </table:table-cell>
          <table:table-cell office:value-type="string">
            <text:p>, //</text:p>
          </table:table-cell>
          <table:table-cell table:formula="of:=+[.C95]/128" office:value-type="float" office:value="2.4167543453862">
            <text:p>2.4167543454</text:p>
          </table:table-cell>
          <table:table-cell table:number-columns-repeated="2"/>
        </table:table-row>
        <table:table-row table:style-name="ro1">
          <table:table-cell table:formula="of:=+[.A95]+1" office:value-type="float" office:value="93">
            <text:p>93</text:p>
          </table:table-cell>
          <table:table-cell table:formula="of:=+[.$D$1]+[.A96]/250*([.$D$2]-[.$D$1])" office:value-type="float" office:value="5.74404730540061">
            <text:p>5.7440473054</text:p>
          </table:table-cell>
          <table:table-cell table:formula="of:=EXP([.B96])" office:value-type="float" office:value="312.325934815959">
            <text:p>312</text:p>
          </table:table-cell>
          <table:table-cell office:value-type="string">
            <text:p>, //</text:p>
          </table:table-cell>
          <table:table-cell table:formula="of:=+[.C96]/128" office:value-type="float" office:value="2.44004636574968">
            <text:p>2.4400463657</text:p>
          </table:table-cell>
          <table:table-cell table:number-columns-repeated="2"/>
        </table:table-row>
        <table:table-row table:style-name="ro1">
          <table:table-cell table:formula="of:=+[.A96]+1" office:value-type="float" office:value="94">
            <text:p>94</text:p>
          </table:table-cell>
          <table:table-cell table:formula="of:=+[.$D$1]+[.A97]/250*([.$D$2]-[.$D$1])" office:value-type="float" office:value="5.7536388864918">
            <text:p>5.7536388865</text:p>
          </table:table-cell>
          <table:table-cell table:formula="of:=EXP([.B97])" office:value-type="float" office:value="315.336047137745">
            <text:p>315</text:p>
          </table:table-cell>
          <table:table-cell office:value-type="string">
            <text:p>, //</text:p>
          </table:table-cell>
          <table:table-cell table:formula="of:=+[.C97]/128" office:value-type="float" office:value="2.46356286826363">
            <text:p>2.4635628683</text:p>
          </table:table-cell>
          <table:table-cell table:number-columns-repeated="2"/>
        </table:table-row>
        <table:table-row table:style-name="ro1">
          <table:table-cell table:formula="of:=+[.A97]+1" office:value-type="float" office:value="95">
            <text:p>95</text:p>
          </table:table-cell>
          <table:table-cell table:formula="of:=+[.$D$1]+[.A98]/250*([.$D$2]-[.$D$1])" office:value-type="float" office:value="5.763230467583">
            <text:p>5.7632304676</text:p>
          </table:table-cell>
          <table:table-cell table:formula="of:=EXP([.B98])" office:value-type="float" office:value="318.375170102516">
            <text:p>318</text:p>
          </table:table-cell>
          <table:table-cell office:value-type="string">
            <text:p>, //</text:p>
          </table:table-cell>
          <table:table-cell table:formula="of:=+[.C98]/128" office:value-type="float" office:value="2.4873060164259">
            <text:p>2.4873060164</text:p>
          </table:table-cell>
          <table:table-cell table:number-columns-repeated="2"/>
        </table:table-row>
        <table:table-row table:style-name="ro1">
          <table:table-cell table:formula="of:=+[.A98]+1" office:value-type="float" office:value="96">
            <text:p>96</text:p>
          </table:table-cell>
          <table:table-cell table:formula="of:=+[.$D$1]+[.A99]/250*([.$D$2]-[.$D$1])" office:value-type="float" office:value="5.77282204867419">
            <text:p>5.7728220487</text:p>
          </table:table-cell>
          <table:table-cell table:formula="of:=EXP([.B99])" office:value-type="float" office:value="321.443583306949">
            <text:p>321</text:p>
          </table:table-cell>
          <table:table-cell office:value-type="string">
            <text:p>, //</text:p>
          </table:table-cell>
          <table:table-cell table:formula="of:=+[.C99]/128" office:value-type="float" office:value="2.51127799458554">
            <text:p>2.5112779946</text:p>
          </table:table-cell>
          <table:table-cell table:number-columns-repeated="2"/>
        </table:table-row>
        <table:table-row table:style-name="ro1">
          <table:table-cell table:formula="of:=+[.A99]+1" office:value-type="float" office:value="97">
            <text:p>97</text:p>
          </table:table-cell>
          <table:table-cell table:formula="of:=+[.$D$1]+[.A100]/250*([.$D$2]-[.$D$1])" office:value-type="float" office:value="5.78241362976539">
            <text:p>5.7824136298</text:p>
          </table:table-cell>
          <table:table-cell table:formula="of:=EXP([.B100])" office:value-type="float" office:value="324.5415690424">
            <text:p>325</text:p>
          </table:table-cell>
          <table:table-cell office:value-type="string">
            <text:p>, //</text:p>
          </table:table-cell>
          <table:table-cell table:formula="of:=+[.C100]/128" office:value-type="float" office:value="2.53548100814375">
            <text:p>2.5354810081</text:p>
          </table:table-cell>
          <table:table-cell table:number-columns-repeated="2"/>
        </table:table-row>
        <table:table-row table:style-name="ro1">
          <table:table-cell table:formula="of:=+[.A100]+1" office:value-type="float" office:value="98">
            <text:p>98</text:p>
          </table:table-cell>
          <table:table-cell table:formula="of:=+[.$D$1]+[.A101]/250*([.$D$2]-[.$D$1])" office:value-type="float" office:value="5.79200521085658">
            <text:p>5.7920052109</text:p>
          </table:table-cell>
          <table:table-cell table:formula="of:=EXP([.B101])" office:value-type="float" office:value="327.669412320871">
            <text:p>328</text:p>
          </table:table-cell>
          <table:table-cell office:value-type="string">
            <text:p>, //</text:p>
          </table:table-cell>
          <table:table-cell table:formula="of:=+[.C101]/128" office:value-type="float" office:value="2.55991728375681">
            <text:p>2.5599172838</text:p>
          </table:table-cell>
          <table:table-cell table:number-columns-repeated="2"/>
        </table:table-row>
        <table:table-row table:style-name="ro1">
          <table:table-cell table:formula="of:=+[.A101]+1" office:value-type="float" office:value="99">
            <text:p>99</text:p>
          </table:table-cell>
          <table:table-cell table:formula="of:=+[.$D$1]+[.A102]/250*([.$D$2]-[.$D$1])" office:value-type="float" office:value="5.80159679194777">
            <text:p>5.8015967919</text:p>
          </table:table-cell>
          <table:table-cell table:formula="of:=EXP([.B102])" office:value-type="float" office:value="330.827400901232">
            <text:p>331</text:p>
          </table:table-cell>
          <table:table-cell office:value-type="string">
            <text:p>, //</text:p>
          </table:table-cell>
          <table:table-cell table:formula="of:=+[.C102]/128" office:value-type="float" office:value="2.58458906954088">
            <text:p>2.5845890695</text:p>
          </table:table-cell>
          <table:table-cell table:number-columns-repeated="2"/>
        </table:table-row>
        <table:table-row table:style-name="ro1">
          <table:table-cell table:formula="of:=+[.A102]+1" office:value-type="float" office:value="100">
            <text:p>100</text:p>
          </table:table-cell>
          <table:table-cell table:formula="of:=+[.$D$1]+[.A103]/250*([.$D$2]-[.$D$1])" office:value-type="float" office:value="5.81118837303897">
            <text:p>5.811188373</text:p>
          </table:table-cell>
          <table:table-cell table:formula="of:=EXP([.B103])" office:value-type="float" office:value="334.015825315696">
            <text:p>334</text:p>
          </table:table-cell>
          <table:table-cell office:value-type="string">
            <text:p>, //</text:p>
          </table:table-cell>
          <table:table-cell table:formula="of:=+[.C103]/128" office:value-type="float" office:value="2.60949863527887">
            <text:p>2.6094986353</text:p>
          </table:table-cell>
          <table:table-cell table:number-columns-repeated="2"/>
        </table:table-row>
        <table:table-row table:style-name="ro1">
          <table:table-cell table:formula="of:=+[.A103]+1" office:value-type="float" office:value="101">
            <text:p>101</text:p>
          </table:table-cell>
          <table:table-cell table:formula="of:=+[.$D$1]+[.A104]/250*([.$D$2]-[.$D$1])" office:value-type="float" office:value="5.82077995413016">
            <text:p>5.8207799541</text:p>
          </table:table-cell>
          <table:table-cell table:formula="of:=EXP([.B104])" office:value-type="float" office:value="337.234978896543">
            <text:p>337</text:p>
          </table:table-cell>
          <table:table-cell office:value-type="string">
            <text:p>, //</text:p>
          </table:table-cell>
          <table:table-cell table:formula="of:=+[.C104]/128" office:value-type="float" office:value="2.63464827262924">
            <text:p>2.6346482726</text:p>
          </table:table-cell>
          <table:table-cell table:number-columns-repeated="2"/>
        </table:table-row>
        <table:table-row table:style-name="ro1">
          <table:table-cell table:formula="of:=+[.A104]+1" office:value-type="float" office:value="102">
            <text:p>102</text:p>
          </table:table-cell>
          <table:table-cell table:formula="of:=+[.$D$1]+[.A105]/250*([.$D$2]-[.$D$1])" office:value-type="float" office:value="5.83037153522135">
            <text:p>5.8303715352</text:p>
          </table:table-cell>
          <table:table-cell table:formula="of:=EXP([.B105])" office:value-type="float" office:value="340.485157803114">
            <text:p>340</text:p>
          </table:table-cell>
          <table:table-cell office:value-type="string">
            <text:p>, //</text:p>
          </table:table-cell>
          <table:table-cell table:formula="of:=+[.C105]/128" office:value-type="float" office:value="2.66004029533682">
            <text:p>2.6600402953</text:p>
          </table:table-cell>
          <table:table-cell table:number-columns-repeated="2"/>
        </table:table-row>
        <table:table-row table:style-name="ro1">
          <table:table-cell table:formula="of:=+[.A105]+1" office:value-type="float" office:value="103">
            <text:p>103</text:p>
          </table:table-cell>
          <table:table-cell table:formula="of:=+[.$D$1]+[.A106]/250*([.$D$2]-[.$D$1])" office:value-type="float" office:value="5.83996311631255">
            <text:p>5.8399631163</text:p>
          </table:table-cell>
          <table:table-cell table:formula="of:=EXP([.B106])" office:value-type="float" office:value="343.766661049049">
            <text:p>344</text:p>
          </table:table-cell>
          <table:table-cell office:value-type="string">
            <text:p>, //</text:p>
          </table:table-cell>
          <table:table-cell table:formula="of:=+[.C106]/128" office:value-type="float" office:value="2.6856770394457">
            <text:p>2.6856770394</text:p>
          </table:table-cell>
          <table:table-cell table:number-columns-repeated="2"/>
        </table:table-row>
        <table:table-row table:style-name="ro1">
          <table:table-cell table:formula="of:=+[.A106]+1" office:value-type="float" office:value="104">
            <text:p>104</text:p>
          </table:table-cell>
          <table:table-cell table:formula="of:=+[.$D$1]+[.A107]/250*([.$D$2]-[.$D$1])" office:value-type="float" office:value="5.84955469740374">
            <text:p>5.8495546974</text:p>
          </table:table-cell>
          <table:table-cell table:formula="of:=EXP([.B107])" office:value-type="float" office:value="347.079790529804">
            <text:p>347</text:p>
          </table:table-cell>
          <table:table-cell office:value-type="string">
            <text:p>, //</text:p>
          </table:table-cell>
          <table:table-cell table:formula="of:=+[.C107]/128" office:value-type="float" office:value="2.71156086351409">
            <text:p>2.7115608635</text:p>
          </table:table-cell>
          <table:table-cell table:number-columns-repeated="2"/>
        </table:table-row>
        <table:table-row table:style-name="ro1">
          <table:table-cell table:formula="of:=+[.A107]+1" office:value-type="float" office:value="105">
            <text:p>105</text:p>
          </table:table-cell>
          <table:table-cell table:formula="of:=+[.$D$1]+[.A108]/250*([.$D$2]-[.$D$1])" office:value-type="float" office:value="5.85914627849493">
            <text:p>5.8591462785</text:p>
          </table:table-cell>
          <table:table-cell table:formula="of:=EXP([.B108])" office:value-type="float" office:value="350.424851050418">
            <text:p>350</text:p>
          </table:table-cell>
          <table:table-cell office:value-type="string">
            <text:p>, //</text:p>
          </table:table-cell>
          <table:table-cell table:formula="of:=+[.C108]/128" office:value-type="float" office:value="2.73769414883139">
            <text:p>2.7376941488</text:p>
          </table:table-cell>
          <table:table-cell table:number-columns-repeated="2"/>
        </table:table-row>
        <table:table-row table:style-name="ro1">
          <table:table-cell table:formula="of:=+[.A108]+1" office:value-type="float" office:value="106">
            <text:p>106</text:p>
          </table:table-cell>
          <table:table-cell table:formula="of:=+[.$D$1]+[.A109]/250*([.$D$2]-[.$D$1])" office:value-type="float" office:value="5.86873785958613">
            <text:p>5.8687378596</text:p>
          </table:table-cell>
          <table:table-cell table:formula="of:=EXP([.B109])" office:value-type="float" office:value="353.802150353559">
            <text:p>354</text:p>
          </table:table-cell>
          <table:table-cell office:value-type="string">
            <text:p>, //</text:p>
          </table:table-cell>
          <table:table-cell table:formula="of:=+[.C109]/128" office:value-type="float" office:value="2.76407929963718">
            <text:p>2.7640792996</text:p>
          </table:table-cell>
          <table:table-cell table:number-columns-repeated="2"/>
        </table:table-row>
        <table:table-row table:style-name="ro1">
          <table:table-cell table:formula="of:=+[.A109]+1" office:value-type="float" office:value="107">
            <text:p>107</text:p>
          </table:table-cell>
          <table:table-cell table:formula="of:=+[.$D$1]+[.A110]/250*([.$D$2]-[.$D$1])" office:value-type="float" office:value="5.87832944067732">
            <text:p>5.8783294407</text:p>
          </table:table-cell>
          <table:table-cell table:formula="of:=EXP([.B110])" office:value-type="float" office:value="357.211999147836">
            <text:p>357</text:p>
          </table:table-cell>
          <table:table-cell office:value-type="string">
            <text:p>, //</text:p>
          </table:table-cell>
          <table:table-cell table:formula="of:=+[.C110]/128" office:value-type="float" office:value="2.79071874334247">
            <text:p>2.7907187433</text:p>
          </table:table-cell>
          <table:table-cell table:number-columns-repeated="2"/>
        </table:table-row>
        <table:table-row table:style-name="ro1">
          <table:table-cell table:formula="of:=+[.A110]+1" office:value-type="float" office:value="108">
            <text:p>108</text:p>
          </table:table-cell>
          <table:table-cell table:formula="of:=+[.$D$1]+[.A111]/250*([.$D$2]-[.$D$1])" office:value-type="float" office:value="5.88792102176851">
            <text:p>5.8879210218</text:p>
          </table:table-cell>
          <table:table-cell table:formula="of:=EXP([.B111])" office:value-type="float" office:value="360.654711136382">
            <text:p>361</text:p>
          </table:table-cell>
          <table:table-cell office:value-type="string">
            <text:p>, //</text:p>
          </table:table-cell>
          <table:table-cell table:formula="of:=+[.C111]/128" office:value-type="float" office:value="2.81761493075298">
            <text:p>2.8176149308</text:p>
          </table:table-cell>
          <table:table-cell table:number-columns-repeated="2"/>
        </table:table-row>
        <table:table-row table:style-name="ro1">
          <table:table-cell table:formula="of:=+[.A111]+1" office:value-type="float" office:value="109">
            <text:p>109</text:p>
          </table:table-cell>
          <table:table-cell table:formula="of:=+[.$D$1]+[.A112]/250*([.$D$2]-[.$D$1])" office:value-type="float" office:value="5.89751260285971">
            <text:p>5.8975126029</text:p>
          </table:table-cell>
          <table:table-cell table:formula="of:=EXP([.B112])" office:value-type="float" office:value="364.130603045715">
            <text:p>364</text:p>
          </table:table-cell>
          <table:table-cell office:value-type="string">
            <text:p>, //</text:p>
          </table:table-cell>
          <table:table-cell table:formula="of:=+[.C112]/128" office:value-type="float" office:value="2.84477033629465">
            <text:p>2.8447703363</text:p>
          </table:table-cell>
          <table:table-cell table:number-columns-repeated="2"/>
        </table:table-row>
        <table:table-row table:style-name="ro1">
          <table:table-cell table:formula="of:=+[.A112]+1" office:value-type="float" office:value="110">
            <text:p>110</text:p>
          </table:table-cell>
          <table:table-cell table:formula="of:=+[.$D$1]+[.A113]/250*([.$D$2]-[.$D$1])" office:value-type="float" office:value="5.9071041839509">
            <text:p>5.907104184</text:p>
          </table:table-cell>
          <table:table-cell table:formula="of:=EXP([.B113])" office:value-type="float" office:value="367.639994654879">
            <text:p>368</text:p>
          </table:table-cell>
          <table:table-cell office:value-type="string">
            <text:p>, //</text:p>
          </table:table-cell>
          <table:table-cell table:formula="of:=+[.C113]/128" office:value-type="float" office:value="2.87218745824124">
            <text:p>2.8721874582</text:p>
          </table:table-cell>
          <table:table-cell table:number-columns-repeated="2"/>
        </table:table-row>
        <table:table-row table:style-name="ro1">
          <table:table-cell table:formula="of:=+[.A113]+1" office:value-type="float" office:value="111">
            <text:p>111</text:p>
          </table:table-cell>
          <table:table-cell table:formula="of:=+[.$D$1]+[.A114]/250*([.$D$2]-[.$D$1])" office:value-type="float" office:value="5.91669576504209">
            <text:p>5.916695765</text:p>
          </table:table-cell>
          <table:table-cell table:formula="of:=EXP([.B114])" office:value-type="float" office:value="371.183208824858">
            <text:p>371</text:p>
          </table:table-cell>
          <table:table-cell office:value-type="string">
            <text:p>, //</text:p>
          </table:table-cell>
          <table:table-cell table:formula="of:=+[.C114]/128" office:value-type="float" office:value="2.89986881894421">
            <text:p>2.8998688189</text:p>
          </table:table-cell>
          <table:table-cell table:number-columns-repeated="2"/>
        </table:table-row>
        <table:table-row table:style-name="ro1">
          <table:table-cell table:formula="of:=+[.A114]+1" office:value-type="float" office:value="112">
            <text:p>112</text:p>
          </table:table-cell>
          <table:table-cell table:formula="of:=+[.$D$1]+[.A115]/250*([.$D$2]-[.$D$1])" office:value-type="float" office:value="5.92628734613329">
            <text:p>5.9262873461</text:p>
          </table:table-cell>
          <table:table-cell table:formula="of:=EXP([.B115])" office:value-type="float" office:value="374.760571528286">
            <text:p>375</text:p>
          </table:table-cell>
          <table:table-cell office:value-type="string">
            <text:p>, //</text:p>
          </table:table-cell>
          <table:table-cell table:formula="of:=+[.C115]/128" office:value-type="float" office:value="2.92781696506473">
            <text:p>2.9278169651</text:p>
          </table:table-cell>
          <table:table-cell table:number-columns-repeated="2"/>
        </table:table-row>
        <table:table-row table:style-name="ro1">
          <table:table-cell table:formula="of:=+[.A115]+1" office:value-type="float" office:value="113">
            <text:p>113</text:p>
          </table:table-cell>
          <table:table-cell table:formula="of:=+[.$D$1]+[.A116]/250*([.$D$2]-[.$D$1])" office:value-type="float" office:value="5.93587892722448">
            <text:p>5.9358789272</text:p>
          </table:table-cell>
          <table:table-cell table:formula="of:=EXP([.B116])" office:value-type="float" office:value="378.37241187943">
            <text:p>378</text:p>
          </table:table-cell>
          <table:table-cell office:value-type="string">
            <text:p>, //</text:p>
          </table:table-cell>
          <table:table-cell table:formula="of:=+[.C116]/128" office:value-type="float" office:value="2.95603446780804">
            <text:p>2.9560344678</text:p>
          </table:table-cell>
          <table:table-cell table:number-columns-repeated="2"/>
        </table:table-row>
        <table:table-row table:style-name="ro1">
          <table:table-cell table:formula="of:=+[.A116]+1" office:value-type="float" office:value="114">
            <text:p>114</text:p>
          </table:table-cell>
          <table:table-cell table:formula="of:=+[.$D$1]+[.A117]/250*([.$D$2]-[.$D$1])" office:value-type="float" office:value="5.94547050831567">
            <text:p>5.9454705083</text:p>
          </table:table-cell>
          <table:table-cell table:formula="of:=EXP([.B117])" office:value-type="float" office:value="382.01906216447">
            <text:p>382</text:p>
          </table:table-cell>
          <table:table-cell office:value-type="string">
            <text:p>, //</text:p>
          </table:table-cell>
          <table:table-cell table:formula="of:=+[.C117]/128" office:value-type="float" office:value="2.98452392315992">
            <text:p>2.9845239232</text:p>
          </table:table-cell>
          <table:table-cell table:number-columns-repeated="2"/>
        </table:table-row>
        <table:table-row table:style-name="ro1">
          <table:table-cell table:formula="of:=+[.A117]+1" office:value-type="float" office:value="115">
            <text:p>115</text:p>
          </table:table-cell>
          <table:table-cell table:formula="of:=+[.$D$1]+[.A118]/250*([.$D$2]-[.$D$1])" office:value-type="float" office:value="5.95506208940687">
            <text:p>5.9550620894</text:p>
          </table:table-cell>
          <table:table-cell table:formula="of:=EXP([.B118])" office:value-type="float" office:value="385.700857872073">
            <text:p>386</text:p>
          </table:table-cell>
          <table:table-cell office:value-type="string">
            <text:p>, //</text:p>
          </table:table-cell>
          <table:table-cell table:formula="of:=+[.C118]/128" office:value-type="float" office:value="3.01328795212557">
            <text:p>3.0132879521</text:p>
          </table:table-cell>
          <table:table-cell table:number-columns-repeated="2"/>
        </table:table-row>
        <table:table-row table:style-name="ro1">
          <table:table-cell table:formula="of:=+[.A118]+1" office:value-type="float" office:value="116">
            <text:p>116</text:p>
          </table:table-cell>
          <table:table-cell table:formula="of:=+[.$D$1]+[.A119]/250*([.$D$2]-[.$D$1])" office:value-type="float" office:value="5.96465367049806">
            <text:p>5.9646536705</text:p>
          </table:table-cell>
          <table:table-cell table:formula="of:=EXP([.B119])" office:value-type="float" office:value="389.418137724251">
            <text:p>389</text:p>
          </table:table-cell>
          <table:table-cell office:value-type="string">
            <text:p>, //</text:p>
          </table:table-cell>
          <table:table-cell table:formula="of:=+[.C119]/128" office:value-type="float" office:value="3.04232920097071">
            <text:p>3.042329201</text:p>
          </table:table-cell>
          <table:table-cell table:number-columns-repeated="2"/>
        </table:table-row>
        <table:table-row table:style-name="ro1">
          <table:table-cell table:formula="of:=+[.A119]+1" office:value-type="float" office:value="117">
            <text:p>117</text:p>
          </table:table-cell>
          <table:table-cell table:formula="of:=+[.$D$1]+[.A120]/250*([.$D$2]-[.$D$1])" office:value-type="float" office:value="5.97424525158925">
            <text:p>5.9742452516</text:p>
          </table:table-cell>
          <table:table-cell table:formula="of:=EXP([.B120])" office:value-type="float" office:value="393.171243707529">
            <text:p>393</text:p>
          </table:table-cell>
          <table:table-cell office:value-type="string">
            <text:p>, //</text:p>
          </table:table-cell>
          <table:table-cell table:formula="of:=+[.C120]/128" office:value-type="float" office:value="3.07165034146507">
            <text:p>3.0716503415</text:p>
          </table:table-cell>
          <table:table-cell table:number-columns-repeated="2"/>
        </table:table-row>
        <table:table-row table:style-name="ro1">
          <table:table-cell table:formula="of:=+[.A120]+1" office:value-type="float" office:value="118">
            <text:p>118</text:p>
          </table:table-cell>
          <table:table-cell table:formula="of:=+[.$D$1]+[.A121]/250*([.$D$2]-[.$D$1])" office:value-type="float" office:value="5.98383683268045">
            <text:p>5.9838368327</text:p>
          </table:table-cell>
          <table:table-cell table:formula="of:=EXP([.B121])" office:value-type="float" office:value="396.960521104404">
            <text:p>397</text:p>
          </table:table-cell>
          <table:table-cell office:value-type="string">
            <text:p>, //</text:p>
          </table:table-cell>
          <table:table-cell table:formula="of:=+[.C121]/128" office:value-type="float" office:value="3.10125407112816">
            <text:p>3.1012540711</text:p>
          </table:table-cell>
          <table:table-cell table:number-columns-repeated="2"/>
        </table:table-row>
        <table:table-row table:style-name="ro1">
          <table:table-cell table:formula="of:=+[.A121]+1" office:value-type="float" office:value="119">
            <text:p>119</text:p>
          </table:table-cell>
          <table:table-cell table:formula="of:=+[.$D$1]+[.A122]/250*([.$D$2]-[.$D$1])" office:value-type="float" office:value="5.99342841377164">
            <text:p>5.9934284138</text:p>
          </table:table-cell>
          <table:table-cell table:formula="of:=EXP([.B122])" office:value-type="float" office:value="400.786318525112">
            <text:p>401</text:p>
          </table:table-cell>
          <table:table-cell office:value-type="string">
            <text:p>, //</text:p>
          </table:table-cell>
          <table:table-cell table:formula="of:=+[.C122]/128" office:value-type="float" office:value="3.13114311347744">
            <text:p>3.1311431135</text:p>
          </table:table-cell>
          <table:table-cell table:number-columns-repeated="2"/>
        </table:table-row>
        <table:table-row table:style-name="ro1">
          <table:table-cell table:formula="of:=+[.A122]+1" office:value-type="float" office:value="120">
            <text:p>120</text:p>
          </table:table-cell>
          <table:table-cell table:formula="of:=+[.$D$1]+[.A123]/250*([.$D$2]-[.$D$1])" office:value-type="float" office:value="6.00301999486284">
            <text:p>6.0030199949</text:p>
          </table:table-cell>
          <table:table-cell table:formula="of:=EXP([.B123])" office:value-type="float" office:value="404.648987939698">
            <text:p>405</text:p>
          </table:table-cell>
          <table:table-cell office:value-type="string">
            <text:p>, //</text:p>
          </table:table-cell>
          <table:table-cell table:formula="of:=+[.C123]/128" office:value-type="float" office:value="3.16132021827889">
            <text:p>3.1613202183</text:p>
          </table:table-cell>
          <table:table-cell table:number-columns-repeated="2"/>
        </table:table-row>
        <table:table-row table:style-name="ro1">
          <table:table-cell table:formula="of:=+[.A123]+1" office:value-type="float" office:value="121">
            <text:p>121</text:p>
          </table:table-cell>
          <table:table-cell table:formula="of:=+[.$D$1]+[.A124]/250*([.$D$2]-[.$D$1])" office:value-type="float" office:value="6.01261157595403">
            <text:p>6.012611576</text:p>
          </table:table-cell>
          <table:table-cell table:formula="of:=EXP([.B124])" office:value-type="float" office:value="408.548884710401">
            <text:p>409</text:p>
          </table:table-cell>
          <table:table-cell office:value-type="string">
            <text:p>, //</text:p>
          </table:table-cell>
          <table:table-cell table:formula="of:=+[.C124]/128" office:value-type="float" office:value="3.19178816180001">
            <text:p>3.1917881618</text:p>
          </table:table-cell>
          <table:table-cell table:number-columns-repeated="2"/>
        </table:table-row>
        <table:table-row table:style-name="ro1">
          <table:table-cell table:formula="of:=+[.A124]+1" office:value-type="float" office:value="122">
            <text:p>122</text:p>
          </table:table-cell>
          <table:table-cell table:formula="of:=+[.$D$1]+[.A125]/250*([.$D$2]-[.$D$1])" office:value-type="float" office:value="6.02220315704522">
            <text:p>6.022203157</text:p>
          </table:table-cell>
          <table:table-cell table:formula="of:=EXP([.B125])" office:value-type="float" office:value="412.486367624343">
            <text:p>412</text:p>
          </table:table-cell>
          <table:table-cell office:value-type="string">
            <text:p>, //</text:p>
          </table:table-cell>
          <table:table-cell table:formula="of:=+[.C125]/128" office:value-type="float" office:value="3.22254974706518">
            <text:p>3.2225497471</text:p>
          </table:table-cell>
          <table:table-cell table:number-columns-repeated="2"/>
        </table:table-row>
        <table:table-row table:style-name="ro1">
          <table:table-cell table:formula="of:=+[.A125]+1" office:value-type="float" office:value="123">
            <text:p>123</text:p>
          </table:table-cell>
          <table:table-cell table:formula="of:=+[.$D$1]+[.A126]/250*([.$D$2]-[.$D$1])" office:value-type="float" office:value="6.03179473813642">
            <text:p>6.0317947381</text:p>
          </table:table-cell>
          <table:table-cell table:formula="of:=EXP([.B126])" office:value-type="float" office:value="416.461798926539">
            <text:p>416</text:p>
          </table:table-cell>
          <table:table-cell office:value-type="string">
            <text:p>, //</text:p>
          </table:table-cell>
          <table:table-cell table:formula="of:=+[.C126]/128" office:value-type="float" office:value="3.25360780411358">
            <text:p>3.2536078041</text:p>
          </table:table-cell>
          <table:table-cell table:number-columns-repeated="2"/>
        </table:table-row>
        <table:table-row table:style-name="ro1">
          <table:table-cell table:formula="of:=+[.A126]+1" office:value-type="float" office:value="124">
            <text:p>124</text:p>
          </table:table-cell>
          <table:table-cell table:formula="of:=+[.$D$1]+[.A127]/250*([.$D$2]-[.$D$1])" office:value-type="float" office:value="6.04138631922761">
            <text:p>6.0413863192</text:p>
          </table:table-cell>
          <table:table-cell table:formula="of:=EXP([.B127])" office:value-type="float" office:value="420.475544353221">
            <text:p>420</text:p>
          </table:table-cell>
          <table:table-cell office:value-type="string">
            <text:p>, //</text:p>
          </table:table-cell>
          <table:table-cell table:formula="of:=+[.C127]/128" office:value-type="float" office:value="3.28496519025954">
            <text:p>3.2849651903</text:p>
          </table:table-cell>
          <table:table-cell table:number-columns-repeated="2"/>
        </table:table-row>
        <table:table-row table:style-name="ro1">
          <table:table-cell table:formula="of:=+[.A127]+1" office:value-type="float" office:value="125">
            <text:p>125</text:p>
          </table:table-cell>
          <table:table-cell table:formula="of:=+[.$D$1]+[.A128]/250*([.$D$2]-[.$D$1])" office:value-type="float" office:value="6.0509779003188">
            <text:p>6.0509779003</text:p>
          </table:table-cell>
          <table:table-cell table:formula="of:=EXP([.B128])" office:value-type="float" office:value="424.527973165491">
            <text:p>425</text:p>
          </table:table-cell>
          <table:table-cell office:value-type="string">
            <text:p>, //</text:p>
          </table:table-cell>
          <table:table-cell table:formula="of:=+[.C128]/128" office:value-type="float" office:value="3.3166247903554">
            <text:p>3.3166247904</text:p>
          </table:table-cell>
          <table:table-cell table:number-columns-repeated="2"/>
        </table:table-row>
        <table:table-row table:style-name="ro1">
          <table:table-cell table:formula="of:=+[.A128]+1" office:value-type="float" office:value="126">
            <text:p>126</text:p>
          </table:table-cell>
          <table:table-cell table:formula="of:=+[.$D$1]+[.A129]/250*([.$D$2]-[.$D$1])" office:value-type="float" office:value="6.06056948141">
            <text:p>6.0605694814</text:p>
          </table:table-cell>
          <table:table-cell table:formula="of:=EXP([.B129])" office:value-type="float" office:value="428.619458183286">
            <text:p>429</text:p>
          </table:table-cell>
          <table:table-cell office:value-type="string">
            <text:p>, //</text:p>
          </table:table-cell>
          <table:table-cell table:formula="of:=+[.C129]/128" office:value-type="float" office:value="3.34858951705692">
            <text:p>3.3485895171</text:p>
          </table:table-cell>
          <table:table-cell table:number-columns-repeated="2"/>
        </table:table-row>
        <table:table-row table:style-name="ro1">
          <table:table-cell table:formula="of:=+[.A129]+1" office:value-type="float" office:value="127">
            <text:p>127</text:p>
          </table:table-cell>
          <table:table-cell table:formula="of:=+[.$D$1]+[.A130]/250*([.$D$2]-[.$D$1])" office:value-type="float" office:value="6.07016106250119">
            <text:p>6.0701610625</text:p>
          </table:table-cell>
          <table:table-cell table:formula="of:=EXP([.B130])" office:value-type="float" office:value="432.750375819681">
            <text:p>433</text:p>
          </table:table-cell>
          <table:table-cell office:value-type="string">
            <text:p>, //</text:p>
          </table:table-cell>
          <table:table-cell table:formula="of:=+[.C130]/128" office:value-type="float" office:value="3.38086231109126">
            <text:p>3.3808623111</text:p>
          </table:table-cell>
          <table:table-cell table:number-columns-repeated="2"/>
        </table:table-row>
        <table:table-row table:style-name="ro1">
          <table:table-cell table:formula="of:=+[.A130]+1" office:value-type="float" office:value="128">
            <text:p>128</text:p>
          </table:table-cell>
          <table:table-cell table:formula="of:=+[.$D$1]+[.A131]/250*([.$D$2]-[.$D$1])" office:value-type="float" office:value="6.07975264359238">
            <text:p>6.0797526436</text:p>
          </table:table-cell>
          <table:table-cell table:formula="of:=EXP([.B131])" office:value-type="float" office:value="436.921106115518">
            <text:p>437</text:p>
          </table:table-cell>
          <table:table-cell office:value-type="string">
            <text:p>, //</text:p>
          </table:table-cell>
          <table:table-cell table:formula="of:=+[.C131]/128" office:value-type="float" office:value="3.41344614152748">
            <text:p>3.4134461415</text:p>
          </table:table-cell>
          <table:table-cell table:number-columns-repeated="2"/>
        </table:table-row>
        <table:table-row table:style-name="ro1">
          <table:table-cell table:formula="of:=+[.A131]+1" office:value-type="float" office:value="129">
            <text:p>129</text:p>
          </table:table-cell>
          <table:table-cell table:formula="of:=+[.$D$1]+[.A132]/250*([.$D$2]-[.$D$1])" office:value-type="float" office:value="6.08934422468358">
            <text:p>6.0893442247</text:p>
          </table:table-cell>
          <table:table-cell table:formula="of:=EXP([.B132])" office:value-type="float" office:value="441.132032774367">
            <text:p>441</text:p>
          </table:table-cell>
          <table:table-cell office:value-type="string">
            <text:p>, //</text:p>
          </table:table-cell>
          <table:table-cell table:formula="of:=+[.C132]/128" office:value-type="float" office:value="3.44634400604974">
            <text:p>3.446344006</text:p>
          </table:table-cell>
          <table:table-cell table:number-columns-repeated="2"/>
        </table:table-row>
        <table:table-row table:style-name="ro1">
          <table:table-cell table:formula="of:=+[.A132]+1" office:value-type="float" office:value="130">
            <text:p>130</text:p>
          </table:table-cell>
          <table:table-cell table:formula="of:=+[.$D$1]+[.A133]/250*([.$D$2]-[.$D$1])" office:value-type="float" office:value="6.09893580577477">
            <text:p>6.0989358058</text:p>
          </table:table-cell>
          <table:table-cell table:formula="of:=EXP([.B133])" office:value-type="float" office:value="445.383543197833">
            <text:p>445</text:p>
          </table:table-cell>
          <table:table-cell office:value-type="string">
            <text:p>, //</text:p>
          </table:table-cell>
          <table:table-cell table:formula="of:=+[.C133]/128" office:value-type="float" office:value="3.47955893123307">
            <text:p>3.4795589312</text:p>
          </table:table-cell>
          <table:table-cell table:number-columns-repeated="2"/>
        </table:table-row>
        <table:table-row table:style-name="ro1">
          <table:table-cell table:formula="of:=+[.A133]+1" office:value-type="float" office:value="131">
            <text:p>131</text:p>
          </table:table-cell>
          <table:table-cell table:formula="of:=+[.$D$1]+[.A134]/250*([.$D$2]-[.$D$1])" office:value-type="float" office:value="6.10852738686596">
            <text:p>6.1085273869</text:p>
          </table:table-cell>
          <table:table-cell table:formula="of:=EXP([.B134])" office:value-type="float" office:value="449.676028521187">
            <text:p>450</text:p>
          </table:table-cell>
          <table:table-cell office:value-type="string">
            <text:p>, //</text:p>
          </table:table-cell>
          <table:table-cell table:formula="of:=+[.C134]/128" office:value-type="float" office:value="3.51309397282177">
            <text:p>3.5130939728</text:p>
          </table:table-cell>
          <table:table-cell table:number-columns-repeated="2"/>
        </table:table-row>
        <table:table-row table:style-name="ro1">
          <table:table-cell table:formula="of:=+[.A134]+1" office:value-type="float" office:value="132">
            <text:p>132</text:p>
          </table:table-cell>
          <table:table-cell table:formula="of:=+[.$D$1]+[.A135]/250*([.$D$2]-[.$D$1])" office:value-type="float" office:value="6.11811896795716">
            <text:p>6.118118968</text:p>
          </table:table-cell>
          <table:table-cell table:formula="of:=EXP([.B135])" office:value-type="float" office:value="454.00988364936">
            <text:p>454</text:p>
          </table:table-cell>
          <table:table-cell office:value-type="string">
            <text:p>, //</text:p>
          </table:table-cell>
          <table:table-cell table:formula="of:=+[.C135]/128" office:value-type="float" office:value="3.54695221601062">
            <text:p>3.546952216</text:p>
          </table:table-cell>
          <table:table-cell table:number-columns-repeated="2"/>
        </table:table-row>
        <table:table-row table:style-name="ro1">
          <table:table-cell table:formula="of:=+[.A135]+1" office:value-type="float" office:value="133">
            <text:p>133</text:p>
          </table:table-cell>
          <table:table-cell table:formula="of:=+[.$D$1]+[.A136]/250*([.$D$2]-[.$D$1])" office:value-type="float" office:value="6.12771054904835">
            <text:p>6.127710549</text:p>
          </table:table-cell>
          <table:table-cell table:formula="of:=EXP([.B136])" office:value-type="float" office:value="458.385507293265">
            <text:p>458</text:p>
          </table:table-cell>
          <table:table-cell office:value-type="string">
            <text:p>, //</text:p>
          </table:table-cell>
          <table:table-cell table:formula="of:=+[.C136]/128" office:value-type="float" office:value="3.58113677572864">
            <text:p>3.5811367757</text:p>
          </table:table-cell>
          <table:table-cell table:number-columns-repeated="2"/>
        </table:table-row>
        <table:table-row table:style-name="ro1">
          <table:table-cell table:formula="of:=+[.A136]+1" office:value-type="float" office:value="134">
            <text:p>134</text:p>
          </table:table-cell>
          <table:table-cell table:formula="of:=+[.$D$1]+[.A137]/250*([.$D$2]-[.$D$1])" office:value-type="float" office:value="6.13730213013954">
            <text:p>6.1373021301</text:p>
          </table:table-cell>
          <table:table-cell table:formula="of:=EXP([.B137])" office:value-type="float" office:value="462.803302006486">
            <text:p>463</text:p>
          </table:table-cell>
          <table:table-cell office:value-type="string">
            <text:p>, //</text:p>
          </table:table-cell>
          <table:table-cell table:formula="of:=+[.C137]/128" office:value-type="float" office:value="3.61565079692567">
            <text:p>3.6156507969</text:p>
          </table:table-cell>
          <table:table-cell table:number-columns-repeated="2"/>
        </table:table-row>
        <table:table-row table:style-name="ro1">
          <table:table-cell table:formula="of:=+[.A137]+1" office:value-type="float" office:value="135">
            <text:p>135</text:p>
          </table:table-cell>
          <table:table-cell table:formula="of:=+[.$D$1]+[.A138]/250*([.$D$2]-[.$D$1])" office:value-type="float" office:value="6.14689371123074">
            <text:p>6.1468937112</text:p>
          </table:table-cell>
          <table:table-cell table:formula="of:=EXP([.B138])" office:value-type="float" office:value="467.263674222305">
            <text:p>467</text:p>
          </table:table-cell>
          <table:table-cell office:value-type="string">
            <text:p>, //</text:p>
          </table:table-cell>
          <table:table-cell table:formula="of:=+[.C138]/128" office:value-type="float" office:value="3.65049745486176">
            <text:p>3.6504974549</text:p>
          </table:table-cell>
          <table:table-cell table:number-columns-repeated="2"/>
        </table:table-row>
        <table:table-row table:style-name="ro1">
          <table:table-cell table:formula="of:=+[.A138]+1" office:value-type="float" office:value="136">
            <text:p>136</text:p>
          </table:table-cell>
          <table:table-cell table:formula="of:=+[.$D$1]+[.A139]/250*([.$D$2]-[.$D$1])" office:value-type="float" office:value="6.15648529232193">
            <text:p>6.1564852923</text:p>
          </table:table-cell>
          <table:table-cell table:formula="of:=EXP([.B139])" office:value-type="float" office:value="471.767034291101">
            <text:p>472</text:p>
          </table:table-cell>
          <table:table-cell office:value-type="string">
            <text:p>, //</text:p>
          </table:table-cell>
          <table:table-cell table:formula="of:=+[.C139]/128" office:value-type="float" office:value="3.68567995539923">
            <text:p>3.6856799554</text:p>
          </table:table-cell>
          <table:table-cell table:number-columns-repeated="2"/>
        </table:table-row>
        <table:table-row table:style-name="ro1">
          <table:table-cell table:formula="of:=+[.A139]+1" office:value-type="float" office:value="137">
            <text:p>137</text:p>
          </table:table-cell>
          <table:table-cell table:formula="of:=+[.$D$1]+[.A140]/250*([.$D$2]-[.$D$1])" office:value-type="float" office:value="6.16607687341312">
            <text:p>6.1660768734</text:p>
          </table:table-cell>
          <table:table-cell table:formula="of:=EXP([.B140])" office:value-type="float" office:value="476.313796518097">
            <text:p>476</text:p>
          </table:table-cell>
          <table:table-cell office:value-type="string">
            <text:p>, //</text:p>
          </table:table-cell>
          <table:table-cell table:formula="of:=+[.C140]/128" office:value-type="float" office:value="3.72120153529763">
            <text:p>3.7212015353</text:p>
          </table:table-cell>
          <table:table-cell table:number-columns-repeated="2"/>
        </table:table-row>
        <table:table-row table:style-name="ro1">
          <table:table-cell table:formula="of:=+[.A140]+1" office:value-type="float" office:value="138">
            <text:p>138</text:p>
          </table:table-cell>
          <table:table-cell table:formula="of:=+[.$D$1]+[.A141]/250*([.$D$2]-[.$D$1])" office:value-type="float" office:value="6.17566845450432">
            <text:p>6.1756684545</text:p>
          </table:table-cell>
          <table:table-cell table:formula="of:=EXP([.B141])" office:value-type="float" office:value="480.904379201474">
            <text:p>481</text:p>
          </table:table-cell>
          <table:table-cell office:value-type="string">
            <text:p>, //</text:p>
          </table:table-cell>
          <table:table-cell table:formula="of:=+[.C141]/128" office:value-type="float" office:value="3.75706546251152">
            <text:p>3.7570654625</text:p>
          </table:table-cell>
          <table:table-cell table:number-columns-repeated="2"/>
        </table:table-row>
        <table:table-row table:style-name="ro1">
          <table:table-cell table:formula="of:=+[.A141]+1" office:value-type="float" office:value="139">
            <text:p>139</text:p>
          </table:table-cell>
          <table:table-cell table:formula="of:=+[.$D$1]+[.A142]/250*([.$D$2]-[.$D$1])" office:value-type="float" office:value="6.18526003559551">
            <text:p>6.1852600356</text:p>
          </table:table-cell>
          <table:table-cell table:formula="of:=EXP([.B142])" office:value-type="float" office:value="485.539204670861">
            <text:p>486</text:p>
          </table:table-cell>
          <table:table-cell office:value-type="string">
            <text:p>, //</text:p>
          </table:table-cell>
          <table:table-cell table:formula="of:=+[.C142]/128" office:value-type="float" office:value="3.7932750364911">
            <text:p>3.7932750365</text:p>
          </table:table-cell>
          <table:table-cell table:number-columns-repeated="2"/>
        </table:table-row>
        <table:table-row table:style-name="ro1">
          <table:table-cell table:formula="of:=+[.A142]+1" office:value-type="float" office:value="140">
            <text:p>140</text:p>
          </table:table-cell>
          <table:table-cell table:formula="of:=+[.$D$1]+[.A143]/250*([.$D$2]-[.$D$1])" office:value-type="float" office:value="6.19485161668671">
            <text:p>6.1948516167</text:p>
          </table:table-cell>
          <table:table-cell table:formula="of:=EXP([.B143])" office:value-type="float" office:value="490.218699326184">
            <text:p>490</text:p>
          </table:table-cell>
          <table:table-cell office:value-type="string">
            <text:p>, //</text:p>
          </table:table-cell>
          <table:table-cell table:formula="of:=+[.C143]/128" office:value-type="float" office:value="3.82983358848581">
            <text:p>3.8298335885</text:p>
          </table:table-cell>
          <table:table-cell table:number-columns-repeated="2"/>
        </table:table-row>
        <table:table-row table:style-name="ro1">
          <table:table-cell table:formula="of:=+[.A143]+1" office:value-type="float" office:value="141">
            <text:p>141</text:p>
          </table:table-cell>
          <table:table-cell table:formula="of:=+[.$D$1]+[.A144]/250*([.$D$2]-[.$D$1])" office:value-type="float" office:value="6.2044431977779">
            <text:p>6.2044431978</text:p>
          </table:table-cell>
          <table:table-cell table:formula="of:=EXP([.B144])" office:value-type="float" office:value="494.943293676894">
            <text:p>495</text:p>
          </table:table-cell>
          <table:table-cell office:value-type="string">
            <text:p>, //</text:p>
          </table:table-cell>
          <table:table-cell table:formula="of:=+[.C144]/128" office:value-type="float" office:value="3.86674448185073">
            <text:p>3.8667444819</text:p>
          </table:table-cell>
          <table:table-cell table:number-columns-repeated="2"/>
        </table:table-row>
        <table:table-row table:style-name="ro1">
          <table:table-cell table:formula="of:=+[.A144]+1" office:value-type="float" office:value="142">
            <text:p>142</text:p>
          </table:table-cell>
          <table:table-cell table:formula="of:=+[.$D$1]+[.A145]/250*([.$D$2]-[.$D$1])" office:value-type="float" office:value="6.21403477886909">
            <text:p>6.2140347789</text:p>
          </table:table-cell>
          <table:table-cell table:formula="of:=EXP([.B145])" office:value-type="float" office:value="499.713422381576">
            <text:p>500</text:p>
          </table:table-cell>
          <table:table-cell office:value-type="string">
            <text:p>, //</text:p>
          </table:table-cell>
          <table:table-cell table:formula="of:=+[.C145]/128" office:value-type="float" office:value="3.90401111235606">
            <text:p>3.9040111124</text:p>
          </table:table-cell>
          <table:table-cell table:number-columns-repeated="2"/>
        </table:table-row>
        <table:table-row table:style-name="ro1">
          <table:table-cell table:formula="of:=+[.A145]+1" office:value-type="float" office:value="143">
            <text:p>143</text:p>
          </table:table-cell>
          <table:table-cell table:formula="of:=+[.$D$1]+[.A146]/250*([.$D$2]-[.$D$1])" office:value-type="float" office:value="6.22362635996029">
            <text:p>6.22362636</text:p>
          </table:table-cell>
          <table:table-cell table:formula="of:=EXP([.B146])" office:value-type="float" office:value="504.529524287935">
            <text:p>505</text:p>
          </table:table-cell>
          <table:table-cell office:value-type="string">
            <text:p>, //</text:p>
          </table:table-cell>
          <table:table-cell table:formula="of:=+[.C146]/128" office:value-type="float" office:value="3.94163690849949">
            <text:p>3.9416369085</text:p>
          </table:table-cell>
          <table:table-cell table:number-columns-repeated="2"/>
        </table:table-row>
        <table:table-row table:style-name="ro1">
          <table:table-cell table:formula="of:=+[.A146]+1" office:value-type="float" office:value="144">
            <text:p>144</text:p>
          </table:table-cell>
          <table:table-cell table:formula="of:=+[.$D$1]+[.A147]/250*([.$D$2]-[.$D$1])" office:value-type="float" office:value="6.23321794105148">
            <text:p>6.2332179411</text:p>
          </table:table-cell>
          <table:table-cell table:formula="of:=EXP([.B147])" office:value-type="float" office:value="509.392042473173">
            <text:p>509</text:p>
          </table:table-cell>
          <table:table-cell office:value-type="string">
            <text:p>, //</text:p>
          </table:table-cell>
          <table:table-cell table:formula="of:=+[.C147]/128" office:value-type="float" office:value="3.97962533182166">
            <text:p>3.9796253318</text:p>
          </table:table-cell>
          <table:table-cell table:number-columns-repeated="2"/>
        </table:table-row>
        <table:table-row table:style-name="ro1">
          <table:table-cell table:formula="of:=+[.A147]+1" office:value-type="float" office:value="145">
            <text:p>145</text:p>
          </table:table-cell>
          <table:table-cell table:formula="of:=+[.$D$1]+[.A148]/250*([.$D$2]-[.$D$1])" office:value-type="float" office:value="6.24280952214267">
            <text:p>6.2428095221</text:p>
          </table:table-cell>
          <table:table-cell table:formula="of:=EXP([.B148])" office:value-type="float" office:value="514.301424284747">
            <text:p>514</text:p>
          </table:table-cell>
          <table:table-cell office:value-type="string">
            <text:p>, //</text:p>
          </table:table-cell>
          <table:table-cell table:formula="of:=+[.C148]/128" office:value-type="float" office:value="4.01797987722458">
            <text:p>4.0179798772</text:p>
          </table:table-cell>
          <table:table-cell table:number-columns-repeated="2"/>
        </table:table-row>
        <table:table-row table:style-name="ro1">
          <table:table-cell table:formula="of:=+[.A148]+1" office:value-type="float" office:value="146">
            <text:p>146</text:p>
          </table:table-cell>
          <table:table-cell table:formula="of:=+[.$D$1]+[.A149]/250*([.$D$2]-[.$D$1])" office:value-type="float" office:value="6.25240110323387">
            <text:p>6.2524011032</text:p>
          </table:table-cell>
          <table:table-cell table:formula="of:=EXP([.B149])" office:value-type="float" office:value="519.258121381527">
            <text:p>519</text:p>
          </table:table-cell>
          <table:table-cell office:value-type="string">
            <text:p>, //</text:p>
          </table:table-cell>
          <table:table-cell table:formula="of:=+[.C149]/128" office:value-type="float" office:value="4.05670407329318">
            <text:p>4.0567040733</text:p>
          </table:table-cell>
          <table:table-cell table:number-columns-repeated="2"/>
        </table:table-row>
        <table:table-row table:style-name="ro1">
          <table:table-cell table:formula="of:=+[.A149]+1" office:value-type="float" office:value="147">
            <text:p>147</text:p>
          </table:table-cell>
          <table:table-cell table:formula="of:=+[.$D$1]+[.A150]/250*([.$D$2]-[.$D$1])" office:value-type="float" office:value="6.26199268432506">
            <text:p>6.2619926843</text:p>
          </table:table-cell>
          <table:table-cell table:formula="of:=EXP([.B150])" office:value-type="float" office:value="524.262589775352">
            <text:p>524</text:p>
          </table:table-cell>
          <table:table-cell office:value-type="string">
            <text:p>, //</text:p>
          </table:table-cell>
          <table:table-cell table:formula="of:=+[.C150]/128" office:value-type="float" office:value="4.09580148261993">
            <text:p>4.0958014826</text:p>
          </table:table-cell>
          <table:table-cell table:number-columns-repeated="2"/>
        </table:table-row>
        <table:table-row table:style-name="ro1">
          <table:table-cell table:formula="of:=+[.A150]+1" office:value-type="float" office:value="148">
            <text:p>148</text:p>
          </table:table-cell>
          <table:table-cell table:formula="of:=+[.$D$1]+[.A151]/250*([.$D$2]-[.$D$1])" office:value-type="float" office:value="6.27158426541625">
            <text:p>6.2715842654</text:p>
          </table:table-cell>
          <table:table-cell table:formula="of:=EXP([.B151])" office:value-type="float" office:value="529.315289872973">
            <text:p>529</text:p>
          </table:table-cell>
          <table:table-cell office:value-type="string">
            <text:p>, //</text:p>
          </table:table-cell>
          <table:table-cell table:formula="of:=+[.C151]/128" office:value-type="float" office:value="4.1352757021326">
            <text:p>4.1352757021</text:p>
          </table:table-cell>
          <table:table-cell table:number-columns-repeated="2"/>
        </table:table-row>
        <table:table-row table:style-name="ro1">
          <table:table-cell table:formula="of:=+[.A151]+1" office:value-type="float" office:value="149">
            <text:p>149</text:p>
          </table:table-cell>
          <table:table-cell table:formula="of:=+[.$D$1]+[.A152]/250*([.$D$2]-[.$D$1])" office:value-type="float" office:value="6.28117584650745">
            <text:p>6.2811758465</text:p>
          </table:table-cell>
          <table:table-cell table:formula="of:=EXP([.B152])" office:value-type="float" office:value="534.41668651842">
            <text:p>534</text:p>
          </table:table-cell>
          <table:table-cell office:value-type="string">
            <text:p>, //</text:p>
          </table:table-cell>
          <table:table-cell table:formula="of:=+[.C152]/128" office:value-type="float" office:value="4.17513036342516">
            <text:p>4.1751303634</text:p>
          </table:table-cell>
          <table:table-cell table:number-columns-repeated="2"/>
        </table:table-row>
        <table:table-row table:style-name="ro1">
          <table:table-cell table:formula="of:=+[.A152]+1" office:value-type="float" office:value="150">
            <text:p>150</text:p>
          </table:table-cell>
          <table:table-cell table:formula="of:=+[.$D$1]+[.A153]/250*([.$D$2]-[.$D$1])" office:value-type="float" office:value="6.29076742759864">
            <text:p>6.2907674276</text:p>
          </table:table-cell>
          <table:table-cell table:formula="of:=EXP([.B153])" office:value-type="float" office:value="539.567249035763">
            <text:p>540</text:p>
          </table:table-cell>
          <table:table-cell office:value-type="string">
            <text:p>, //</text:p>
          </table:table-cell>
          <table:table-cell table:formula="of:=+[.C153]/128" office:value-type="float" office:value="4.2153691330919">
            <text:p>4.2153691331</text:p>
          </table:table-cell>
          <table:table-cell table:number-columns-repeated="2"/>
        </table:table-row>
        <table:table-row table:style-name="ro1">
          <table:table-cell table:formula="of:=+[.A153]+1" office:value-type="float" office:value="151">
            <text:p>151</text:p>
          </table:table-cell>
          <table:table-cell table:formula="of:=+[.$D$1]+[.A154]/250*([.$D$2]-[.$D$1])" office:value-type="float" office:value="6.30035900868983">
            <text:p>6.3003590087</text:p>
          </table:table-cell>
          <table:table-cell table:formula="of:=EXP([.B154])" office:value-type="float" office:value="544.767451272289">
            <text:p>545</text:p>
          </table:table-cell>
          <table:table-cell office:value-type="string">
            <text:p>, //</text:p>
          </table:table-cell>
          <table:table-cell table:formula="of:=+[.C154]/128" office:value-type="float" office:value="4.25599571306475">
            <text:p>4.2559957131</text:p>
          </table:table-cell>
          <table:table-cell table:number-columns-repeated="2"/>
        </table:table-row>
        <table:table-row table:style-name="ro1">
          <table:table-cell table:formula="of:=+[.A154]+1" office:value-type="float" office:value="152">
            <text:p>152</text:p>
          </table:table-cell>
          <table:table-cell table:formula="of:=+[.$D$1]+[.A155]/250*([.$D$2]-[.$D$1])" office:value-type="float" office:value="6.30995058978103">
            <text:p>6.3099505898</text:p>
          </table:table-cell>
          <table:table-cell table:formula="of:=EXP([.B155])" office:value-type="float" office:value="550.017771642094">
            <text:p>550</text:p>
          </table:table-cell>
          <table:table-cell office:value-type="string">
            <text:p>, //</text:p>
          </table:table-cell>
          <table:table-cell table:formula="of:=+[.C155]/128" office:value-type="float" office:value="4.29701384095386">
            <text:p>4.297013841</text:p>
          </table:table-cell>
          <table:table-cell table:number-columns-repeated="2"/>
        </table:table-row>
        <table:table-row table:style-name="ro1">
          <table:table-cell table:formula="of:=+[.A155]+1" office:value-type="float" office:value="153">
            <text:p>153</text:p>
          </table:table-cell>
          <table:table-cell table:formula="of:=+[.$D$1]+[.A156]/250*([.$D$2]-[.$D$1])" office:value-type="float" office:value="6.31954217087222">
            <text:p>6.3195421709</text:p>
          </table:table-cell>
          <table:table-cell table:formula="of:=EXP([.B156])" office:value-type="float" office:value="555.318693170102">
            <text:p>555</text:p>
          </table:table-cell>
          <table:table-cell office:value-type="string">
            <text:p>, //</text:p>
          </table:table-cell>
          <table:table-cell table:formula="of:=+[.C156]/128" office:value-type="float" office:value="4.33842729039142">
            <text:p>4.3384272904</text:p>
          </table:table-cell>
          <table:table-cell table:number-columns-repeated="2"/>
        </table:table-row>
        <table:table-row table:style-name="ro1">
          <table:table-cell table:formula="of:=+[.A156]+1" office:value-type="float" office:value="154">
            <text:p>154</text:p>
          </table:table-cell>
          <table:table-cell table:formula="of:=+[.$D$1]+[.A157]/250*([.$D$2]-[.$D$1])" office:value-type="float" office:value="6.32913375196341">
            <text:p>6.329133752</text:p>
          </table:table-cell>
          <table:table-cell table:formula="of:=EXP([.B157])" office:value-type="float" office:value="560.670703536498">
            <text:p>561</text:p>
          </table:table-cell>
          <table:table-cell office:value-type="string">
            <text:p>, //</text:p>
          </table:table-cell>
          <table:table-cell table:formula="of:=+[.C157]/128" office:value-type="float" office:value="4.38023987137889">
            <text:p>4.3802398714</text:p>
          </table:table-cell>
          <table:table-cell table:number-columns-repeated="2"/>
        </table:table-row>
        <table:table-row table:style-name="ro1">
          <table:table-cell table:formula="of:=+[.A157]+1" office:value-type="float" office:value="155">
            <text:p>155</text:p>
          </table:table-cell>
          <table:table-cell table:formula="of:=+[.$D$1]+[.A158]/250*([.$D$2]-[.$D$1])" office:value-type="float" office:value="6.33872533305461">
            <text:p>6.3387253331</text:p>
          </table:table-cell>
          <table:table-cell table:formula="of:=EXP([.B158])" office:value-type="float" office:value="566.074295121596">
            <text:p>566</text:p>
          </table:table-cell>
          <table:table-cell office:value-type="string">
            <text:p>, //</text:p>
          </table:table-cell>
          <table:table-cell table:formula="of:=+[.C158]/128" office:value-type="float" office:value="4.42245543063747">
            <text:p>4.4224554306</text:p>
          </table:table-cell>
          <table:table-cell table:number-columns-repeated="2"/>
        </table:table-row>
        <table:table-row table:style-name="ro1">
          <table:table-cell table:formula="of:=+[.A158]+1" office:value-type="float" office:value="156">
            <text:p>156</text:p>
          </table:table-cell>
          <table:table-cell table:formula="of:=+[.$D$1]+[.A159]/250*([.$D$2]-[.$D$1])" office:value-type="float" office:value="6.3483169141458">
            <text:p>6.3483169141</text:p>
          </table:table-cell>
          <table:table-cell table:formula="of:=EXP([.B159])" office:value-type="float" office:value="571.52996505114">
            <text:p>572</text:p>
          </table:table-cell>
          <table:table-cell office:value-type="string">
            <text:p>, //</text:p>
          </table:table-cell>
          <table:table-cell table:formula="of:=+[.C159]/128" office:value-type="float" office:value="4.46507785196203">
            <text:p>4.465077852</text:p>
          </table:table-cell>
          <table:table-cell table:number-columns-repeated="2"/>
        </table:table-row>
        <table:table-row table:style-name="ro1">
          <table:table-cell table:formula="of:=+[.A159]+1" office:value-type="float" office:value="157">
            <text:p>157</text:p>
          </table:table-cell>
          <table:table-cell table:formula="of:=+[.$D$1]+[.A160]/250*([.$D$2]-[.$D$1])" office:value-type="float" office:value="6.35790849523699">
            <text:p>6.3579084952</text:p>
          </table:table-cell>
          <table:table-cell table:formula="of:=EXP([.B160])" office:value-type="float" office:value="577.038215242031">
            <text:p>577</text:p>
          </table:table-cell>
          <table:table-cell office:value-type="string">
            <text:p>, //</text:p>
          </table:table-cell>
          <table:table-cell table:formula="of:=+[.C160]/128" office:value-type="float" office:value="4.50811105657837">
            <text:p>4.5081110566</text:p>
          </table:table-cell>
          <table:table-cell table:number-columns-repeated="2"/>
        </table:table-row>
        <table:table-row table:style-name="ro1">
          <table:table-cell table:formula="of:=+[.A160]+1" office:value-type="float" office:value="158">
            <text:p>158</text:p>
          </table:table-cell>
          <table:table-cell table:formula="of:=+[.$D$1]+[.A161]/250*([.$D$2]-[.$D$1])" office:value-type="float" office:value="6.36750007632819">
            <text:p>6.3675000763</text:p>
          </table:table-cell>
          <table:table-cell table:formula="of:=EXP([.B161])" office:value-type="float" office:value="582.599552448514">
            <text:p>583</text:p>
          </table:table-cell>
          <table:table-cell office:value-type="string">
            <text:p>, //</text:p>
          </table:table-cell>
          <table:table-cell table:formula="of:=+[.C161]/128" office:value-type="float" office:value="4.55155900350402">
            <text:p>4.5515590035</text:p>
          </table:table-cell>
          <table:table-cell table:number-columns-repeated="2"/>
        </table:table-row>
        <table:table-row table:style-name="ro1">
          <table:table-cell table:formula="of:=+[.A161]+1" office:value-type="float" office:value="159">
            <text:p>159</text:p>
          </table:table-cell>
          <table:table-cell table:formula="of:=+[.$D$1]+[.A162]/250*([.$D$2]-[.$D$1])" office:value-type="float" office:value="6.37709165741938">
            <text:p>6.3770916574</text:p>
          </table:table-cell>
          <table:table-cell table:formula="of:=EXP([.B162])" office:value-type="float" office:value="588.21448830879">
            <text:p>588</text:p>
          </table:table-cell>
          <table:table-cell office:value-type="string">
            <text:p>, //</text:p>
          </table:table-cell>
          <table:table-cell table:formula="of:=+[.C162]/128" office:value-type="float" office:value="4.59542568991242">
            <text:p>4.5954256899</text:p>
          </table:table-cell>
          <table:table-cell table:number-columns-repeated="2"/>
        </table:table-row>
        <table:table-row table:style-name="ro1">
          <table:table-cell table:formula="of:=+[.A162]+1" office:value-type="float" office:value="160">
            <text:p>160</text:p>
          </table:table-cell>
          <table:table-cell table:formula="of:=+[.$D$1]+[.A163]/250*([.$D$2]-[.$D$1])" office:value-type="float" office:value="6.38668323851057">
            <text:p>6.3866832385</text:p>
          </table:table-cell>
          <table:table-cell table:formula="of:=EXP([.B163])" office:value-type="float" office:value="593.883539392091">
            <text:p>594</text:p>
          </table:table-cell>
          <table:table-cell office:value-type="string">
            <text:p>, //</text:p>
          </table:table-cell>
          <table:table-cell table:formula="of:=+[.C163]/128" office:value-type="float" office:value="4.63971515150071">
            <text:p>4.6397151515</text:p>
          </table:table-cell>
          <table:table-cell table:number-columns-repeated="2"/>
        </table:table-row>
        <table:table-row table:style-name="ro1">
          <table:table-cell table:formula="of:=+[.A163]+1" office:value-type="float" office:value="161">
            <text:p>161</text:p>
          </table:table-cell>
          <table:table-cell table:formula="of:=+[.$D$1]+[.A164]/250*([.$D$2]-[.$D$1])" office:value-type="float" office:value="6.39627481960177">
            <text:p>6.3962748196</text:p>
          </table:table-cell>
          <table:table-cell table:formula="of:=EXP([.B164])" office:value-type="float" office:value="599.607227246202">
            <text:p>600</text:p>
          </table:table-cell>
          <table:table-cell office:value-type="string">
            <text:p>, //</text:p>
          </table:table-cell>
          <table:table-cell table:formula="of:=+[.C164]/128" office:value-type="float" office:value="4.68443146286095">
            <text:p>4.6844314629</text:p>
          </table:table-cell>
          <table:table-cell table:number-columns-repeated="2"/>
        </table:table-row>
        <table:table-row table:style-name="ro1">
          <table:table-cell table:formula="of:=+[.A164]+1" office:value-type="float" office:value="162">
            <text:p>162</text:p>
          </table:table-cell>
          <table:table-cell table:formula="of:=+[.$D$1]+[.A165]/250*([.$D$2]-[.$D$1])" office:value-type="float" office:value="6.40586640069296">
            <text:p>6.4058664007</text:p>
          </table:table-cell>
          <table:table-cell table:formula="of:=EXP([.B165])" office:value-type="float" office:value="605.386078445445">
            <text:p>605</text:p>
          </table:table-cell>
          <table:table-cell office:value-type="string">
            <text:p>, //</text:p>
          </table:table-cell>
          <table:table-cell table:formula="of:=+[.C165]/128" office:value-type="float" office:value="4.72957873785504">
            <text:p>4.7295787379</text:p>
          </table:table-cell>
          <table:table-cell table:number-columns-repeated="2"/>
        </table:table-row>
        <table:table-row table:style-name="ro1">
          <table:table-cell table:formula="of:=+[.A165]+1" office:value-type="float" office:value="163">
            <text:p>163</text:p>
          </table:table-cell>
          <table:table-cell table:formula="of:=+[.$D$1]+[.A166]/250*([.$D$2]-[.$D$1])" office:value-type="float" office:value="6.41545798178415">
            <text:p>6.4154579818</text:p>
          </table:table-cell>
          <table:table-cell table:formula="of:=EXP([.B166])" office:value-type="float" office:value="611.220624639119">
            <text:p>611</text:p>
          </table:table-cell>
          <table:table-cell office:value-type="string">
            <text:p>, //</text:p>
          </table:table-cell>
          <table:table-cell table:formula="of:=+[.C166]/128" office:value-type="float" office:value="4.77516112999312">
            <text:p>4.77516113</text:p>
          </table:table-cell>
          <table:table-cell table:number-columns-repeated="2"/>
        </table:table-row>
        <table:table-row table:style-name="ro1">
          <table:table-cell table:formula="of:=+[.A166]+1" office:value-type="float" office:value="164">
            <text:p>164</text:p>
          </table:table-cell>
          <table:table-cell table:formula="of:=+[.$D$1]+[.A167]/250*([.$D$2]-[.$D$1])" office:value-type="float" office:value="6.42504956287535">
            <text:p>6.4250495629</text:p>
          </table:table-cell>
          <table:table-cell table:formula="of:=EXP([.B167])" office:value-type="float" office:value="617.111402600418">
            <text:p>617</text:p>
          </table:table-cell>
          <table:table-cell office:value-type="string">
            <text:p>, //</text:p>
          </table:table-cell>
          <table:table-cell table:formula="of:=+[.C167]/128" office:value-type="float" office:value="4.82118283281577">
            <text:p>4.8211828328</text:p>
          </table:table-cell>
          <table:table-cell table:number-columns-repeated="2"/>
        </table:table-row>
        <table:table-row table:style-name="ro1">
          <table:table-cell table:formula="of:=+[.A167]+1" office:value-type="float" office:value="165">
            <text:p>165</text:p>
          </table:table-cell>
          <table:table-cell table:formula="of:=+[.$D$1]+[.A168]/250*([.$D$2]-[.$D$1])" office:value-type="float" office:value="6.43464114396654">
            <text:p>6.434641144</text:p>
          </table:table-cell>
          <table:table-cell table:formula="of:=EXP([.B168])" office:value-type="float" office:value="623.058954275808">
            <text:p>623</text:p>
          </table:table-cell>
          <table:table-cell office:value-type="string">
            <text:p>, //</text:p>
          </table:table-cell>
          <table:table-cell table:formula="of:=+[.C168]/128" office:value-type="float" office:value="4.86764808027975">
            <text:p>4.8676480803</text:p>
          </table:table-cell>
          <table:table-cell table:number-columns-repeated="2"/>
        </table:table-row>
        <table:table-row table:style-name="ro1">
          <table:table-cell table:formula="of:=+[.A168]+1" office:value-type="float" office:value="166">
            <text:p>166</text:p>
          </table:table-cell>
          <table:table-cell table:formula="of:=+[.$D$1]+[.A169]/250*([.$D$2]-[.$D$1])" office:value-type="float" office:value="6.44423272505774">
            <text:p>6.4442327251</text:p>
          </table:table-cell>
          <table:table-cell table:formula="of:=EXP([.B169])" office:value-type="float" office:value="629.063826834886">
            <text:p>629</text:p>
          </table:table-cell>
          <table:table-cell office:value-type="string">
            <text:p>, //</text:p>
          </table:table-cell>
          <table:table-cell table:formula="of:=+[.C169]/128" office:value-type="float" office:value="4.91456114714754">
            <text:p>4.9145611471</text:p>
          </table:table-cell>
          <table:table-cell table:number-columns-repeated="2"/>
        </table:table-row>
        <table:table-row table:style-name="ro1">
          <table:table-cell table:formula="of:=+[.A169]+1" office:value-type="float" office:value="167">
            <text:p>167</text:p>
          </table:table-cell>
          <table:table-cell table:formula="of:=+[.$D$1]+[.A170]/250*([.$D$2]-[.$D$1])" office:value-type="float" office:value="6.45382430614893">
            <text:p>6.4538243061</text:p>
          </table:table-cell>
          <table:table-cell table:formula="of:=EXP([.B170])" office:value-type="float" office:value="635.126572720722">
            <text:p>635</text:p>
          </table:table-cell>
          <table:table-cell office:value-type="string">
            <text:p>, //</text:p>
          </table:table-cell>
          <table:table-cell table:formula="of:=+[.C170]/128" office:value-type="float" office:value="4.96192634938064">
            <text:p>4.9619263494</text:p>
          </table:table-cell>
          <table:table-cell table:number-columns-repeated="2"/>
        </table:table-row>
        <table:table-row table:style-name="ro1">
          <table:table-cell table:formula="of:=+[.A170]+1" office:value-type="float" office:value="168">
            <text:p>168</text:p>
          </table:table-cell>
          <table:table-cell table:formula="of:=+[.$D$1]+[.A171]/250*([.$D$2]-[.$D$1])" office:value-type="float" office:value="6.46341588724012">
            <text:p>6.4634158872</text:p>
          </table:table-cell>
          <table:table-cell table:formula="of:=EXP([.B171])" office:value-type="float" office:value="641.247749700684">
            <text:p>641</text:p>
          </table:table-cell>
          <table:table-cell office:value-type="string">
            <text:p>, //</text:p>
          </table:table-cell>
          <table:table-cell table:formula="of:=+[.C171]/128" office:value-type="float" office:value="5.00974804453659">
            <text:p>5.0097480445</text:p>
          </table:table-cell>
          <table:table-cell table:number-columns-repeated="2"/>
        </table:table-row>
        <table:table-row table:style-name="ro1">
          <table:table-cell table:formula="of:=+[.A171]+1" office:value-type="float" office:value="169">
            <text:p>169</text:p>
          </table:table-cell>
          <table:table-cell table:formula="of:=+[.$D$1]+[.A172]/250*([.$D$2]-[.$D$1])" office:value-type="float" office:value="6.47300746833132">
            <text:p>6.4730074683</text:p>
          </table:table-cell>
          <table:table-cell table:formula="of:=EXP([.B172])" office:value-type="float" office:value="647.427920917746">
            <text:p>647</text:p>
          </table:table-cell>
          <table:table-cell office:value-type="string">
            <text:p>, //</text:p>
          </table:table-cell>
          <table:table-cell table:formula="of:=+[.C172]/128" office:value-type="float" office:value="5.05803063216989">
            <text:p>5.0580306322</text:p>
          </table:table-cell>
          <table:table-cell table:number-columns-repeated="2"/>
        </table:table-row>
        <table:table-row table:style-name="ro1">
          <table:table-cell table:formula="of:=+[.A172]+1" office:value-type="float" office:value="170">
            <text:p>170</text:p>
          </table:table-cell>
          <table:table-cell table:formula="of:=+[.$D$1]+[.A173]/250*([.$D$2]-[.$D$1])" office:value-type="float" office:value="6.48259904942251">
            <text:p>6.4825990494</text:p>
          </table:table-cell>
          <table:table-cell table:formula="of:=EXP([.B173])" office:value-type="float" office:value="653.667654942303">
            <text:p>654</text:p>
          </table:table-cell>
          <table:table-cell office:value-type="string">
            <text:p>, //</text:p>
          </table:table-cell>
          <table:table-cell table:formula="of:=+[.C173]/128" office:value-type="float" office:value="5.10677855423675">
            <text:p>5.1067785542</text:p>
          </table:table-cell>
          <table:table-cell table:number-columns-repeated="2"/>
        </table:table-row>
        <table:table-row table:style-name="ro1">
          <table:table-cell table:formula="of:=+[.A173]+1" office:value-type="float" office:value="171">
            <text:p>171</text:p>
          </table:table-cell>
          <table:table-cell table:formula="of:=+[.$D$1]+[.A174]/250*([.$D$2]-[.$D$1])" office:value-type="float" office:value="6.4921906305137">
            <text:p>6.4921906305</text:p>
          </table:table-cell>
          <table:table-cell table:formula="of:=EXP([.B174])" office:value-type="float" office:value="659.967525824477">
            <text:p>660</text:p>
          </table:table-cell>
          <table:table-cell office:value-type="string">
            <text:p>, //</text:p>
          </table:table-cell>
          <table:table-cell table:formula="of:=+[.C174]/128" office:value-type="float" office:value="5.15599629550373">
            <text:p>5.1559962955</text:p>
          </table:table-cell>
          <table:table-cell table:number-columns-repeated="2"/>
        </table:table-row>
        <table:table-row table:style-name="ro1">
          <table:table-cell table:formula="of:=+[.A174]+1" office:value-type="float" office:value="172">
            <text:p>172</text:p>
          </table:table-cell>
          <table:table-cell table:formula="of:=+[.$D$1]+[.A175]/250*([.$D$2]-[.$D$1])" office:value-type="float" office:value="6.5017822116049">
            <text:p>6.5017822116</text:p>
          </table:table-cell>
          <table:table-cell table:formula="of:=EXP([.B175])" office:value-type="float" office:value="666.328113146928">
            <text:p>666</text:p>
          </table:table-cell>
          <table:table-cell office:value-type="string">
            <text:p>, //</text:p>
          </table:table-cell>
          <table:table-cell table:formula="of:=+[.C175]/128" office:value-type="float" office:value="5.20568838396037">
            <text:p>5.205688384</text:p>
          </table:table-cell>
          <table:table-cell table:number-columns-repeated="2"/>
        </table:table-row>
        <table:table-row table:style-name="ro1">
          <table:table-cell table:formula="of:=+[.A175]+1" office:value-type="float" office:value="173">
            <text:p>173</text:p>
          </table:table-cell>
          <table:table-cell table:formula="of:=+[.$D$1]+[.A176]/250*([.$D$2]-[.$D$1])" office:value-type="float" office:value="6.51137379269609">
            <text:p>6.5113737927</text:p>
          </table:table-cell>
          <table:table-cell table:formula="of:=EXP([.B176])" office:value-type="float" office:value="672.750002078174">
            <text:p>673</text:p>
          </table:table-cell>
          <table:table-cell office:value-type="string">
            <text:p>, //</text:p>
          </table:table-cell>
          <table:table-cell table:formula="of:=+[.C176]/128" office:value-type="float" office:value="5.25585939123574">
            <text:p>5.2558593912</text:p>
          </table:table-cell>
          <table:table-cell table:number-columns-repeated="2"/>
        </table:table-row>
        <table:table-row table:style-name="ro1">
          <table:table-cell table:formula="of:=+[.A176]+1" office:value-type="float" office:value="174">
            <text:p>174</text:p>
          </table:table-cell>
          <table:table-cell table:formula="of:=+[.$D$1]+[.A177]/250*([.$D$2]-[.$D$1])" office:value-type="float" office:value="6.52096537378728">
            <text:p>6.5209653738</text:p>
          </table:table-cell>
          <table:table-cell table:formula="of:=EXP([.B177])" office:value-type="float" office:value="679.233783426433">
            <text:p>679</text:p>
          </table:table-cell>
          <table:table-cell office:value-type="string">
            <text:p>, //</text:p>
          </table:table-cell>
          <table:table-cell table:formula="of:=+[.C177]/128" office:value-type="float" office:value="5.30651393301901">
            <text:p>5.306513933</text:p>
          </table:table-cell>
          <table:table-cell table:number-columns-repeated="2"/>
        </table:table-row>
        <table:table-row table:style-name="ro1">
          <table:table-cell table:formula="of:=+[.A177]+1" office:value-type="float" office:value="175">
            <text:p>175</text:p>
          </table:table-cell>
          <table:table-cell table:formula="of:=+[.$D$1]+[.A178]/250*([.$D$2]-[.$D$1])" office:value-type="float" office:value="6.53055695487848">
            <text:p>6.5305569549</text:p>
          </table:table-cell>
          <table:table-cell table:formula="of:=EXP([.B178])" office:value-type="float" office:value="685.780053693967">
            <text:p>686</text:p>
          </table:table-cell>
          <table:table-cell office:value-type="string">
            <text:p>, //</text:p>
          </table:table-cell>
          <table:table-cell table:formula="of:=+[.C178]/128" office:value-type="float" office:value="5.35765666948411">
            <text:p>5.3576566695</text:p>
          </table:table-cell>
          <table:table-cell table:number-columns-repeated="2"/>
        </table:table-row>
        <table:table-row table:style-name="ro1">
          <table:table-cell table:formula="of:=+[.A178]+1" office:value-type="float" office:value="176">
            <text:p>176</text:p>
          </table:table-cell>
          <table:table-cell table:formula="of:=+[.$D$1]+[.A179]/250*([.$D$2]-[.$D$1])" office:value-type="float" office:value="6.54014853596967">
            <text:p>6.540148536</text:p>
          </table:table-cell>
          <table:table-cell table:formula="of:=EXP([.B179])" office:value-type="float" office:value="692.389415131964">
            <text:p>692</text:p>
          </table:table-cell>
          <table:table-cell office:value-type="string">
            <text:p>, //</text:p>
          </table:table-cell>
          <table:table-cell table:formula="of:=+[.C179]/128" office:value-type="float" office:value="5.40929230571847">
            <text:p>5.4092923057</text:p>
          </table:table-cell>
          <table:table-cell table:number-columns-repeated="2"/>
        </table:table-row>
        <table:table-row table:style-name="ro1">
          <table:table-cell table:formula="of:=+[.A179]+1" office:value-type="float" office:value="177">
            <text:p>177</text:p>
          </table:table-cell>
          <table:table-cell table:formula="of:=+[.$D$1]+[.A180]/250*([.$D$2]-[.$D$1])" office:value-type="float" office:value="6.54974011706086">
            <text:p>6.5497401171</text:p>
          </table:table-cell>
          <table:table-cell table:formula="of:=EXP([.B180])" office:value-type="float" office:value="699.06247579595">
            <text:p>699</text:p>
          </table:table-cell>
          <table:table-cell office:value-type="string">
            <text:p>, //</text:p>
          </table:table-cell>
          <table:table-cell table:formula="of:=+[.C180]/128" office:value-type="float" office:value="5.46142559215586">
            <text:p>5.4614255922</text:p>
          </table:table-cell>
          <table:table-cell table:number-columns-repeated="2"/>
        </table:table-row>
        <table:table-row table:style-name="ro1">
          <table:table-cell table:formula="of:=+[.A180]+1" office:value-type="float" office:value="178">
            <text:p>178</text:p>
          </table:table-cell>
          <table:table-cell table:formula="of:=+[.$D$1]+[.A181]/250*([.$D$2]-[.$D$1])" office:value-type="float" office:value="6.55933169815206">
            <text:p>6.5593316982</text:p>
          </table:table-cell>
          <table:table-cell table:formula="of:=EXP([.B181])" office:value-type="float" office:value="705.79984960172">
            <text:p>706</text:p>
          </table:table-cell>
          <table:table-cell office:value-type="string">
            <text:p>, //</text:p>
          </table:table-cell>
          <table:table-cell table:formula="of:=+[.C181]/128" office:value-type="float" office:value="5.51406132501344">
            <text:p>5.514061325</text:p>
          </table:table-cell>
          <table:table-cell table:number-columns-repeated="2"/>
        </table:table-row>
        <table:table-row table:style-name="ro1">
          <table:table-cell table:formula="of:=+[.A181]+1" office:value-type="float" office:value="179">
            <text:p>179</text:p>
          </table:table-cell>
          <table:table-cell table:formula="of:=+[.$D$1]+[.A182]/250*([.$D$2]-[.$D$1])" office:value-type="float" office:value="6.56892327924325">
            <text:p>6.5689232792</text:p>
          </table:table-cell>
          <table:table-cell table:formula="of:=EXP([.B182])" office:value-type="float" office:value="712.602156381824">
            <text:p>713</text:p>
          </table:table-cell>
          <table:table-cell office:value-type="string">
            <text:p>, //</text:p>
          </table:table-cell>
          <table:table-cell table:formula="of:=+[.C182]/128" office:value-type="float" office:value="5.567204346733">
            <text:p>5.5672043467</text:p>
          </table:table-cell>
          <table:table-cell table:number-columns-repeated="2"/>
        </table:table-row>
        <table:table-row table:style-name="ro1">
          <table:table-cell table:formula="of:=+[.A182]+1" office:value-type="float" office:value="180">
            <text:p>180</text:p>
          </table:table-cell>
          <table:table-cell table:formula="of:=+[.$D$1]+[.A183]/250*([.$D$2]-[.$D$1])" office:value-type="float" office:value="6.57851486033444">
            <text:p>6.5785148603</text:p>
          </table:table-cell>
          <table:table-cell table:formula="of:=EXP([.B183])" office:value-type="float" office:value="719.470021942589">
            <text:p>719</text:p>
          </table:table-cell>
          <table:table-cell office:value-type="string">
            <text:p>, //</text:p>
          </table:table-cell>
          <table:table-cell table:formula="of:=+[.C183]/128" office:value-type="float" office:value="5.62085954642648">
            <text:p>5.6208595464</text:p>
          </table:table-cell>
          <table:table-cell table:number-columns-repeated="2"/>
        </table:table-row>
        <table:table-row table:style-name="ro1">
          <table:table-cell table:formula="of:=+[.A183]+1" office:value-type="float" office:value="181">
            <text:p>181</text:p>
          </table:table-cell>
          <table:table-cell table:formula="of:=+[.$D$1]+[.A184]/250*([.$D$2]-[.$D$1])" office:value-type="float" office:value="6.58810644142564">
            <text:p>6.5881064414</text:p>
          </table:table-cell>
          <table:table-cell table:formula="of:=EXP([.B184])" office:value-type="float" office:value="726.404078121693">
            <text:p>726</text:p>
          </table:table-cell>
          <table:table-cell office:value-type="string">
            <text:p>, //</text:p>
          </table:table-cell>
          <table:table-cell table:formula="of:=+[.C184]/128" office:value-type="float" office:value="5.67503186032573">
            <text:p>5.6750318603</text:p>
          </table:table-cell>
          <table:table-cell table:number-columns-repeated="2"/>
        </table:table-row>
        <table:table-row table:style-name="ro1">
          <table:table-cell table:formula="of:=+[.A184]+1" office:value-type="float" office:value="182">
            <text:p>182</text:p>
          </table:table-cell>
          <table:table-cell table:formula="of:=+[.$D$1]+[.A185]/250*([.$D$2]-[.$D$1])" office:value-type="float" office:value="6.59769802251683">
            <text:p>6.5976980225</text:p>
          </table:table-cell>
          <table:table-cell table:formula="of:=EXP([.B185])" office:value-type="float" office:value="733.404962846294">
            <text:p>733</text:p>
          </table:table-cell>
          <table:table-cell office:value-type="string">
            <text:p>, //</text:p>
          </table:table-cell>
          <table:table-cell table:formula="of:=+[.C185]/128" office:value-type="float" office:value="5.72972627223667">
            <text:p>5.7297262722</text:p>
          </table:table-cell>
          <table:table-cell table:number-columns-repeated="2"/>
        </table:table-row>
        <table:table-row table:style-name="ro1">
          <table:table-cell table:formula="of:=+[.A185]+1" office:value-type="float" office:value="183">
            <text:p>183</text:p>
          </table:table-cell>
          <table:table-cell table:formula="of:=+[.$D$1]+[.A186]/250*([.$D$2]-[.$D$1])" office:value-type="float" office:value="6.60728960360802">
            <text:p>6.6072896036</text:p>
          </table:table-cell>
          <table:table-cell table:formula="of:=EXP([.B186])" office:value-type="float" office:value="740.473320191717">
            <text:p>740</text:p>
          </table:table-cell>
          <table:table-cell office:value-type="string">
            <text:p>, //</text:p>
          </table:table-cell>
          <table:table-cell table:formula="of:=+[.C186]/128" office:value-type="float" office:value="5.78494781399779">
            <text:p>5.784947814</text:p>
          </table:table-cell>
          <table:table-cell table:number-columns-repeated="2"/>
        </table:table-row>
        <table:table-row table:style-name="ro1">
          <table:table-cell table:formula="of:=+[.A186]+1" office:value-type="float" office:value="184">
            <text:p>184</text:p>
          </table:table-cell>
          <table:table-cell table:formula="of:=+[.$D$1]+[.A187]/250*([.$D$2]-[.$D$1])" office:value-type="float" office:value="6.61688118469922">
            <text:p>6.6168811847</text:p>
          </table:table-cell>
          <table:table-cell table:formula="of:=EXP([.B187])" office:value-type="float" office:value="747.609800440712">
            <text:p>748</text:p>
          </table:table-cell>
          <table:table-cell office:value-type="string">
            <text:p>, //</text:p>
          </table:table-cell>
          <table:table-cell table:formula="of:=+[.C187]/128" office:value-type="float" office:value="5.84070156594307">
            <text:p>5.8407015659</text:p>
          </table:table-cell>
          <table:table-cell table:number-columns-repeated="2"/>
        </table:table-row>
        <table:table-row table:style-name="ro1">
          <table:table-cell table:formula="of:=+[.A187]+1" office:value-type="float" office:value="185">
            <text:p>185</text:p>
          </table:table-cell>
          <table:table-cell table:formula="of:=+[.$D$1]+[.A188]/250*([.$D$2]-[.$D$1])" office:value-type="float" office:value="6.62647276579041">
            <text:p>6.6264727658</text:p>
          </table:table-cell>
          <table:table-cell table:formula="of:=EXP([.B188])" office:value-type="float" office:value="754.815060143275">
            <text:p>755</text:p>
          </table:table-cell>
          <table:table-cell office:value-type="string">
            <text:p>, //</text:p>
          </table:table-cell>
          <table:table-cell table:formula="of:=+[.C188]/128" office:value-type="float" office:value="5.89699265736933">
            <text:p>5.8969926574</text:p>
          </table:table-cell>
          <table:table-cell table:number-columns-repeated="2"/>
        </table:table-row>
        <table:table-row table:style-name="ro1">
          <table:table-cell table:formula="of:=+[.A188]+1" office:value-type="float" office:value="186">
            <text:p>186</text:p>
          </table:table-cell>
          <table:table-cell table:formula="of:=+[.$D$1]+[.A189]/250*([.$D$2]-[.$D$1])" office:value-type="float" office:value="6.6360643468816">
            <text:p>6.6360643469</text:p>
          </table:table-cell>
          <table:table-cell table:formula="of:=EXP([.B189])" office:value-type="float" office:value="762.089762177051">
            <text:p>762</text:p>
          </table:table-cell>
          <table:table-cell office:value-type="string">
            <text:p>, //</text:p>
          </table:table-cell>
          <table:table-cell table:formula="of:=+[.C189]/128" office:value-type="float" office:value="5.95382626700821">
            <text:p>5.953826267</text:p>
          </table:table-cell>
          <table:table-cell table:number-columns-repeated="2"/>
        </table:table-row>
        <table:table-row table:style-name="ro1">
          <table:table-cell table:formula="of:=+[.A189]+1" office:value-type="float" office:value="187">
            <text:p>187</text:p>
          </table:table-cell>
          <table:table-cell table:formula="of:=+[.$D$1]+[.A190]/250*([.$D$2]-[.$D$1])" office:value-type="float" office:value="6.6456559279728">
            <text:p>6.645655928</text:p>
          </table:table-cell>
          <table:table-cell table:formula="of:=EXP([.B190])" office:value-type="float" office:value="769.434575808324">
            <text:p>769</text:p>
          </table:table-cell>
          <table:table-cell office:value-type="string">
            <text:p>, //</text:p>
          </table:table-cell>
          <table:table-cell table:formula="of:=+[.C190]/128" office:value-type="float" office:value="6.01120762350253">
            <text:p>6.0112076235</text:p>
          </table:table-cell>
          <table:table-cell table:number-columns-repeated="2"/>
        </table:table-row>
        <table:table-row table:style-name="ro1">
          <table:table-cell table:formula="of:=+[.A190]+1" office:value-type="float" office:value="188">
            <text:p>188</text:p>
          </table:table-cell>
          <table:table-cell table:formula="of:=+[.$D$1]+[.A191]/250*([.$D$2]-[.$D$1])" office:value-type="float" office:value="6.65524750906399">
            <text:p>6.6552475091</text:p>
          </table:table-cell>
          <table:table-cell table:formula="of:=EXP([.B191])" office:value-type="float" office:value="776.850176753579">
            <text:p>777</text:p>
          </table:table-cell>
          <table:table-cell office:value-type="string">
            <text:p>, //</text:p>
          </table:table-cell>
          <table:table-cell table:formula="of:=+[.C191]/128" office:value-type="float" office:value="6.06914200588734">
            <text:p>6.0691420059</text:p>
          </table:table-cell>
          <table:table-cell table:number-columns-repeated="2"/>
        </table:table-row>
        <table:table-row table:style-name="ro1">
          <table:table-cell table:formula="of:=+[.A191]+1" office:value-type="float" office:value="189">
            <text:p>189</text:p>
          </table:table-cell>
          <table:table-cell table:formula="of:=+[.$D$1]+[.A192]/250*([.$D$2]-[.$D$1])" office:value-type="float" office:value="6.66483909015519">
            <text:p>6.6648390902</text:p>
          </table:table-cell>
          <table:table-cell table:formula="of:=EXP([.B192])" office:value-type="float" office:value="784.337247241675">
            <text:p>784</text:p>
          </table:table-cell>
          <table:table-cell office:value-type="string">
            <text:p>, //</text:p>
          </table:table-cell>
          <table:table-cell table:formula="of:=+[.C192]/128" office:value-type="float" office:value="6.12763474407559">
            <text:p>6.1276347441</text:p>
          </table:table-cell>
          <table:table-cell table:number-columns-repeated="2"/>
        </table:table-row>
        <table:table-row table:style-name="ro1">
          <table:table-cell table:formula="of:=+[.A192]+1" office:value-type="float" office:value="190">
            <text:p>190</text:p>
          </table:table-cell>
          <table:table-cell table:formula="of:=+[.$D$1]+[.A193]/250*([.$D$2]-[.$D$1])" office:value-type="float" office:value="6.67443067124638">
            <text:p>6.6744306712</text:p>
          </table:table-cell>
          <table:table-cell table:formula="of:=EXP([.B193])" office:value-type="float" office:value="791.896476076607">
            <text:p>792</text:p>
          </table:table-cell>
          <table:table-cell office:value-type="string">
            <text:p>, //</text:p>
          </table:table-cell>
          <table:table-cell table:formula="of:=+[.C193]/128" office:value-type="float" office:value="6.18669121934849">
            <text:p>6.1866912193</text:p>
          </table:table-cell>
          <table:table-cell table:number-columns-repeated="2"/>
        </table:table-row>
        <table:table-row table:style-name="ro1">
          <table:table-cell table:formula="of:=+[.A193]+1" office:value-type="float" office:value="191">
            <text:p>191</text:p>
          </table:table-cell>
          <table:table-cell table:formula="of:=+[.$D$1]+[.A194]/250*([.$D$2]-[.$D$1])" office:value-type="float" office:value="6.68402225233757">
            <text:p>6.6840222523</text:p>
          </table:table-cell>
          <table:table-cell table:formula="of:=EXP([.B194])" office:value-type="float" office:value="799.528558700875">
            <text:p>800</text:p>
          </table:table-cell>
          <table:table-cell office:value-type="string">
            <text:p>, //</text:p>
          </table:table-cell>
          <table:table-cell table:formula="of:=+[.C194]/128" office:value-type="float" office:value="6.24631686485058">
            <text:p>6.2463168649</text:p>
          </table:table-cell>
          <table:table-cell table:number-columns-repeated="2"/>
        </table:table-row>
        <table:table-row table:style-name="ro1">
          <table:table-cell table:formula="of:=+[.A194]+1" office:value-type="float" office:value="192">
            <text:p>192</text:p>
          </table:table-cell>
          <table:table-cell table:formula="of:=+[.$D$1]+[.A195]/250*([.$D$2]-[.$D$1])" office:value-type="float" office:value="6.69361383342877">
            <text:p>6.6936138334</text:p>
          </table:table-cell>
          <table:table-cell table:formula="of:=EXP([.B195])" office:value-type="float" office:value="807.234197259464">
            <text:p>807</text:p>
          </table:table-cell>
          <table:table-cell office:value-type="string">
            <text:p>, //</text:p>
          </table:table-cell>
          <table:table-cell table:formula="of:=+[.C195]/128" office:value-type="float" office:value="6.30651716608956">
            <text:p>6.3065171661</text:p>
          </table:table-cell>
          <table:table-cell table:number-columns-repeated="2"/>
        </table:table-row>
        <table:table-row table:style-name="ro1">
          <table:table-cell table:formula="of:=+[.A195]+1" office:value-type="float" office:value="193">
            <text:p>193</text:p>
          </table:table-cell>
          <table:table-cell table:formula="of:=+[.$D$1]+[.A196]/250*([.$D$2]-[.$D$1])" office:value-type="float" office:value="6.70320541451996">
            <text:p>6.7032054145</text:p>
          </table:table-cell>
          <table:table-cell table:formula="of:=EXP([.B196])" office:value-type="float" office:value="815.014100664443">
            <text:p>815</text:p>
          </table:table-cell>
          <table:table-cell office:value-type="string">
            <text:p>, //</text:p>
          </table:table-cell>
          <table:table-cell table:formula="of:=+[.C196]/128" office:value-type="float" office:value="6.36729766144096">
            <text:p>6.3672976614</text:p>
          </table:table-cell>
          <table:table-cell table:number-columns-repeated="2"/>
        </table:table-row>
        <table:table-row table:style-name="ro1">
          <table:table-cell table:formula="of:=+[.A196]+1" office:value-type="float" office:value="194">
            <text:p>194</text:p>
          </table:table-cell>
          <table:table-cell table:formula="of:=+[.$D$1]+[.A197]/250*([.$D$2]-[.$D$1])" office:value-type="float" office:value="6.71279699561115">
            <text:p>6.7127969956</text:p>
          </table:table-cell>
          <table:table-cell table:formula="of:=EXP([.B197])" office:value-type="float" office:value="822.86898466018">
            <text:p>823</text:p>
          </table:table-cell>
          <table:table-cell office:value-type="string">
            <text:p>, //</text:p>
          </table:table-cell>
          <table:table-cell table:formula="of:=+[.C197]/128" office:value-type="float" office:value="6.42866394265765">
            <text:p>6.4286639427</text:p>
          </table:table-cell>
          <table:table-cell table:number-columns-repeated="2"/>
        </table:table-row>
        <table:table-row table:style-name="ro1">
          <table:table-cell table:formula="of:=+[.A197]+1" office:value-type="float" office:value="195">
            <text:p>195</text:p>
          </table:table-cell>
          <table:table-cell table:formula="of:=+[.$D$1]+[.A198]/250*([.$D$2]-[.$D$1])" office:value-type="float" office:value="6.72238857670235">
            <text:p>6.7223885767</text:p>
          </table:table-cell>
          <table:table-cell table:formula="of:=EXP([.B198])" office:value-type="float" office:value="830.799571889193">
            <text:p>831</text:p>
          </table:table-cell>
          <table:table-cell office:value-type="string">
            <text:p>, //</text:p>
          </table:table-cell>
          <table:table-cell table:formula="of:=+[.C198]/128" office:value-type="float" office:value="6.49062165538432">
            <text:p>6.4906216554</text:p>
          </table:table-cell>
          <table:table-cell table:number-columns-repeated="2"/>
        </table:table-row>
        <table:table-row table:style-name="ro1">
          <table:table-cell table:formula="of:=+[.A198]+1" office:value-type="float" office:value="196">
            <text:p>196</text:p>
          </table:table-cell>
          <table:table-cell table:formula="of:=+[.$D$1]+[.A199]/250*([.$D$2]-[.$D$1])" office:value-type="float" office:value="6.73198015779354">
            <text:p>6.7319801578</text:p>
          </table:table-cell>
          <table:table-cell table:formula="of:=EXP([.B199])" office:value-type="float" office:value="838.806591958635">
            <text:p>839</text:p>
          </table:table-cell>
          <table:table-cell office:value-type="string">
            <text:p>, //</text:p>
          </table:table-cell>
          <table:table-cell table:formula="of:=+[.C199]/128" office:value-type="float" office:value="6.55317649967683">
            <text:p>6.5531764997</text:p>
          </table:table-cell>
          <table:table-cell table:number-columns-repeated="2"/>
        </table:table-row>
        <table:table-row table:style-name="ro1">
          <table:table-cell table:formula="of:=+[.A199]+1" office:value-type="float" office:value="197">
            <text:p>197</text:p>
          </table:table-cell>
          <table:table-cell table:formula="of:=+[.$D$1]+[.A200]/250*([.$D$2]-[.$D$1])" office:value-type="float" office:value="6.74157173888473">
            <text:p>6.7415717389</text:p>
          </table:table-cell>
          <table:table-cell table:formula="of:=EXP([.B200])" office:value-type="float" office:value="846.890781507408">
            <text:p>847</text:p>
          </table:table-cell>
          <table:table-cell office:value-type="string">
            <text:p>, //</text:p>
          </table:table-cell>
          <table:table-cell table:formula="of:=+[.C200]/128" office:value-type="float" office:value="6.61633423052662">
            <text:p>6.6163342305</text:p>
          </table:table-cell>
          <table:table-cell table:number-columns-repeated="2"/>
        </table:table-row>
        <table:table-row table:style-name="ro1">
          <table:table-cell table:formula="of:=+[.A200]+1" office:value-type="float" office:value="198">
            <text:p>198</text:p>
          </table:table-cell>
          <table:table-cell table:formula="of:=+[.$D$1]+[.A201]/250*([.$D$2]-[.$D$1])" office:value-type="float" office:value="6.75116331997593">
            <text:p>6.75116332</text:p>
          </table:table-cell>
          <table:table-cell table:formula="of:=EXP([.B201])" office:value-type="float" office:value="855.052884273944">
            <text:p>855</text:p>
          </table:table-cell>
          <table:table-cell office:value-type="string">
            <text:p>, //</text:p>
          </table:table-cell>
          <table:table-cell table:formula="of:=+[.C201]/128" office:value-type="float" office:value="6.68010065839019">
            <text:p>6.6801006584</text:p>
          </table:table-cell>
          <table:table-cell table:number-columns-repeated="2"/>
        </table:table-row>
        <table:table-row table:style-name="ro1">
          <table:table-cell table:formula="of:=+[.A201]+1" office:value-type="float" office:value="199">
            <text:p>199</text:p>
          </table:table-cell>
          <table:table-cell table:formula="of:=+[.$D$1]+[.A202]/250*([.$D$2]-[.$D$1])" office:value-type="float" office:value="6.76075490106712">
            <text:p>6.7607549011</text:p>
          </table:table-cell>
          <table:table-cell table:formula="of:=EXP([.B202])" office:value-type="float" office:value="863.293651164623">
            <text:p>863</text:p>
          </table:table-cell>
          <table:table-cell office:value-type="string">
            <text:p>, //</text:p>
          </table:table-cell>
          <table:table-cell table:formula="of:=+[.C202]/128" office:value-type="float" office:value="6.74448164972362">
            <text:p>6.7444816497</text:p>
          </table:table-cell>
          <table:table-cell table:number-columns-repeated="2"/>
        </table:table-row>
        <table:table-row table:style-name="ro1">
          <table:table-cell table:formula="of:=+[.A202]+1" office:value-type="float" office:value="200">
            <text:p>200</text:p>
          </table:table-cell>
          <table:table-cell table:formula="of:=+[.$D$1]+[.A203]/250*([.$D$2]-[.$D$1])" office:value-type="float" office:value="6.77034648215831">
            <text:p>6.7703464822</text:p>
          </table:table-cell>
          <table:table-cell table:formula="of:=EXP([.B203])" office:value-type="float" office:value="871.613840322854">
            <text:p>872</text:p>
          </table:table-cell>
          <table:table-cell office:value-type="string">
            <text:p>, //</text:p>
          </table:table-cell>
          <table:table-cell table:formula="of:=+[.C203]/128" office:value-type="float" office:value="6.8094831275223">
            <text:p>6.8094831275</text:p>
          </table:table-cell>
          <table:table-cell table:number-columns-repeated="2"/>
        </table:table-row>
        <table:table-row table:style-name="ro1">
          <table:table-cell table:formula="of:=+[.A203]+1" office:value-type="float" office:value="201">
            <text:p>201</text:p>
          </table:table-cell>
          <table:table-cell table:formula="of:=+[.$D$1]+[.A204]/250*([.$D$2]-[.$D$1])" office:value-type="float" office:value="6.77993806324951">
            <text:p>6.7799380632</text:p>
          </table:table-cell>
          <table:table-cell table:formula="of:=EXP([.B204])" office:value-type="float" office:value="880.014217198829">
            <text:p>880</text:p>
          </table:table-cell>
          <table:table-cell office:value-type="string">
            <text:p>, //</text:p>
          </table:table-cell>
          <table:table-cell table:formula="of:=+[.C204]/128" office:value-type="float" office:value="6.87511107186585">
            <text:p>6.8751110719</text:p>
          </table:table-cell>
          <table:table-cell table:number-columns-repeated="2"/>
        </table:table-row>
        <table:table-row table:style-name="ro1">
          <table:table-cell table:formula="of:=+[.A204]+1" office:value-type="float" office:value="202">
            <text:p>202</text:p>
          </table:table-cell>
          <table:table-cell table:formula="of:=+[.$D$1]+[.A205]/250*([.$D$2]-[.$D$1])" office:value-type="float" office:value="6.7895296443407">
            <text:p>6.7895296443</text:p>
          </table:table-cell>
          <table:table-cell table:formula="of:=EXP([.B205])" office:value-type="float" office:value="888.495554619937">
            <text:p>888</text:p>
          </table:table-cell>
          <table:table-cell office:value-type="string">
            <text:p>, //</text:p>
          </table:table-cell>
          <table:table-cell table:formula="of:=+[.C205]/128" office:value-type="float" office:value="6.94137152046826">
            <text:p>6.9413715205</text:p>
          </table:table-cell>
          <table:table-cell table:number-columns-repeated="2"/>
        </table:table-row>
        <table:table-row table:style-name="ro1">
          <table:table-cell table:formula="of:=+[.A205]+1" office:value-type="float" office:value="203">
            <text:p>203</text:p>
          </table:table-cell>
          <table:table-cell table:formula="of:=+[.$D$1]+[.A206]/250*([.$D$2]-[.$D$1])" office:value-type="float" office:value="6.79912122543189">
            <text:p>6.7991212254</text:p>
          </table:table-cell>
          <table:table-cell table:formula="of:=EXP([.B206])" office:value-type="float" office:value="897.058632861869">
            <text:p>897</text:p>
          </table:table-cell>
          <table:table-cell office:value-type="string">
            <text:p>, //</text:p>
          </table:table-cell>
          <table:table-cell table:formula="of:=+[.C206]/128" office:value-type="float" office:value="7.00827056923335">
            <text:p>7.0082705692</text:p>
          </table:table-cell>
          <table:table-cell table:number-columns-repeated="2"/>
        </table:table-row>
        <table:table-row table:style-name="ro1">
          <table:table-cell table:formula="of:=+[.A206]+1" office:value-type="float" office:value="204">
            <text:p>204</text:p>
          </table:table-cell>
          <table:table-cell table:formula="of:=+[.$D$1]+[.A207]/250*([.$D$2]-[.$D$1])" office:value-type="float" office:value="6.80871280652309">
            <text:p>6.8087128065</text:p>
          </table:table-cell>
          <table:table-cell table:formula="of:=EXP([.B207])" office:value-type="float" office:value="905.7042397204">
            <text:p>906</text:p>
          </table:table-cell>
          <table:table-cell office:value-type="string">
            <text:p>, //</text:p>
          </table:table-cell>
          <table:table-cell table:formula="of:=+[.C207]/128" office:value-type="float" office:value="7.07581437281562">
            <text:p>7.0758143728</text:p>
          </table:table-cell>
          <table:table-cell table:number-columns-repeated="2"/>
        </table:table-row>
        <table:table-row table:style-name="ro1">
          <table:table-cell table:formula="of:=+[.A207]+1" office:value-type="float" office:value="205">
            <text:p>205</text:p>
          </table:table-cell>
          <table:table-cell table:formula="of:=+[.$D$1]+[.A208]/250*([.$D$2]-[.$D$1])" office:value-type="float" office:value="6.81830438761428">
            <text:p>6.8183043876</text:p>
          </table:table-cell>
          <table:table-cell table:formula="of:=EXP([.B208])" office:value-type="float" office:value="914.433170583867">
            <text:p>914</text:p>
          </table:table-cell>
          <table:table-cell office:value-type="string">
            <text:p>, //</text:p>
          </table:table-cell>
          <table:table-cell table:formula="of:=+[.C208]/128" office:value-type="float" office:value="7.14400914518646">
            <text:p>7.1440091452</text:p>
          </table:table-cell>
          <table:table-cell table:number-columns-repeated="2"/>
        </table:table-row>
        <table:table-row table:style-name="ro1">
          <table:table-cell table:formula="of:=+[.A208]+1" office:value-type="float" office:value="206">
            <text:p>206</text:p>
          </table:table-cell>
          <table:table-cell table:formula="of:=+[.$D$1]+[.A209]/250*([.$D$2]-[.$D$1])" office:value-type="float" office:value="6.82789596870547">
            <text:p>6.8278959687</text:p>
          </table:table-cell>
          <table:table-cell table:formula="of:=EXP([.B209])" office:value-type="float" office:value="923.246228506342">
            <text:p>923</text:p>
          </table:table-cell>
          <table:table-cell office:value-type="string">
            <text:p>, //</text:p>
          </table:table-cell>
          <table:table-cell table:formula="of:=+[.C209]/128" office:value-type="float" office:value="7.2128611602058">
            <text:p>7.2128611602</text:p>
          </table:table-cell>
          <table:table-cell table:number-columns-repeated="2"/>
        </table:table-row>
        <table:table-row table:style-name="ro1">
          <table:table-cell table:formula="of:=+[.A209]+1" office:value-type="float" office:value="207">
            <text:p>207</text:p>
          </table:table-cell>
          <table:table-cell table:formula="of:=+[.$D$1]+[.A210]/250*([.$D$2]-[.$D$1])" office:value-type="float" office:value="6.83748754979667">
            <text:p>6.8374875498</text:p>
          </table:table-cell>
          <table:table-cell table:formula="of:=EXP([.B210])" office:value-type="float" office:value="932.144224281516">
            <text:p>932</text:p>
          </table:table-cell>
          <table:table-cell office:value-type="string">
            <text:p>, //</text:p>
          </table:table-cell>
          <table:table-cell table:formula="of:=+[.C210]/128" office:value-type="float" office:value="7.28237675219934">
            <text:p>7.2823767522</text:p>
          </table:table-cell>
          <table:table-cell table:number-columns-repeated="2"/>
        </table:table-row>
        <table:table-row table:style-name="ro1">
          <table:table-cell table:formula="of:=+[.A210]+1" office:value-type="float" office:value="208">
            <text:p>208</text:p>
          </table:table-cell>
          <table:table-cell table:formula="of:=+[.$D$1]+[.A211]/250*([.$D$2]-[.$D$1])" office:value-type="float" office:value="6.84707913088786">
            <text:p>6.8470791309</text:p>
          </table:table-cell>
          <table:table-cell table:formula="of:=EXP([.B211])" office:value-type="float" office:value="941.127976517285">
            <text:p>941</text:p>
          </table:table-cell>
          <table:table-cell office:value-type="string">
            <text:p>, //</text:p>
          </table:table-cell>
          <table:table-cell table:formula="of:=+[.C211]/128" office:value-type="float" office:value="7.35256231654129">
            <text:p>7.3525623165</text:p>
          </table:table-cell>
          <table:table-cell table:number-columns-repeated="2"/>
        </table:table-row>
        <table:table-row table:style-name="ro1">
          <table:table-cell table:formula="of:=+[.A211]+1" office:value-type="float" office:value="209">
            <text:p>209</text:p>
          </table:table-cell>
          <table:table-cell table:formula="of:=+[.$D$1]+[.A212]/250*([.$D$2]-[.$D$1])" office:value-type="float" office:value="6.85667071197905">
            <text:p>6.856670712</text:p>
          </table:table-cell>
          <table:table-cell table:formula="of:=EXP([.B212])" office:value-type="float" office:value="950.198311711067">
            <text:p>950</text:p>
          </table:table-cell>
          <table:table-cell office:value-type="string">
            <text:p>, //</text:p>
          </table:table-cell>
          <table:table-cell table:formula="of:=+[.C212]/128" office:value-type="float" office:value="7.42342431024271">
            <text:p>7.4234243102</text:p>
          </table:table-cell>
          <table:table-cell table:number-columns-repeated="2"/>
        </table:table-row>
        <table:table-row table:style-name="ro1">
          <table:table-cell table:formula="of:=+[.A212]+1" office:value-type="float" office:value="210">
            <text:p>210</text:p>
          </table:table-cell>
          <table:table-cell table:formula="of:=+[.$D$1]+[.A213]/250*([.$D$2]-[.$D$1])" office:value-type="float" office:value="6.86626229307025">
            <text:p>6.8662622931</text:p>
          </table:table-cell>
          <table:table-cell table:formula="of:=EXP([.B213])" office:value-type="float" office:value="959.356064325838">
            <text:p>959</text:p>
          </table:table-cell>
          <table:table-cell office:value-type="string">
            <text:p>, //</text:p>
          </table:table-cell>
          <table:table-cell table:formula="of:=+[.C213]/128" office:value-type="float" office:value="7.49496925254561">
            <text:p>7.4949692525</text:p>
          </table:table-cell>
          <table:table-cell table:number-columns-repeated="2"/>
        </table:table-row>
        <table:table-row table:style-name="ro1">
          <table:table-cell table:formula="of:=+[.A213]+1" office:value-type="float" office:value="211">
            <text:p>211</text:p>
          </table:table-cell>
          <table:table-cell table:formula="of:=+[.$D$1]+[.A214]/250*([.$D$2]-[.$D$1])" office:value-type="float" office:value="6.87585387416144">
            <text:p>6.8758538742</text:p>
          </table:table-cell>
          <table:table-cell table:formula="of:=EXP([.B214])" office:value-type="float" office:value="968.602076866901">
            <text:p>969</text:p>
          </table:table-cell>
          <table:table-cell office:value-type="string">
            <text:p>, //</text:p>
          </table:table-cell>
          <table:table-cell table:formula="of:=+[.C214]/128" office:value-type="float" office:value="7.56720372552266">
            <text:p>7.5672037255</text:p>
          </table:table-cell>
          <table:table-cell table:number-columns-repeated="2"/>
        </table:table-row>
        <table:table-row table:style-name="ro1">
          <table:table-cell table:formula="of:=+[.A214]+1" office:value-type="float" office:value="212">
            <text:p>212</text:p>
          </table:table-cell>
          <table:table-cell table:formula="of:=+[.$D$1]+[.A215]/250*([.$D$2]-[.$D$1])" office:value-type="float" office:value="6.88544545525263">
            <text:p>6.8854454553</text:p>
          </table:table-cell>
          <table:table-cell table:formula="of:=EXP([.B215])" office:value-type="float" office:value="977.937199959392">
            <text:p>978</text:p>
          </table:table-cell>
          <table:table-cell office:value-type="string">
            <text:p>, //</text:p>
          </table:table-cell>
          <table:table-cell table:formula="of:=+[.C215]/128" office:value-type="float" office:value="7.64013437468275">
            <text:p>7.6401343747</text:p>
          </table:table-cell>
          <table:table-cell table:number-columns-repeated="2"/>
        </table:table-row>
        <table:table-row table:style-name="ro1">
          <table:table-cell table:formula="of:=+[.A215]+1" office:value-type="float" office:value="213">
            <text:p>213</text:p>
          </table:table-cell>
          <table:table-cell table:formula="of:=+[.$D$1]+[.A216]/250*([.$D$2]-[.$D$1])" office:value-type="float" office:value="6.89503703634383">
            <text:p>6.8950370363</text:p>
          </table:table-cell>
          <table:table-cell table:formula="of:=EXP([.B216])" office:value-type="float" office:value="987.362292426547">
            <text:p>987</text:p>
          </table:table-cell>
          <table:table-cell office:value-type="string">
            <text:p>, //</text:p>
          </table:table-cell>
          <table:table-cell table:formula="of:=+[.C216]/128" office:value-type="float" office:value="7.7137679095824">
            <text:p>7.7137679096</text:p>
          </table:table-cell>
          <table:table-cell table:number-columns-repeated="2"/>
        </table:table-row>
        <table:table-row table:style-name="ro1">
          <table:table-cell table:formula="of:=+[.A216]+1" office:value-type="float" office:value="214">
            <text:p>214</text:p>
          </table:table-cell>
          <table:table-cell table:formula="of:=+[.$D$1]+[.A217]/250*([.$D$2]-[.$D$1])" office:value-type="float" office:value="6.90462861743502">
            <text:p>6.9046286174</text:p>
          </table:table-cell>
          <table:table-cell table:formula="of:=EXP([.B217])" office:value-type="float" office:value="996.878221368699">
            <text:p>997</text:p>
          </table:table-cell>
          <table:table-cell office:value-type="string">
            <text:p>, //</text:p>
          </table:table-cell>
          <table:table-cell table:formula="of:=+[.C217]/128" office:value-type="float" office:value="7.78811110444296">
            <text:p>7.7881111044</text:p>
          </table:table-cell>
          <table:table-cell table:number-columns-repeated="2"/>
        </table:table-row>
        <table:table-row table:style-name="ro1">
          <table:table-cell table:formula="of:=+[.A217]+1" office:value-type="float" office:value="215">
            <text:p>215</text:p>
          </table:table-cell>
          <table:table-cell table:formula="of:=+[.$D$1]+[.A218]/250*([.$D$2]-[.$D$1])" office:value-type="float" office:value="6.91422019852622">
            <text:p>6.9142201985</text:p>
          </table:table-cell>
          <table:table-cell table:formula="of:=EXP([.B218])" office:value-type="float" office:value="1006.48586224307">
            <text:p>1006</text:p>
          </table:table-cell>
          <table:table-cell office:value-type="string">
            <text:p>, //</text:p>
          </table:table-cell>
          <table:table-cell table:formula="of:=+[.C218]/128" office:value-type="float" office:value="7.86317079877395">
            <text:p>7.8631707988</text:p>
          </table:table-cell>
          <table:table-cell table:number-columns-repeated="2"/>
        </table:table-row>
        <table:table-row table:style-name="ro1">
          <table:table-cell table:formula="of:=+[.A218]+1" office:value-type="float" office:value="216">
            <text:p>216</text:p>
          </table:table-cell>
          <table:table-cell table:formula="of:=+[.$D$1]+[.A219]/250*([.$D$2]-[.$D$1])" office:value-type="float" office:value="6.92381177961741">
            <text:p>6.9238117796</text:p>
          </table:table-cell>
          <table:table-cell table:formula="of:=EXP([.B219])" office:value-type="float" office:value="1016.18609894427">
            <text:p>1016</text:p>
          </table:table-cell>
          <table:table-cell office:value-type="string">
            <text:p>, //</text:p>
          </table:table-cell>
          <table:table-cell table:formula="of:=+[.C219]/128" office:value-type="float" office:value="7.93895389800214">
            <text:p>7.938953898</text:p>
          </table:table-cell>
          <table:table-cell table:number-columns-repeated="2"/>
        </table:table-row>
        <table:table-row table:style-name="ro1">
          <table:table-cell table:formula="of:=+[.A219]+1" office:value-type="float" office:value="217">
            <text:p>217</text:p>
          </table:table-cell>
          <table:table-cell table:formula="of:=+[.$D$1]+[.A220]/250*([.$D$2]-[.$D$1])" office:value-type="float" office:value="6.9334033607086">
            <text:p>6.9334033607</text:p>
          </table:table-cell>
          <table:table-cell table:formula="of:=EXP([.B220])" office:value-type="float" office:value="1025.9798238857">
            <text:p>1026</text:p>
          </table:table-cell>
          <table:table-cell office:value-type="string">
            <text:p>, //</text:p>
          </table:table-cell>
          <table:table-cell table:formula="of:=+[.C220]/128" office:value-type="float" office:value="8.015467374107">
            <text:p>8.0154673741</text:p>
          </table:table-cell>
          <table:table-cell table:number-columns-repeated="2"/>
        </table:table-row>
        <table:table-row table:style-name="ro1">
          <table:table-cell table:formula="of:=+[.A220]+1" office:value-type="float" office:value="218">
            <text:p>218</text:p>
          </table:table-cell>
          <table:table-cell table:formula="of:=+[.$D$1]+[.A221]/250*([.$D$2]-[.$D$1])" office:value-type="float" office:value="6.9429949417998">
            <text:p>6.9429949418</text:p>
          </table:table-cell>
          <table:table-cell table:formula="of:=EXP([.B221])" office:value-type="float" office:value="1035.86793808153">
            <text:p>1036</text:p>
          </table:table-cell>
          <table:table-cell office:value-type="string">
            <text:p>, //</text:p>
          </table:table-cell>
          <table:table-cell table:formula="of:=+[.C221]/128" office:value-type="float" office:value="8.09271826626198">
            <text:p>8.0927182663</text:p>
          </table:table-cell>
          <table:table-cell table:number-columns-repeated="2"/>
        </table:table-row>
        <table:table-row table:style-name="ro1">
          <table:table-cell table:formula="of:=+[.A221]+1" office:value-type="float" office:value="219">
            <text:p>219</text:p>
          </table:table-cell>
          <table:table-cell table:formula="of:=+[.$D$1]+[.A222]/250*([.$D$2]-[.$D$1])" office:value-type="float" office:value="6.95258652289099">
            <text:p>6.9525865229</text:p>
          </table:table-cell>
          <table:table-cell table:formula="of:=EXP([.B222])" office:value-type="float" office:value="1045.85135122972">
            <text:p>1046</text:p>
          </table:table-cell>
          <table:table-cell office:value-type="string">
            <text:p>, //</text:p>
          </table:table-cell>
          <table:table-cell table:formula="of:=+[.C222]/128" office:value-type="float" office:value="8.17071368148221">
            <text:p>8.1707136815</text:p>
          </table:table-cell>
          <table:table-cell table:number-columns-repeated="2"/>
        </table:table-row>
        <table:table-row table:style-name="ro1">
          <table:table-cell table:formula="of:=+[.A222]+1" office:value-type="float" office:value="220">
            <text:p>220</text:p>
          </table:table-cell>
          <table:table-cell table:formula="of:=+[.$D$1]+[.A223]/250*([.$D$2]-[.$D$1])" office:value-type="float" office:value="6.96217810398218">
            <text:p>6.962178104</text:p>
          </table:table-cell>
          <table:table-cell table:formula="of:=EXP([.B223])" office:value-type="float" office:value="1055.93098179562">
            <text:p>1056</text:p>
          </table:table-cell>
          <table:table-cell office:value-type="string">
            <text:p>, //</text:p>
          </table:table-cell>
          <table:table-cell table:formula="of:=+[.C223]/128" office:value-type="float" office:value="8.24946079527828">
            <text:p>8.2494607953</text:p>
          </table:table-cell>
          <table:table-cell table:number-columns-repeated="2"/>
        </table:table-row>
        <table:table-row table:style-name="ro1">
          <table:table-cell table:formula="of:=+[.A223]+1" office:value-type="float" office:value="221">
            <text:p>221</text:p>
          </table:table-cell>
          <table:table-cell table:formula="of:=+[.$D$1]+[.A224]/250*([.$D$2]-[.$D$1])" office:value-type="float" office:value="6.97176968507338">
            <text:p>6.9717696851</text:p>
          </table:table-cell>
          <table:table-cell table:formula="of:=EXP([.B224])" office:value-type="float" office:value="1066.1077570965">
            <text:p>1066</text:p>
          </table:table-cell>
          <table:table-cell office:value-type="string">
            <text:p>, //</text:p>
          </table:table-cell>
          <table:table-cell table:formula="of:=+[.C224]/128" office:value-type="float" office:value="8.32896685231639">
            <text:p>8.3289668523</text:p>
          </table:table-cell>
          <table:table-cell table:number-columns-repeated="2"/>
        </table:table-row>
        <table:table-row table:style-name="ro1">
          <table:table-cell table:formula="of:=+[.A224]+1" office:value-type="float" office:value="222">
            <text:p>222</text:p>
          </table:table-cell>
          <table:table-cell table:formula="of:=+[.$D$1]+[.A225]/250*([.$D$2]-[.$D$1])" office:value-type="float" office:value="6.98136126616457">
            <text:p>6.9813612662</text:p>
          </table:table-cell>
          <table:table-cell table:formula="of:=EXP([.B225])" office:value-type="float" office:value="1076.38261338686">
            <text:p>1076</text:p>
          </table:table-cell>
          <table:table-cell office:value-type="string">
            <text:p>, //</text:p>
          </table:table-cell>
          <table:table-cell table:formula="of:=+[.C225]/128" office:value-type="float" office:value="8.40923916708487">
            <text:p>8.4092391671</text:p>
          </table:table-cell>
          <table:table-cell table:number-columns-repeated="2"/>
        </table:table-row>
        <table:table-row table:style-name="ro1">
          <table:table-cell table:formula="of:=+[.A225]+1" office:value-type="float" office:value="223">
            <text:p>223</text:p>
          </table:table-cell>
          <table:table-cell table:formula="of:=+[.$D$1]+[.A226]/250*([.$D$2]-[.$D$1])" office:value-type="float" office:value="6.99095284725576">
            <text:p>6.9909528473</text:p>
          </table:table-cell>
          <table:table-cell table:formula="of:=EXP([.B226])" office:value-type="float" office:value="1086.75649594459">
            <text:p>1087</text:p>
          </table:table-cell>
          <table:table-cell office:value-type="string">
            <text:p>, //</text:p>
          </table:table-cell>
          <table:table-cell table:formula="of:=+[.C226]/128" office:value-type="float" office:value="8.49028512456708">
            <text:p>8.4902851246</text:p>
          </table:table-cell>
          <table:table-cell table:number-columns-repeated="2"/>
        </table:table-row>
        <table:table-row table:style-name="ro1">
          <table:table-cell table:formula="of:=+[.A226]+1" office:value-type="float" office:value="224">
            <text:p>224</text:p>
          </table:table-cell>
          <table:table-cell table:formula="of:=+[.$D$1]+[.A227]/250*([.$D$2]-[.$D$1])" office:value-type="float" office:value="7.00054442834696">
            <text:p>7.0005444283</text:p>
          </table:table-cell>
          <table:table-cell table:formula="of:=EXP([.B227])" office:value-type="float" office:value="1097.23035915787">
            <text:p>1097</text:p>
          </table:table-cell>
          <table:table-cell office:value-type="string">
            <text:p>, //</text:p>
          </table:table-cell>
          <table:table-cell table:formula="of:=+[.C227]/128" office:value-type="float" office:value="8.57211218092088">
            <text:p>8.5721121809</text:p>
          </table:table-cell>
          <table:table-cell table:number-columns-repeated="2"/>
        </table:table-row>
        <table:table-row table:style-name="ro1">
          <table:table-cell table:formula="of:=+[.A227]+1" office:value-type="float" office:value="225">
            <text:p>225</text:p>
          </table:table-cell>
          <table:table-cell table:formula="of:=+[.$D$1]+[.A228]/250*([.$D$2]-[.$D$1])" office:value-type="float" office:value="7.01013600943815">
            <text:p>7.0101360094</text:p>
          </table:table-cell>
          <table:table-cell table:formula="of:=EXP([.B228])" office:value-type="float" office:value="1107.80516661306">
            <text:p>1108</text:p>
          </table:table-cell>
          <table:table-cell office:value-type="string">
            <text:p>, //</text:p>
          </table:table-cell>
          <table:table-cell table:formula="of:=+[.C228]/128" office:value-type="float" office:value="8.6547278641645">
            <text:p>8.6547278642</text:p>
          </table:table-cell>
          <table:table-cell table:number-columns-repeated="2"/>
        </table:table-row>
        <table:table-row table:style-name="ro1">
          <table:table-cell table:formula="of:=+[.A228]+1" office:value-type="float" office:value="226">
            <text:p>226</text:p>
          </table:table-cell>
          <table:table-cell table:formula="of:=+[.$D$1]+[.A229]/250*([.$D$2]-[.$D$1])" office:value-type="float" office:value="7.01972759052934">
            <text:p>7.0197275905</text:p>
          </table:table-cell>
          <table:table-cell table:formula="of:=EXP([.B229])" office:value-type="float" office:value="1118.48189118326">
            <text:p>1118</text:p>
          </table:table-cell>
          <table:table-cell office:value-type="string">
            <text:p>, //</text:p>
          </table:table-cell>
          <table:table-cell table:formula="of:=+[.C229]/128" office:value-type="float" office:value="8.73813977486918">
            <text:p>8.7381397749</text:p>
          </table:table-cell>
          <table:table-cell table:number-columns-repeated="2"/>
        </table:table-row>
        <table:table-row table:style-name="ro1">
          <table:table-cell table:formula="of:=+[.A229]+1" office:value-type="float" office:value="227">
            <text:p>227</text:p>
          </table:table-cell>
          <table:table-cell table:formula="of:=+[.$D$1]+[.A230]/250*([.$D$2]-[.$D$1])" office:value-type="float" office:value="7.02931917162054">
            <text:p>7.0293191716</text:p>
          </table:table-cell>
          <table:table-cell table:formula="of:=EXP([.B230])" office:value-type="float" office:value="1129.26151511788">
            <text:p>1129</text:p>
          </table:table-cell>
          <table:table-cell office:value-type="string">
            <text:p>, //</text:p>
          </table:table-cell>
          <table:table-cell table:formula="of:=+[.C230]/128" office:value-type="float" office:value="8.82235558685841">
            <text:p>8.8223555869</text:p>
          </table:table-cell>
          <table:table-cell table:number-columns-repeated="2"/>
        </table:table-row>
        <table:table-row table:style-name="ro1">
          <table:table-cell table:formula="of:=+[.A230]+1" office:value-type="float" office:value="228">
            <text:p>228</text:p>
          </table:table-cell>
          <table:table-cell table:formula="of:=+[.$D$1]+[.A231]/250*([.$D$2]-[.$D$1])" office:value-type="float" office:value="7.03891075271173">
            <text:p>7.0389107527</text:p>
          </table:table-cell>
          <table:table-cell table:formula="of:=EXP([.B231])" office:value-type="float" office:value="1140.14503013298">
            <text:p>1140</text:p>
          </table:table-cell>
          <table:table-cell office:value-type="string">
            <text:p>, //</text:p>
          </table:table-cell>
          <table:table-cell table:formula="of:=+[.C231]/128" office:value-type="float" office:value="8.90738304791389">
            <text:p>8.9073830479</text:p>
          </table:table-cell>
          <table:table-cell table:number-columns-repeated="2"/>
        </table:table-row>
        <table:table-row table:style-name="ro1">
          <table:table-cell table:formula="of:=+[.A231]+1" office:value-type="float" office:value="229">
            <text:p>229</text:p>
          </table:table-cell>
          <table:table-cell table:formula="of:=+[.$D$1]+[.A232]/250*([.$D$2]-[.$D$1])" office:value-type="float" office:value="7.04850233380292">
            <text:p>7.0485023338</text:p>
          </table:table-cell>
          <table:table-cell table:formula="of:=EXP([.B232])" office:value-type="float" office:value="1151.13343750251">
            <text:p>1151</text:p>
          </table:table-cell>
          <table:table-cell office:value-type="string">
            <text:p>, //</text:p>
          </table:table-cell>
          <table:table-cell table:formula="of:=+[.C232]/128" office:value-type="float" office:value="8.99322998048833">
            <text:p>8.9932299805</text:p>
          </table:table-cell>
          <table:table-cell table:number-columns-repeated="2"/>
        </table:table-row>
        <table:table-row table:style-name="ro1">
          <table:table-cell table:formula="of:=+[.A232]+1" office:value-type="float" office:value="230">
            <text:p>230</text:p>
          </table:table-cell>
          <table:table-cell table:formula="of:=+[.$D$1]+[.A233]/250*([.$D$2]-[.$D$1])" office:value-type="float" office:value="7.05809391489412">
            <text:p>7.0580939149</text:p>
          </table:table-cell>
          <table:table-cell table:formula="of:=EXP([.B233])" office:value-type="float" office:value="1162.22774815041">
            <text:p>1162</text:p>
          </table:table-cell>
          <table:table-cell office:value-type="string">
            <text:p>, //</text:p>
          </table:table-cell>
          <table:table-cell table:formula="of:=+[.C233]/128" office:value-type="float" office:value="9.07990428242511">
            <text:p>9.0799042824</text:p>
          </table:table-cell>
          <table:table-cell table:number-columns-repeated="2"/>
        </table:table-row>
        <table:table-row table:style-name="ro1">
          <table:table-cell table:formula="of:=+[.A233]+1" office:value-type="float" office:value="231">
            <text:p>231</text:p>
          </table:table-cell>
          <table:table-cell table:formula="of:=+[.$D$1]+[.A234]/250*([.$D$2]-[.$D$1])" office:value-type="float" office:value="7.06768549598531">
            <text:p>7.067685496</text:p>
          </table:table-cell>
          <table:table-cell table:formula="of:=EXP([.B234])" office:value-type="float" office:value="1173.42898274366">
            <text:p>1173</text:p>
          </table:table-cell>
          <table:table-cell office:value-type="string">
            <text:p>, //</text:p>
          </table:table-cell>
          <table:table-cell table:formula="of:=+[.C234]/128" office:value-type="float" office:value="9.16741392768486">
            <text:p>9.1674139277</text:p>
          </table:table-cell>
          <table:table-cell table:number-columns-repeated="2"/>
        </table:table-row>
        <table:table-row table:style-name="ro1">
          <table:table-cell table:formula="of:=+[.A234]+1" office:value-type="float" office:value="232">
            <text:p>232</text:p>
          </table:table-cell>
          <table:table-cell table:formula="of:=+[.$D$1]+[.A235]/250*([.$D$2]-[.$D$1])" office:value-type="float" office:value="7.07727707707651">
            <text:p>7.0772770771</text:p>
          </table:table-cell>
          <table:table-cell table:formula="of:=EXP([.B235])" office:value-type="float" office:value="1184.73817178612">
            <text:p>1185</text:p>
          </table:table-cell>
          <table:table-cell office:value-type="string">
            <text:p>, //</text:p>
          </table:table-cell>
          <table:table-cell table:formula="of:=+[.C235]/128" office:value-type="float" office:value="9.2557669670791">
            <text:p>9.2557669671</text:p>
          </table:table-cell>
          <table:table-cell table:number-columns-repeated="2"/>
        </table:table-row>
        <table:table-row table:style-name="ro1">
          <table:table-cell table:formula="of:=+[.A235]+1" office:value-type="float" office:value="233">
            <text:p>233</text:p>
          </table:table-cell>
          <table:table-cell table:formula="of:=+[.$D$1]+[.A236]/250*([.$D$2]-[.$D$1])" office:value-type="float" office:value="7.0868686581677">
            <text:p>7.0868686582</text:p>
          </table:table-cell>
          <table:table-cell table:formula="of:=EXP([.B236])" office:value-type="float" office:value="1196.15635571339">
            <text:p>1196</text:p>
          </table:table-cell>
          <table:table-cell office:value-type="string">
            <text:p>, //</text:p>
          </table:table-cell>
          <table:table-cell table:formula="of:=+[.C236]/128" office:value-type="float" office:value="9.34497152901086">
            <text:p>9.344971529</text:p>
          </table:table-cell>
          <table:table-cell table:number-columns-repeated="2"/>
        </table:table-row>
        <table:table-row table:style-name="ro1">
          <table:table-cell table:formula="of:=+[.A236]+1" office:value-type="float" office:value="234">
            <text:p>234</text:p>
          </table:table-cell>
          <table:table-cell table:formula="of:=+[.$D$1]+[.A237]/250*([.$D$2]-[.$D$1])" office:value-type="float" office:value="7.09646023925889">
            <text:p>7.0964602393</text:p>
          </table:table-cell>
          <table:table-cell table:formula="of:=EXP([.B237])" office:value-type="float" office:value="1207.68458498848">
            <text:p>1208</text:p>
          </table:table-cell>
          <table:table-cell office:value-type="string">
            <text:p>, //</text:p>
          </table:table-cell>
          <table:table-cell table:formula="of:=+[.C237]/128" office:value-type="float" office:value="9.43503582022251">
            <text:p>9.4350358202</text:p>
          </table:table-cell>
          <table:table-cell table:number-columns-repeated="2"/>
        </table:table-row>
        <table:table-row table:style-name="ro1">
          <table:table-cell table:formula="of:=+[.A237]+1" office:value-type="float" office:value="235">
            <text:p>235</text:p>
          </table:table-cell>
          <table:table-cell table:formula="of:=+[.$D$1]+[.A238]/250*([.$D$2]-[.$D$1])" office:value-type="float" office:value="7.10605182035009">
            <text:p>7.1060518204</text:p>
          </table:table-cell>
          <table:table-cell table:formula="of:=EXP([.B238])" office:value-type="float" office:value="1219.3239201985">
            <text:p>1219</text:p>
          </table:table-cell>
          <table:table-cell office:value-type="string">
            <text:p>, //</text:p>
          </table:table-cell>
          <table:table-cell table:formula="of:=+[.C238]/128" office:value-type="float" office:value="9.52596812655077">
            <text:p>9.5259681266</text:p>
          </table:table-cell>
          <table:table-cell table:number-columns-repeated="2"/>
        </table:table-row>
        <table:table-row table:style-name="ro1">
          <table:table-cell table:formula="of:=+[.A238]+1" office:value-type="float" office:value="236">
            <text:p>236</text:p>
          </table:table-cell>
          <table:table-cell table:formula="of:=+[.$D$1]+[.A239]/250*([.$D$2]-[.$D$1])" office:value-type="float" office:value="7.11564340144128">
            <text:p>7.1156434014</text:p>
          </table:table-cell>
          <table:table-cell table:formula="of:=EXP([.B239])" office:value-type="float" office:value="1231.07543215219">
            <text:p>1231</text:p>
          </table:table-cell>
          <table:table-cell office:value-type="string">
            <text:p>, //</text:p>
          </table:table-cell>
          <table:table-cell table:formula="of:=+[.C239]/128" office:value-type="float" office:value="9.61777681368899">
            <text:p>9.6177768137</text:p>
          </table:table-cell>
          <table:table-cell table:number-columns-repeated="2"/>
        </table:table-row>
        <table:table-row table:style-name="ro1">
          <table:table-cell table:formula="of:=+[.A239]+1" office:value-type="float" office:value="237">
            <text:p>237</text:p>
          </table:table-cell>
          <table:table-cell table:formula="of:=+[.$D$1]+[.A240]/250*([.$D$2]-[.$D$1])" office:value-type="float" office:value="7.12523498253247">
            <text:p>7.1252349825</text:p>
          </table:table-cell>
          <table:table-cell table:formula="of:=EXP([.B240])" office:value-type="float" office:value="1242.94020197847">
            <text:p>1243</text:p>
          </table:table-cell>
          <table:table-cell office:value-type="string">
            <text:p>, //</text:p>
          </table:table-cell>
          <table:table-cell table:formula="of:=+[.C240]/128" office:value-type="float" office:value="9.71047032795681">
            <text:p>9.710470328</text:p>
          </table:table-cell>
          <table:table-cell table:number-columns-repeated="2"/>
        </table:table-row>
        <table:table-row table:style-name="ro1">
          <table:table-cell table:formula="of:=+[.A240]+1" office:value-type="float" office:value="238">
            <text:p>238</text:p>
          </table:table-cell>
          <table:table-cell table:formula="of:=+[.$D$1]+[.A241]/250*([.$D$2]-[.$D$1])" office:value-type="float" office:value="7.13482656362367">
            <text:p>7.1348265636</text:p>
          </table:table-cell>
          <table:table-cell table:formula="of:=EXP([.B241])" office:value-type="float" office:value="1254.91932122588">
            <text:p>1255</text:p>
          </table:table-cell>
          <table:table-cell office:value-type="string">
            <text:p>, //</text:p>
          </table:table-cell>
          <table:table-cell table:formula="of:=+[.C241]/128" office:value-type="float" office:value="9.80405719707718">
            <text:p>9.8040571971</text:p>
          </table:table-cell>
          <table:table-cell table:number-columns-repeated="2"/>
        </table:table-row>
        <table:table-row table:style-name="ro1">
          <table:table-cell table:formula="of:=+[.A241]+1" office:value-type="float" office:value="239">
            <text:p>239</text:p>
          </table:table-cell>
          <table:table-cell table:formula="of:=+[.$D$1]+[.A242]/250*([.$D$2]-[.$D$1])" office:value-type="float" office:value="7.14441814471486">
            <text:p>7.1444181447</text:p>
          </table:table-cell>
          <table:table-cell table:formula="of:=EXP([.B242])" office:value-type="float" office:value="1267.013891963">
            <text:p>1267</text:p>
          </table:table-cell>
          <table:table-cell office:value-type="string">
            <text:p>, //</text:p>
          </table:table-cell>
          <table:table-cell table:formula="of:=+[.C242]/128" office:value-type="float" office:value="9.89854603096095">
            <text:p>9.898546031</text:p>
          </table:table-cell>
          <table:table-cell table:number-columns-repeated="2"/>
        </table:table-row>
        <table:table-row table:style-name="ro1">
          <table:table-cell table:formula="of:=+[.A242]+1" office:value-type="float" office:value="240">
            <text:p>240</text:p>
          </table:table-cell>
          <table:table-cell table:formula="of:=+[.$D$1]+[.A243]/250*([.$D$2]-[.$D$1])" office:value-type="float" office:value="7.15400972580605">
            <text:p>7.1540097258</text:p>
          </table:table-cell>
          <table:table-cell table:formula="of:=EXP([.B243])" office:value-type="float" office:value="1279.22502687986">
            <text:p>1279</text:p>
          </table:table-cell>
          <table:table-cell office:value-type="string">
            <text:p>, //</text:p>
          </table:table-cell>
          <table:table-cell table:formula="of:=+[.C243]/128" office:value-type="float" office:value="9.99394552249891">
            <text:p>9.9939455225</text:p>
          </table:table-cell>
          <table:table-cell table:number-columns-repeated="2"/>
        </table:table-row>
        <table:table-row table:style-name="ro1">
          <table:table-cell table:formula="of:=+[.A243]+1" office:value-type="float" office:value="241">
            <text:p>241</text:p>
          </table:table-cell>
          <table:table-cell table:formula="of:=+[.$D$1]+[.A244]/250*([.$D$2]-[.$D$1])" office:value-type="float" office:value="7.16360130689725">
            <text:p>7.1636013069</text:p>
          </table:table-cell>
          <table:table-cell table:formula="of:=EXP([.B244])" office:value-type="float" office:value="1291.55384939029">
            <text:p>1292</text:p>
          </table:table-cell>
          <table:table-cell office:value-type="string">
            <text:p>, //</text:p>
          </table:table-cell>
          <table:table-cell table:formula="of:=+[.C244]/128" office:value-type="float" office:value="10.0902644483616">
            <text:p>10.0902644484</text:p>
          </table:table-cell>
          <table:table-cell table:number-columns-repeated="2"/>
        </table:table-row>
        <table:table-row table:style-name="ro1">
          <table:table-cell table:formula="of:=+[.A244]+1" office:value-type="float" office:value="242">
            <text:p>242</text:p>
          </table:table-cell>
          <table:table-cell table:formula="of:=+[.$D$1]+[.A245]/250*([.$D$2]-[.$D$1])" office:value-type="float" office:value="7.17319288798844">
            <text:p>7.173192888</text:p>
          </table:table-cell>
          <table:table-cell table:formula="of:=EXP([.B245])" office:value-type="float" office:value="1304.00149373526">
            <text:p>1304</text:p>
          </table:table-cell>
          <table:table-cell office:value-type="string">
            <text:p>, //</text:p>
          </table:table-cell>
          <table:table-cell table:formula="of:=+[.C245]/128" office:value-type="float" office:value="10.1875116698067">
            <text:p>10.1875116698</text:p>
          </table:table-cell>
          <table:table-cell table:number-columns-repeated="2"/>
        </table:table-row>
        <table:table-row table:style-name="ro1">
          <table:table-cell table:formula="of:=+[.A245]+1" office:value-type="float" office:value="243">
            <text:p>243</text:p>
          </table:table-cell>
          <table:table-cell table:formula="of:=+[.$D$1]+[.A246]/250*([.$D$2]-[.$D$1])" office:value-type="float" office:value="7.18278446907963">
            <text:p>7.1827844691</text:p>
          </table:table-cell>
          <table:table-cell table:formula="of:=EXP([.B246])" office:value-type="float" office:value="1316.56910508727">
            <text:p>1317</text:p>
          </table:table-cell>
          <table:table-cell office:value-type="string">
            <text:p>, //</text:p>
          </table:table-cell>
          <table:table-cell table:formula="of:=+[.C246]/128" office:value-type="float" office:value="10.2856961334943">
            <text:p>10.2856961335</text:p>
          </table:table-cell>
          <table:table-cell table:number-columns-repeated="2"/>
        </table:table-row>
        <table:table-row table:style-name="ro1">
          <table:table-cell table:formula="of:=+[.A246]+1" office:value-type="float" office:value="244">
            <text:p>244</text:p>
          </table:table-cell>
          <table:table-cell table:formula="of:=+[.$D$1]+[.A247]/250*([.$D$2]-[.$D$1])" office:value-type="float" office:value="7.19237605017083">
            <text:p>7.1923760502</text:p>
          </table:table-cell>
          <table:table-cell table:formula="of:=EXP([.B247])" office:value-type="float" office:value="1329.25783965566">
            <text:p>1329</text:p>
          </table:table-cell>
          <table:table-cell office:value-type="string">
            <text:p>, //</text:p>
          </table:table-cell>
          <table:table-cell table:formula="of:=+[.C247]/128" office:value-type="float" office:value="10.3848268723099">
            <text:p>10.3848268723</text:p>
          </table:table-cell>
          <table:table-cell table:number-columns-repeated="2"/>
        </table:table-row>
        <table:table-row table:style-name="ro1">
          <table:table-cell table:formula="of:=+[.A247]+1" office:value-type="float" office:value="245">
            <text:p>245</text:p>
          </table:table-cell>
          <table:table-cell table:formula="of:=+[.$D$1]+[.A248]/250*([.$D$2]-[.$D$1])" office:value-type="float" office:value="7.20196763126202">
            <text:p>7.2019676313</text:p>
          </table:table-cell>
          <table:table-cell table:formula="of:=EXP([.B248])" office:value-type="float" office:value="1342.06886479303">
            <text:p>1342</text:p>
          </table:table-cell>
          <table:table-cell office:value-type="string">
            <text:p>, //</text:p>
          </table:table-cell>
          <table:table-cell table:formula="of:=+[.C248]/128" office:value-type="float" office:value="10.4849130061955">
            <text:p>10.4849130062</text:p>
          </table:table-cell>
          <table:table-cell table:number-columns-repeated="2"/>
        </table:table-row>
        <table:table-row table:style-name="ro1">
          <table:table-cell table:formula="of:=+[.A248]+1" office:value-type="float" office:value="246">
            <text:p>246</text:p>
          </table:table-cell>
          <table:table-cell table:formula="of:=+[.$D$1]+[.A249]/250*([.$D$2]-[.$D$1])" office:value-type="float" office:value="7.21155921235321">
            <text:p>7.2115592124</text:p>
          </table:table-cell>
          <table:table-cell table:formula="of:=EXP([.B249])" office:value-type="float" office:value="1355.00335910257">
            <text:p>1355</text:p>
          </table:table-cell>
          <table:table-cell office:value-type="string">
            <text:p>, //</text:p>
          </table:table-cell>
          <table:table-cell table:formula="of:=+[.C249]/128" office:value-type="float" office:value="10.5859637429888">
            <text:p>10.585963743</text:p>
          </table:table-cell>
          <table:table-cell table:number-columns-repeated="2"/>
        </table:table-row>
        <table:table-row table:style-name="ro1">
          <table:table-cell table:formula="of:=+[.A249]+1" office:value-type="float" office:value="247">
            <text:p>247</text:p>
          </table:table-cell>
          <table:table-cell table:formula="of:=+[.$D$1]+[.A250]/250*([.$D$2]-[.$D$1])" office:value-type="float" office:value="7.22115079344441">
            <text:p>7.2211507934</text:p>
          </table:table-cell>
          <table:table-cell table:formula="of:=EXP([.B250])" office:value-type="float" office:value="1368.06251254655">
            <text:p>1368</text:p>
          </table:table-cell>
          <table:table-cell office:value-type="string">
            <text:p>, //</text:p>
          </table:table-cell>
          <table:table-cell table:formula="of:=+[.C250]/128" office:value-type="float" office:value="10.6879883792699">
            <text:p>10.6879883793</text:p>
          </table:table-cell>
          <table:table-cell table:number-columns-repeated="2"/>
        </table:table-row>
        <table:table-row table:style-name="ro1">
          <table:table-cell table:formula="of:=+[.A250]+1" office:value-type="float" office:value="248">
            <text:p>248</text:p>
          </table:table-cell>
          <table:table-cell table:formula="of:=+[.$D$1]+[.A251]/250*([.$D$2]-[.$D$1])" office:value-type="float" office:value="7.2307423745356">
            <text:p>7.2307423745</text:p>
          </table:table-cell>
          <table:table-cell table:formula="of:=EXP([.B251])" office:value-type="float" office:value="1381.24752655576">
            <text:p>1381</text:p>
          </table:table-cell>
          <table:table-cell office:value-type="string">
            <text:p>, //</text:p>
          </table:table-cell>
          <table:table-cell table:formula="of:=+[.C251]/128" office:value-type="float" office:value="10.7909963012169">
            <text:p>10.7909963012</text:p>
          </table:table-cell>
          <table:table-cell table:number-columns-repeated="2"/>
        </table:table-row>
        <table:table-row table:style-name="ro1">
          <table:table-cell table:formula="of:=+[.A251]+1" office:value-type="float" office:value="249">
            <text:p>249</text:p>
          </table:table-cell>
          <table:table-cell table:formula="of:=+[.$D$1]+[.A252]/250*([.$D$2]-[.$D$1])" office:value-type="float" office:value="7.24033395562679">
            <text:p>7.2403339556</text:p>
          </table:table-cell>
          <table:table-cell table:formula="of:=EXP([.B252])" office:value-type="float" office:value="1394.55961414008">
            <text:p>1395</text:p>
          </table:table-cell>
          <table:table-cell office:value-type="string">
            <text:p>, //</text:p>
          </table:table-cell>
          <table:table-cell table:formula="of:=+[.C252]/128" office:value-type="float" office:value="10.8949969854693">
            <text:p>10.8949969855</text:p>
          </table:table-cell>
          <table:table-cell table:number-columns-repeated="2"/>
        </table:table-row>
        <table:table-row table:style-name="ro1">
          <table:table-cell table:formula="of:=+[.A252]+1" office:value-type="float" office:value="250">
            <text:p>250</text:p>
          </table:table-cell>
          <table:table-cell table:formula="of:=+[.$D$1]+[.A253]/250*([.$D$2]-[.$D$1])" office:value-type="float" office:value="7.24992553671799">
            <text:p>7.2499255367</text:p>
          </table:table-cell>
          <table:table-cell table:formula="of:=EXP([.B253])" office:value-type="float" office:value="1408">
            <text:p>1408</text:p>
          </table:table-cell>
          <table:table-cell office:value-type="string">
            <text:p>, //</text:p>
          </table:table-cell>
          <table:table-cell table:formula="of:=+[.C253]/128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formula="of:=+[.A253]+1" office:value-type="float" office:value="251">
            <text:p>251</text:p>
          </table:table-cell>
          <table:table-cell table:formula="of:=+[.$D$1]+[.A254]/250*([.$D$2]-[.$D$1])" office:value-type="float" office:value="7.25951711780918">
            <text:p>7.2595171178</text:p>
          </table:table-cell>
          <table:table-cell table:formula="of:=EXP([.B254])" office:value-type="float" office:value="1421.56992063939">
            <text:p>1422</text:p>
          </table:table-cell>
          <table:table-cell office:value-type="string">
            <text:p>, //</text:p>
          </table:table-cell>
          <table:table-cell table:formula="of:=+[.C254]/128" office:value-type="float" office:value="11.1060150049952">
            <text:p>11.106015005</text:p>
          </table:table-cell>
          <table:table-cell table:number-columns-repeated="2"/>
        </table:table-row>
        <table:table-row table:style-name="ro1">
          <table:table-cell table:formula="of:=+[.A254]+1" office:value-type="float" office:value="252">
            <text:p>252</text:p>
          </table:table-cell>
          <table:table-cell table:formula="of:=+[.$D$1]+[.A255]/250*([.$D$2]-[.$D$1])" office:value-type="float" office:value="7.26910869890038">
            <text:p>7.2691086989</text:p>
          </table:table-cell>
          <table:table-cell table:formula="of:=EXP([.B255])" office:value-type="float" office:value="1435.27062447917">
            <text:p>1435</text:p>
          </table:table-cell>
          <table:table-cell office:value-type="string">
            <text:p>, //</text:p>
          </table:table-cell>
          <table:table-cell table:formula="of:=+[.C255]/128" office:value-type="float" office:value="11.2130517537435">
            <text:p>11.2130517537</text:p>
          </table:table-cell>
          <table:table-cell table:number-columns-repeated="2"/>
        </table:table-row>
        <table:table-row table:style-name="ro1">
          <table:table-cell table:formula="of:=+[.A255]+1" office:value-type="float" office:value="253">
            <text:p>253</text:p>
          </table:table-cell>
          <table:table-cell table:formula="of:=+[.$D$1]+[.A256]/250*([.$D$2]-[.$D$1])" office:value-type="float" office:value="7.27870027999157">
            <text:p>7.27870028</text:p>
          </table:table-cell>
          <table:table-cell table:formula="of:=EXP([.B256])" office:value-type="float" office:value="1449.10337197223">
            <text:p>1449</text:p>
          </table:table-cell>
          <table:table-cell office:value-type="string">
            <text:p>, //</text:p>
          </table:table-cell>
          <table:table-cell table:formula="of:=+[.C256]/128" office:value-type="float" office:value="11.321120093533">
            <text:p>11.3211200935</text:p>
          </table:table-cell>
          <table:table-cell table:number-columns-repeated="2"/>
        </table:table-row>
        <table:table-row table:style-name="ro1">
          <table:table-cell table:formula="of:=+[.A256]+1" office:value-type="float" office:value="254">
            <text:p>254</text:p>
          </table:table-cell>
          <table:table-cell table:formula="of:=+[.$D$1]+[.A257]/250*([.$D$2]-[.$D$1])" office:value-type="float" office:value="7.28829186108276">
            <text:p>7.2882918611</text:p>
          </table:table-cell>
          <table:table-cell table:formula="of:=EXP([.B257])" office:value-type="float" office:value="1463.06943571934">
            <text:p>1463</text:p>
          </table:table-cell>
          <table:table-cell office:value-type="string">
            <text:p>, //</text:p>
          </table:table-cell>
          <table:table-cell table:formula="of:=+[.C257]/128" office:value-type="float" office:value="11.4302299665573">
            <text:p>11.4302299666</text:p>
          </table:table-cell>
          <table:table-cell table:number-columns-repeated="2"/>
        </table:table-row>
        <table:table-row table:style-name="ro1">
          <table:table-cell table:formula="of:=+[.A257]+1" office:value-type="float" office:value="255">
            <text:p>255</text:p>
          </table:table-cell>
          <table:table-cell table:formula="of:=+[.$D$1]+[.A258]/250*([.$D$2]-[.$D$1])" office:value-type="float" office:value="7.29788344217396">
            <text:p>7.2978834422</text:p>
          </table:table-cell>
          <table:table-cell table:formula="of:=EXP([.B258])" office:value-type="float" office:value="1477.17010058626">
            <text:p>1477</text:p>
          </table:table-cell>
          <table:table-cell office:value-type="string">
            <text:p>, //</text:p>
          </table:table-cell>
          <table:table-cell table:formula="of:=+[.C258]/128" office:value-type="float" office:value="11.5403914108301">
            <text:p>11.5403914108</text:p>
          </table:table-cell>
          <table:table-cell table:number-columns-repeated="2"/>
        </table:table-row>
        <table:table-row table:style-name="ro1" table:number-rows-repeated="104831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3">11/23/2023</text:date>, <text:time>14:0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yne Wright</meta:initial-creator>
    <meta:creation-date>2023-11-13T02:02:02.17</meta:creation-date>
    <dc:date>2023-11-23T14:02:23.43</dc:date>
    <dc:creator>Wayne Wright</dc:creator>
    <meta:editing-duration>PT1H57M59S</meta:editing-duration>
    <meta:editing-cycles>3</meta:editing-cycles>
    <meta:generator>OpenOffice/4.1.8$Win32 OpenOffice.org_project/418m3$Build-9803</meta:generator>
    <meta:document-statistic meta:table-count="3" meta:cell-count="2568" meta:object-count="0"/>
  </office:meta>
</office:document-meta>
</file>